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81in"/>
    </style:style>
    <style:style style:name="co2" style:family="table-column">
      <style:table-column-properties fo:break-before="auto" style:column-width="3.05in"/>
    </style:style>
    <style:style style:name="co3" style:family="table-column">
      <style:table-column-properties fo:break-before="auto" style:column-width="5.5827in"/>
    </style:style>
    <style:style style:name="co4" style:family="table-column">
      <style:table-column-properties fo:break-before="auto" style:column-width="0.5681in"/>
    </style:style>
    <style:style style:name="co5"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352in" fo:break-before="auto" style:use-optimal-row-height="true"/>
    </style:style>
    <style:style style:name="ro3" style:family="table-row">
      <style:table-row-properties style:row-height="0.6839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8492in" fo:break-before="auto" style:use-optimal-row-height="true"/>
    </style:style>
    <style:style style:name="ro9" style:family="table-row">
      <style:table-row-properties style:row-height="1.1811in" fo:break-before="auto" style:use-optimal-row-height="true"/>
    </style:style>
    <style:style style:name="ro10" style:family="table-row">
      <style:table-row-properties style:row-height="1.0154in" fo:break-before="auto" style:use-optimal-row-height="true"/>
    </style:style>
    <style:style style:name="ro11" style:family="table-row">
      <style:table-row-properties style:row-height="1.5134in" fo:break-before="auto" style:use-optimal-row-height="true"/>
    </style:style>
    <style:style style:name="ro12" style:family="table-row">
      <style:table-row-properties style:row-height="1.575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data-style-name="N37"/>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US" fo:font-style="italic"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ce9" style:family="table-cell" style:parent-style-name="Default">
      <style:table-cell-properties fo:wrap-option="wrap"/>
      <style:text-properties fo:font-weight="bold" style:font-weight-asian="bold" style:font-weight-complex="bold"/>
    </style:style>
    <style:style style:name="ta_extref" style:family="table">
      <style:table-properties table:display="false"/>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7"/>
        <table:table-column table:style-name="co4" table:default-cell-style-name="Default"/>
        <table:table-column table:style-name="co5" table:number-columns-repeated="250" table:default-cell-style-name="Default"/>
        <table:table-row table:style-name="ro1">
          <table:table-cell office:value-type="string">
            <text:p>remembered</text:p>
          </table:table-cell>
          <table:table-cell office:value-type="string">
            <text:p>electrophysiology</text:p>
          </table:table-cell>
          <table:table-cell office:value-type="string">
            <text:p>the study of membrane potential</text:p>
          </table:table-cell>
          <table:table-cell table:style-name="ce2" table:number-columns-repeated="251"/>
        </table:table-row>
        <table:table-row table:style-name="ro2">
          <table:table-cell office:value-type="string">
            <text:p>remembered</text:p>
          </table:table-cell>
          <table:table-cell office:value-type="string">
            <text:p>neologism</text:p>
          </table:table-cell>
          <table:table-cell office:value-type="string">
            <text:p>a word which has been recently derived and not yet fully integrated into language (an up and commer)</text:p>
          </table:table-cell>
          <table:table-cell table:number-columns-repeated="251"/>
        </table:table-row>
        <table:table-row table:style-name="ro1">
          <table:table-cell office:value-type="string">
            <text:p>remembered</text:p>
          </table:table-cell>
          <table:table-cell office:value-type="string">
            <text:p>Hypoxia <text:s text:c="11"/></text:p>
          </table:table-cell>
          <table:table-cell office:value-type="string">
            <text:p>Oxygen deprivation</text:p>
          </table:table-cell>
          <table:table-cell table:number-columns-repeated="251"/>
        </table:table-row>
        <table:table-row table:style-name="ro2">
          <table:table-cell office:value-type="string">
            <text:p>remembered</text:p>
          </table:table-cell>
          <table:table-cell office:value-type="string">
            <text:p>rasterization</text:p>
          </table:table-cell>
          <table:table-cell office:value-type="string">
            <text:p>the conversion of a vector graphic (shapes) into a raster graphics (pixels). <text:s/>Note zooming lowers resolution in vector but not pixel graphics.</text:p>
          </table:table-cell>
          <table:table-cell table:number-columns-repeated="251"/>
        </table:table-row>
        <table:table-row table:style-name="ro2">
          <table:table-cell office:value-type="string">
            <text:p>remembered</text:p>
          </table:table-cell>
          <table:table-cell office:value-type="string">
            <text:p>ray tracing</text:p>
          </table:table-cell>
          <table:table-cell office:value-type="string">
            <text:p>a computational heavy visualization algorithm that imagines paths from the veiwers eye through a screen pixel by pixel to generate a photo-realistic image</text:p>
          </table:table-cell>
          <table:table-cell table:number-columns-repeated="251"/>
        </table:table-row>
        <table:table-row table:style-name="ro3">
          <table:table-cell/>
          <table:table-cell office:value-type="string">
            <text:p>Xenopus laevis (trait, uses 2)</text:p>
          </table:table-cell>
          <table:table-cell office:value-type="string">
            <text:p>African Clawed Frog – important model amphibian in biology (particularly genetics and electrophysiology) because of its large oocyte that can be injected and proded... also oocyte was first legit pregnancy test, bc it starts to develop when exposed to a pregnant woman's urine</text:p>
          </table:table-cell>
          <table:table-cell table:number-columns-repeated="251"/>
        </table:table-row>
        <table:table-row table:style-name="ro1">
          <table:table-cell office:value-type="string">
            <text:p>remembered</text:p>
          </table:table-cell>
          <table:table-cell office:value-type="string">
            <text:p>Histo pathology <text:s text:c="7"/></text:p>
          </table:table-cell>
          <table:table-cell office:value-type="string">
            <text:p>microscopic examination of tissues to study disease</text:p>
          </table:table-cell>
          <table:table-cell table:number-columns-repeated="251"/>
        </table:table-row>
        <table:table-row table:style-name="ro4">
          <table:table-cell/>
          <table:table-cell office:value-type="string">
            <text:p>P system <text:s text:c="7"/></text:p>
          </table:table-cell>
          <table:table-cell office:value-type="string">
            <text:p>membrane bound computing space containing finite chemicals, catalysts and randomly applied rules that dictate possible reactions and movement between membranes. <text:s/>The output of such a system is chemicals present outside the outermost membrane</text:p>
          </table:table-cell>
          <table:table-cell table:number-columns-repeated="251"/>
        </table:table-row>
        <table:table-row table:style-name="ro5">
          <table:table-cell/>
          <table:table-cell office:value-type="string">
            <text:p>dictionary attack</text:p>
          </table:table-cell>
          <table:table-cell table:style-name="ce4" office:value-type="string">
            <text:p>trying passwords found in a dictionary (perhaps with slight modification. </text:p>
          </table:table-cell>
          <table:table-cell table:number-columns-repeated="251"/>
        </table:table-row>
        <table:table-row table:style-name="ro1">
          <table:table-cell office:value-type="string">
            <text:p>remembered</text:p>
          </table:table-cell>
          <table:table-cell office:value-type="string">
            <text:p>Naturalistic <text:s text:c="7"/></text:p>
          </table:table-cell>
          <table:table-cell office:value-type="string">
            <text:p>that which simulated nature</text:p>
          </table:table-cell>
          <table:table-cell table:number-columns-repeated="251"/>
        </table:table-row>
        <table:table-row table:style-name="ro1">
          <table:table-cell office:value-type="string">
            <text:p>remembered</text:p>
          </table:table-cell>
          <table:table-cell office:value-type="string">
            <text:p>Angiogenesis <text:s text:c="7"/></text:p>
          </table:table-cell>
          <table:table-cell office:value-type="string">
            <text:p>formation of blood vessles necessary for natural healing processess and tumerogenisis</text:p>
          </table:table-cell>
          <table:table-cell table:number-columns-repeated="251"/>
        </table:table-row>
        <table:table-row table:style-name="ro1">
          <table:table-cell/>
          <table:table-cell office:value-type="string">
            <text:p>cytokeratin network</text:p>
          </table:table-cell>
          <table:table-cell office:value-type="string">
            <text:p>keratin mesh that extends from the nuclear wall to the cell wall</text:p>
          </table:table-cell>
          <table:table-cell table:number-columns-repeated="251"/>
        </table:table-row>
        <table:table-row table:style-name="ro6">
          <table:table-cell/>
          <table:table-cell table:style-name="ce2" office:value-type="string">
            <text:p>mRNA to siRNA</text:p>
          </table:table-cell>
          <table:table-cell table:style-name="ce8" office:value-type="string">
            <text:p>mRNAs that form duplex RNA structures within themselves, or with other antisense RNAs or pseudogenes, may be processed into endogenous siRNAs <text:a xlink:href="http://www.ploscompbiol.org.ezproxy.galter.northwestern.edu/article/info%3Adoi%2F10.1371%2Fjournal.pcbi.1000176#pcbi.1000176-Tam1">[66]</text:a>–<text:a xlink:href="http://www.ploscompbiol.org.ezproxy.galter.northwestern.edu/article/info%3Adoi%2F10.1371%2Fjournal.pcbi.1000176#pcbi.1000176-Watanabe1">[68]</text:a>.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1">
          <table:table-cell office:value-type="string">
            <text:p>remembered</text:p>
          </table:table-cell>
          <table:table-cell office:value-type="string">
            <text:p>genetic programming tree</text:p>
          </table:table-cell>
          <table:table-cell office:value-type="string">
            <text:p>the relationship between mutant/recombined forms of the code, its 'evolutionary' tree</text:p>
          </table:table-cell>
          <table:table-cell table:number-columns-repeated="251"/>
        </table:table-row>
        <table:table-row table:style-name="ro1">
          <table:table-cell office:value-type="string">
            <text:p>remembered</text:p>
          </table:table-cell>
          <table:table-cell office:value-type="string">
            <text:p>oocyte development</text:p>
          </table:table-cell>
          <table:table-cell office:value-type="string">
            <text:p>the development of the female gamate (egg)</text:p>
          </table:table-cell>
          <table:table-cell table:number-columns-repeated="251"/>
        </table:table-row>
        <table:table-row table:style-name="ro1">
          <table:table-cell office:value-type="string">
            <text:p>remembered</text:p>
          </table:table-cell>
          <table:table-cell office:value-type="string">
            <text:p>oogenesis</text:p>
          </table:table-cell>
          <table:table-cell office:value-type="string">
            <text:p>creation of an egg</text:p>
          </table:table-cell>
          <table:table-cell table:number-columns-repeated="251"/>
        </table:table-row>
        <table:table-row table:style-name="ro6">
          <table:table-cell/>
          <table:table-cell office:value-type="string">
            <text:p>3' UTR fuction</text:p>
          </table:table-cell>
          <table:table-cell table:style-name="ce4" office:value-type="string">
            <text:p>some 3′UTRs can regulate cell proliferation and differentiation in mammals, independently of their associated protein-coding sequences <text:a xlink:href="http://www.ploscompbiol.org.ezproxy.galter.northwestern.edu/article/info%3Adoi%2F10.1371%2Fjournal.pcbi.1000176#pcbi.1000176-Rastinejad1">[57]</text:a>–<text:a xlink:href="http://www.ploscompbiol.org.ezproxy.galter.northwestern.edu/article/info%3Adoi%2F10.1371%2Fjournal.pcbi.1000176#pcbi.1000176-Amack1">[62]</text:a>.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1">
          <table:table-cell/>
          <table:table-cell office:value-type="string">
            <text:p>bifunctional RNA</text:p>
          </table:table-cell>
          <table:table-cell office:value-type="string">
            <text:p>rna which acts as ncRNA through transcript regualtion and mRNA by making a protein</text:p>
          </table:table-cell>
          <table:table-cell table:number-columns-repeated="251"/>
        </table:table-row>
        <table:table-row table:style-name="ro1">
          <table:table-cell office:value-type="string">
            <text:p>remembered</text:p>
          </table:table-cell>
          <table:table-cell office:value-type="string">
            <text:p>kinetics</text:p>
          </table:table-cell>
          <table:table-cell office:value-type="string">
            <text:p>the study of chemical reaction rates</text:p>
          </table:table-cell>
          <table:table-cell table:number-columns-repeated="251"/>
        </table:table-row>
        <table:table-row table:style-name="ro1">
          <table:table-cell office:value-type="string">
            <text:p>remembered</text:p>
          </table:table-cell>
          <table:table-cell office:value-type="string">
            <text:p>Sensitivity Analysis</text:p>
          </table:table-cell>
          <table:table-cell office:value-type="string">
            <text:p>attributing uncertainty proportionatily to input sources</text:p>
          </table:table-cell>
          <table:table-cell table:number-columns-repeated="251"/>
        </table:table-row>
        <table:table-row table:style-name="ro2">
          <table:table-cell office:value-type="string">
            <text:p>remembered</text:p>
          </table:table-cell>
          <table:table-cell office:value-type="string">
            <text:p>tiling arrays</text:p>
          </table:table-cell>
          <table:table-cell office:value-type="string">
            <text:p>overlapping DNA probes provide higher resolution and greater reproducibility than chips without overlap</text:p>
          </table:table-cell>
          <table:table-cell table:number-columns-repeated="251"/>
        </table:table-row>
        <table:table-row table:style-name="ro2">
          <table:table-cell office:value-type="string">
            <text:p>remembered</text:p>
          </table:table-cell>
          <table:table-cell office:value-type="string">
            <text:p>gene cluster</text:p>
          </table:table-cell>
          <table:table-cell office:value-type="string">
            <text:p>a grouping of 2 or more very similar or homologous genes, for example 5 beta globulin genes in human can be used to trace ancestory</text:p>
          </table:table-cell>
          <table:table-cell table:number-columns-repeated="251"/>
        </table:table-row>
        <table:table-row table:style-name="ro2">
          <table:table-cell office:value-type="string">
            <text:p>remembered</text:p>
          </table:table-cell>
          <table:table-cell office:value-type="string">
            <text:p>Catalan numbers</text:p>
          </table:table-cell>
          <table:table-cell office:value-type="string">
            <text:p>numbers of the form 1/(n+1) * C(2n, n) <text:s/>- or - <text:s/>2n! / ( (n+1)! * (n)! ) <text:s/>represents the possible arrangements of parentases (ie. “()(())” )</text:p>
          </table:table-cell>
          <table:table-cell table:number-columns-repeated="251"/>
        </table:table-row>
        <table:table-row table:style-name="ro1">
          <table:table-cell office:value-type="string">
            <text:p>remembered</text:p>
          </table:table-cell>
          <table:table-cell office:value-type="string">
            <text:p>biomimetic sythesis</text:p>
          </table:table-cell>
          <table:table-cell office:value-type="string">
            <text:p>an artificial chemical synthesis inspired by a chemistry observered in biology</text:p>
          </table:table-cell>
          <table:table-cell table:number-columns-repeated="251"/>
        </table:table-row>
        <table:table-row table:style-name="ro1">
          <table:table-cell/>
          <table:table-cell office:value-type="string">
            <text:p>H-Invitational consortium (date?)</text:p>
          </table:table-cell>
          <table:table-cell office:value-type="string">
            <text:p>2007 work to describe human transcriptome</text:p>
          </table:table-cell>
          <table:table-cell table:number-columns-repeated="251"/>
        </table:table-row>
        <table:table-row table:style-name="ro2">
          <table:table-cell office:value-type="string">
            <text:p>remembered</text:p>
          </table:table-cell>
          <table:table-cell office:value-type="string">
            <text:p>ontology</text:p>
          </table:table-cell>
          <table:table-cell office:value-type="string">
            <text:p>a formal representation of a set of concepts in a domain (like a langaguage or visualization)</text:p>
          </table:table-cell>
          <table:table-cell table:number-columns-repeated="251"/>
        </table:table-row>
        <table:table-row table:style-name="ro2">
          <table:table-cell/>
          <table:table-cell office:value-type="string">
            <text:p>psuedoautosomal regions</text:p>
          </table:table-cell>
          <table:table-cell office:value-type="string">
            <text:p>genes present on both x and y chromosome (29 in humans) that are inhereted as in ordinary chromosomes (including recombination)</text:p>
          </table:table-cell>
          <table:table-cell table:number-columns-repeated="251"/>
        </table:table-row>
        <table:table-row table:style-name="ro1">
          <table:table-cell office:value-type="string">
            <text:p>remembered</text:p>
          </table:table-cell>
          <table:table-cell office:value-type="string">
            <text:p>American Science and Surplus</text:p>
          </table:table-cell>
          <table:table-cell office:value-type="string">
            <text:p>Novelty science supply store at 5316 N Milwaukee Ave</text:p>
          </table:table-cell>
          <table:table-cell table:number-columns-repeated="251"/>
        </table:table-row>
        <table:table-row table:style-name="ro1">
          <table:table-cell office:value-type="string">
            <text:p>remembered</text:p>
          </table:table-cell>
          <table:table-cell office:value-type="string">
            <text:p>evolutionary computation</text:p>
          </table:table-cell>
          <table:table-cell office:value-type="string">
            <text:p>using genetic approaches to optimize algorithms</text:p>
          </table:table-cell>
          <table:table-cell table:number-columns-repeated="251"/>
        </table:table-row>
        <table:table-row table:style-name="ro1">
          <table:table-cell office:value-type="string">
            <text:p>remembered</text:p>
          </table:table-cell>
          <table:table-cell office:value-type="string">
            <text:p>git</text:p>
          </table:table-cell>
          <table:table-cell office:value-type="string">
            <text:p>distributed revision control system from linus torvalds</text:p>
          </table:table-cell>
          <table:table-cell table:number-columns-repeated="251"/>
        </table:table-row>
        <table:table-row table:style-name="ro2">
          <table:table-cell office:value-type="string">
            <text:p>remembered</text:p>
          </table:table-cell>
          <table:table-cell office:value-type="string">
            <text:p>Content Delivery Network</text:p>
          </table:table-cell>
          <table:table-cell office:value-type="string">
            <text:p>Near end user servers that deliver content quickly and with minimal use of the internet backbone.</text:p>
          </table:table-cell>
          <table:table-cell table:number-columns-repeated="251"/>
        </table:table-row>
        <table:table-row table:style-name="ro1">
          <table:table-cell/>
          <table:table-cell office:value-type="string">
            <text:p>transcriptional enhancement</text:p>
          </table:table-cell>
          <table:table-cell office:value-type="string">
            <text:p>increased rates of transcription at a site</text:p>
          </table:table-cell>
          <table:table-cell table:number-columns-repeated="251"/>
        </table:table-row>
        <table:table-row table:style-name="ro1">
          <table:table-cell/>
          <table:table-cell office:value-type="string">
            <text:p>GATA1</text:p>
          </table:table-cell>
          <table:table-cell office:value-type="string">
            <text:p>a transcription factor which enhances GATA linked sequences by up to 100 fold</text:p>
          </table:table-cell>
          <table:table-cell table:number-columns-repeated="251"/>
        </table:table-row>
        <table:table-row table:style-name="ro1">
          <table:table-cell office:value-type="string">
            <text:p>remembered</text:p>
          </table:table-cell>
          <table:table-cell office:value-type="string">
            <text:p>Akami, Limelight, CDNetwork</text:p>
          </table:table-cell>
          <table:table-cell office:value-type="string">
            <text:p>top three content delivery networks</text:p>
          </table:table-cell>
          <table:table-cell table:number-columns-repeated="251"/>
        </table:table-row>
        <table:table-row table:style-name="ro2">
          <table:table-cell office:value-type="string">
            <text:p>remembered</text:p>
          </table:table-cell>
          <table:table-cell office:value-type="string">
            <text:p>bowlderize</text:p>
          </table:table-cell>
          <table:table-cell office:value-type="string">
            <text:p>to censure – named for a Dr. Bowlder who rewrote shakespeare to make it appropriate for women and children</text:p>
          </table:table-cell>
          <table:table-cell table:number-columns-repeated="251"/>
        </table:table-row>
        <table:table-row table:style-name="ro2">
          <table:table-cell office:value-type="string">
            <text:p>remembered</text:p>
          </table:table-cell>
          <table:table-cell office:value-type="string">
            <text:p>heterochromatinization</text:p>
          </table:table-cell>
          <table:table-cell office:value-type="string">
            <text:p>the conversion of DNA from euchromatin (loose DNA) to heterochromatin (tightly packed DNA)</text:p>
          </table:table-cell>
          <table:table-cell table:number-columns-repeated="251"/>
        </table:table-row>
        <table:table-row table:style-name="ro2">
          <table:table-cell office:value-type="string">
            <text:p>remembered</text:p>
          </table:table-cell>
          <table:table-cell office:value-type="string">
            <text:p>ncRNA median length (nt)</text:p>
          </table:table-cell>
          <table:table-cell office:value-type="string">
            <text:p>&gt;200 nt <text:a xlink:href="http://www.ploscompbiol.org.ezproxy.galter.northwestern.edu/article/info%3Adoi%2F10.1371%2Fjournal.pcbi.1000176#pcbi.1000176-Kapranov3">http://www.ploscompbiol.org.ezproxy.galter.northwestern.edu/article/info%3Adoi%2F10.1371%2Fjournal.pcbi.1000176#pcbi.1000176-Kapranov3</text:a></text:p>
          </table:table-cell>
          <table:table-cell table:number-columns-repeated="251"/>
        </table:table-row>
        <table:table-row table:style-name="ro1">
          <table:table-cell office:value-type="string">
            <text:p>remembered</text:p>
          </table:table-cell>
          <table:table-cell office:value-type="string">
            <text:p>ORF</text:p>
          </table:table-cell>
          <table:table-cell office:value-type="string">
            <text:p>open reading frame in mRNA</text:p>
          </table:table-cell>
          <table:table-cell table:number-columns-repeated="251"/>
        </table:table-row>
        <table:table-row table:style-name="ro1">
          <table:table-cell/>
          <table:table-cell office:value-type="string">
            <text:p>site directed recombination</text:p>
          </table:table-cell>
          <table:table-cell office:value-type="string">
            <text:p>the insertion of sequence to a particular region</text:p>
          </table:table-cell>
          <table:table-cell table:number-columns-repeated="251"/>
        </table:table-row>
        <table:table-row table:style-name="ro2">
          <table:table-cell office:value-type="string">
            <text:p>remembered</text:p>
          </table:table-cell>
          <table:table-cell office:value-type="string">
            <text:p>Alu Burst (MYA?)</text:p>
          </table:table-cell>
          <table:table-cell office:value-type="string">
            <text:p>A theory that a major round of Alu element associated segmental duplication occurred 40 million years ago <text:a xlink:href="http://genome.cshlp.org/content/18/12/1865.full">http://genome.cshlp.org/content/18/12/1865.full</text:a></text:p>
          </table:table-cell>
          <table:table-cell table:number-columns-repeated="251"/>
        </table:table-row>
        <table:table-row table:style-name="ro1">
          <table:table-cell/>
          <table:table-cell office:value-type="string">
            <text:p>partial conversions</text:p>
          </table:table-cell>
          <table:table-cell office:value-type="string">
            <text:p>Mods that add something to a previous game</text:p>
          </table:table-cell>
          <table:table-cell table:number-columns-repeated="251"/>
        </table:table-row>
        <table:table-row table:style-name="ro2">
          <table:table-cell office:value-type="string">
            <text:p>remembered</text:p>
          </table:table-cell>
          <table:table-cell office:value-type="string">
            <text:p>membrane computing</text:p>
          </table:table-cell>
          <table:table-cell office:value-type="string">
            <text:p>a set of membranes that bound operations and may be organized hierachically or as a network and so on</text:p>
          </table:table-cell>
          <table:table-cell table:number-columns-repeated="251"/>
        </table:table-row>
        <table:table-row table:style-name="ro1">
          <table:table-cell/>
          <table:table-cell office:value-type="string">
            <text:p>CNVs</text:p>
          </table:table-cell>
          <table:table-cell office:value-type="string">
            <text:p>copy number variants</text:p>
          </table:table-cell>
          <table:table-cell table:number-columns-repeated="251"/>
        </table:table-row>
        <table:table-row table:style-name="ro1">
          <table:table-cell office:value-type="string">
            <text:p>remembered</text:p>
          </table:table-cell>
          <table:table-cell office:value-type="string">
            <text:p>spiking neural P systems</text:p>
          </table:table-cell>
          <table:table-cell office:value-type="string">
            <text:p>a computational device which bridges spiking neural nets and membrane computing</text:p>
          </table:table-cell>
          <table:table-cell table:number-columns-repeated="251"/>
        </table:table-row>
        <table:table-row table:style-name="ro2">
          <table:table-cell office:value-type="string">
            <text:p>remembered</text:p>
          </table:table-cell>
          <table:table-cell office:value-type="string">
            <text:p>spiking neural network</text:p>
          </table:table-cell>
          <table:table-cell office:value-type="string">
            <text:p>a neural network model that incorporates neronal state, synaptic state, and membrane potential</text:p>
          </table:table-cell>
          <table:table-cell table:number-columns-repeated="251"/>
        </table:table-row>
        <table:table-row table:style-name="ro1">
          <table:table-cell office:value-type="string">
            <text:p>remembered</text:p>
          </table:table-cell>
          <table:table-cell office:value-type="string">
            <text:p>RAID 0</text:p>
          </table:table-cell>
          <table:table-cell office:value-type="string">
            <text:p>(striped disks) Data distributed across several disks for faster recall</text:p>
          </table:table-cell>
          <table:table-cell table:number-columns-repeated="251"/>
        </table:table-row>
        <table:table-row table:style-name="ro1">
          <table:table-cell office:value-type="string">
            <text:p>remembered</text:p>
          </table:table-cell>
          <table:table-cell office:value-type="string">
            <text:p>RAID</text:p>
          </table:table-cell>
          <table:table-cell office:value-type="string">
            <text:p>Redundant Array of Independent Disks</text:p>
          </table:table-cell>
          <table:table-cell table:number-columns-repeated="251"/>
        </table:table-row>
        <table:table-row table:style-name="ro4">
          <table:table-cell/>
          <table:table-cell office:value-type="string">
            <text:p>nc by experiment</text:p>
          </table:table-cell>
          <table:table-cell office:value-type="string">
            <text:p>looked at in vitro translation of ORFs as evidence of mRNA, but is subject to spurious translation and false negaives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1">
          <table:table-cell office:value-type="string">
            <text:p>remembered</text:p>
          </table:table-cell>
          <table:table-cell office:value-type="string">
            <text:p>RAID 6</text:p>
          </table:table-cell>
          <table:table-cell office:value-type="string">
            <text:p>(less common) can recover from the loss of two disks.</text:p>
          </table:table-cell>
          <table:table-cell table:number-columns-repeated="251"/>
        </table:table-row>
        <table:table-row table:style-name="ro2">
          <table:table-cell office:value-type="string">
            <text:p>remembered</text:p>
          </table:table-cell>
          <table:table-cell office:value-type="string">
            <text:p>RAID 5</text:p>
          </table:table-cell>
          <table:table-cell office:value-type="string">
            <text:p>(striped disks with parity) combines three or more disks in a way that protects data against loss of any one disk</text:p>
          </table:table-cell>
          <table:table-cell table:number-columns-repeated="251"/>
        </table:table-row>
        <table:table-row table:style-name="ro3">
          <table:table-cell/>
          <table:table-cell office:value-type="string">
            <text:p>nc contamination</text:p>
          </table:table-cell>
          <table:table-cell office:value-type="string">
            <text:p>can be caused by partial transcription and contamination FANTOM3 required that 3' and 5' ends be stringently sequenced, but that would bias against long ncRNA which cannot be reliably sequenced in one shot.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4">
          <table:table-cell/>
          <table:table-cell office:value-type="string">
            <text:p>ORF conservation</text:p>
          </table:table-cell>
          <table:table-cell office:value-type="string">
            <text:p>mRNA should have more ORF conservation than ncRNA and especially favor mutations which do not modify the aa programmed, exeptions and programs exist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3">
          <table:table-cell/>
          <table:table-cell office:value-type="string">
            <text:p>Nc structural conservation</text:p>
          </table:table-cell>
          <table:table-cell office:value-type="string">
            <text:p>ncRNA have been determined by programs that search for conservation of secondary structure, however mRNA have also been known to have secondary structure (esp in 3' UTR)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2">
          <table:table-cell/>
          <table:table-cell office:value-type="string">
            <text:p>nc v mRNA programs</text:p>
          </table:table-cell>
          <table:table-cell office:value-type="string">
            <text:p>CRITICA is tops now, CPC and CONC based on genetic algorithms show promise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3">
          <table:table-cell/>
          <table:table-cell office:value-type="string">
            <text:p>ORF cutoffs</text:p>
          </table:table-cell>
          <table:table-cell office:value-type="string">
            <text:p>used to distinguish ncRNAs from mRNA the ORF minimum was set to 300 nt in phantom, will misclasify in both directions at any setting, but is not a bad approximater http://www.ploscompbiol.org.ezproxy.galter.northwestern.edu/article/info%3Adoi%2F10.1371%2Fjournal.pcbi.1000176</text:p>
          </table:table-cell>
          <table:table-cell table:number-columns-repeated="251"/>
        </table:table-row>
        <table:table-row table:style-name="ro2">
          <table:table-cell/>
          <table:table-cell office:value-type="string">
            <text:p>pathogen corruption</text:p>
          </table:table-cell>
          <table:table-cell office:value-type="string">
            <text:p><text:s/>pathogens degrade the quality of a protein or pathway by some mechanism (? what mechanism)</text:p>
          </table:table-cell>
          <table:table-cell table:number-columns-repeated="251"/>
        </table:table-row>
        <table:table-row table:style-name="ro1">
          <table:table-cell/>
          <table:table-cell table:style-name="ce4" office:value-type="string">
            <text:p>from __future__ import braces </text:p>
          </table:table-cell>
          <table:table-cell office:value-type="string">
            <text:p>an easter egg in python that will raise the 'not a chance' error</text:p>
          </table:table-cell>
          <table:table-cell table:number-columns-repeated="251"/>
        </table:table-row>
        <table:table-row table:style-name="ro2">
          <table:table-cell table:style-name="ce1"/>
          <table:table-cell table:style-name="ce2" office:value-type="string">
            <text:p>Retrotransposons (%?)</text:p>
          </table:table-cell>
          <table:table-cell table:style-name="ce9" office:value-type="string">
            <text:p>transposons that become RNA then re-enter the genome through reverse thranscription. <text:s/>Are responsible for 48% of the human genome.</text:p>
          </table:table-cell>
          <table:table-cell table:number-columns-repeated="251"/>
        </table:table-row>
        <table:table-row table:style-name="ro4">
          <table:table-cell/>
          <table:table-cell office:value-type="string">
            <text:p>PGP signing</text:p>
          </table:table-cell>
          <table:table-cell office:value-type="string">
            <text:p>Pretty good privacy is an encryption method and signing veries the identity of a user from another user, signing parties are real life meetings in which participants verify eachother and exchange cryptographic hashes so as to sign for them later.</text:p>
          </table:table-cell>
          <table:table-cell table:number-columns-repeated="251"/>
        </table:table-row>
        <table:table-row table:style-name="ro1">
          <table:table-cell/>
          <table:table-cell office:value-type="string">
            <text:p>Psystar</text:p>
          </table:table-cell>
          <table:table-cell office:value-type="string">
            <text:p>A company offering generic mac clones that is under legal pressure from macintosh</text:p>
          </table:table-cell>
          <table:table-cell table:number-columns-repeated="251"/>
        </table:table-row>
        <table:table-row table:style-name="ro1">
          <table:table-cell/>
          <table:table-cell office:value-type="string">
            <text:p>full converstions</text:p>
          </table:table-cell>
          <table:table-cell office:value-type="string">
            <text:p>Mods that create an entirely new game</text:p>
          </table:table-cell>
          <table:table-cell table:number-columns-repeated="251"/>
        </table:table-row>
        <table:table-row table:style-name="ro1">
          <table:table-cell/>
          <table:table-cell office:value-type="string">
            <text:p>RAID 10</text:p>
          </table:table-cell>
          <table:table-cell office:value-type="string">
            <text:p>(or 1+0) uses both striping and mirroring.</text:p>
          </table:table-cell>
          <table:table-cell table:number-columns-repeated="251"/>
        </table:table-row>
        <table:table-row table:style-name="ro1">
          <table:table-cell/>
          <table:table-cell office:value-type="string">
            <text:p>Mod</text:p>
          </table:table-cell>
          <table:table-cell office:value-type="string">
            <text:p>A game modification</text:p>
          </table:table-cell>
          <table:table-cell table:number-columns-repeated="251"/>
        </table:table-row>
        <table:table-row table:style-name="ro2">
          <table:table-cell/>
          <table:table-cell office:value-type="string">
            <text:p>RAID 1</text:p>
          </table:table-cell>
          <table:table-cell office:value-type="string">
            <text:p>(mirrored disks) a backup solution, using two (possibly more) disks that each store the same data so that data is not lost as long as one disk survives</text:p>
          </table:table-cell>
          <table:table-cell table:number-columns-repeated="251"/>
        </table:table-row>
        <table:table-row table:style-name="ro1">
          <table:table-cell/>
          <table:table-cell office:value-type="string">
            <text:p>vanilla [game name]</text:p>
          </table:table-cell>
          <table:table-cell office:value-type="string">
            <text:p>the premodified version, if it is less popular than the mod</text:p>
          </table:table-cell>
          <table:table-cell table:number-columns-repeated="251"/>
        </table:table-row>
        <table:table-row table:style-name="ro2">
          <table:table-cell/>
          <table:table-cell office:value-type="string">
            <text:p>competative exclusion <text:s text:c="3"/></text:p>
          </table:table-cell>
          <table:table-cell office:value-type="string">
            <text:p>a theory that two organisms cannot occupy the same nitche, however plankton and others seems to violate this principal making it poorly predictive</text:p>
          </table:table-cell>
          <table:table-cell table:number-columns-repeated="251"/>
        </table:table-row>
        <table:table-row table:style-name="ro1">
          <table:table-cell/>
          <table:table-cell office:value-type="string">
            <text:p>Mediator Complex <text:s text:c="3"/></text:p>
          </table:table-cell>
          <table:table-cell office:value-type="string">
            <text:p>joins polymerase II to regulation factors and has many conformation states</text:p>
          </table:table-cell>
          <table:table-cell table:number-columns-repeated="251"/>
        </table:table-row>
        <table:table-row table:style-name="ro5">
          <table:table-cell/>
          <table:table-cell office:value-type="string">
            <text:p>Sugar (update?)</text:p>
          </table:table-cell>
          <table:table-cell table:style-name="ce4" office:value-type="string">
            <text:p>OLPC's now defunct custom OS (they are going windows)</text:p>
          </table:table-cell>
          <table:table-cell table:number-columns-repeated="251"/>
        </table:table-row>
        <table:table-row table:style-name="ro5">
          <table:table-cell/>
          <table:table-cell office:value-type="string">
            <text:p>Spookfish (trait, habitat?)</text:p>
          </table:table-cell>
          <table:table-cell table:style-name="ce4" office:value-type="string">
            <text:p><text:s/>first vertebrate found with mirror focused eyes - useful for its life 1000 m under the sea</text:p>
          </table:table-cell>
          <table:table-cell table:number-columns-repeated="251"/>
        </table:table-row>
        <table:table-row table:style-name="ro4">
          <table:table-cell/>
          <table:table-cell office:value-type="string">
            <text:p>Oskar RNA (species, function)</text:p>
          </table:table-cell>
          <table:table-cell office:value-type="string">
            <text:p>bifunctional Drosphilia RNA whose proteins participate in oocyte development also has a 3' UTR responsible for oogenesis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2">
          <table:table-cell/>
          <table:table-cell office:value-type="string">
            <text:p>Ras <text:s text:c="11"/></text:p>
          </table:table-cell>
          <table:table-cell office:value-type="string">
            <text:p>Really Annotated Shit - A [family of] protein involved in signal transduction that leads to cancer when mutated.</text:p>
          </table:table-cell>
          <table:table-cell table:number-columns-repeated="251"/>
        </table:table-row>
        <table:table-row table:style-name="ro2">
          <table:table-cell/>
          <table:table-cell office:value-type="string">
            <text:p>Quasispecies (inventors)</text:p>
          </table:table-cell>
          <table:table-cell office:value-type="string">
            <text:p>A mathematical model of a species as a cloud with high variation (for viruses, or individual genes) by Eigen and Schuster</text:p>
          </table:table-cell>
          <table:table-cell table:number-columns-repeated="251"/>
        </table:table-row>
        <table:table-row table:style-name="ro1">
          <table:table-cell/>
          <table:table-cell office:value-type="string">
            <text:p>Myocardium <text:s text:c="7"/></text:p>
          </table:table-cell>
          <table:table-cell office:value-type="string">
            <text:p>middle layer of muscle in the heart wall</text:p>
          </table:table-cell>
          <table:table-cell table:number-columns-repeated="251"/>
        </table:table-row>
        <table:table-row table:style-name="ro1">
          <table:table-cell/>
          <table:table-cell office:value-type="string">
            <text:p>pipeline</text:p>
          </table:table-cell>
          <table:table-cell office:value-type="string">
            <text:p>a set of processes which act as one another's inputs and outputs</text:p>
          </table:table-cell>
          <table:table-cell table:number-columns-repeated="251"/>
        </table:table-row>
        <table:table-row table:style-name="ro2">
          <table:table-cell/>
          <table:table-cell office:value-type="string">
            <text:p>ALU elements (length, #, %)</text:p>
          </table:table-cell>
          <table:table-cell office:value-type="string">
            <text:p>a large family of mobile SINES in humans, about 300 nt with 1 million copies they comprise 10% of the human genome</text:p>
          </table:table-cell>
          <table:table-cell table:number-columns-repeated="251"/>
        </table:table-row>
        <table:table-row table:style-name="ro5">
          <table:table-cell/>
          <table:table-cell office:value-type="string">
            <text:p>ZD Net</text:p>
          </table:table-cell>
          <table:table-cell table:style-name="ce4" office:value-type="string">
            <text:p>Ziff-DavisNetwork – first online information service from a print publishing company</text:p>
          </table:table-cell>
          <table:table-cell table:number-columns-repeated="251"/>
        </table:table-row>
        <table:table-row table:style-name="ro5">
          <table:table-cell/>
          <table:table-cell office:value-type="string">
            <text:p>R Language (competitors – 2?)</text:p>
          </table:table-cell>
          <table:table-cell table:style-name="ce4" office:value-type="string">
            <text:p>An opensource competitor to SAS and Stata</text:p>
          </table:table-cell>
          <table:table-cell table:number-columns-repeated="251"/>
        </table:table-row>
        <table:table-row table:style-name="ro1">
          <table:table-cell/>
          <table:table-cell office:value-type="string">
            <text:p>grok (author?)</text:p>
          </table:table-cell>
          <table:table-cell office:value-type="string">
            <text:p>Heinlen's neologims meaning to understand completely</text:p>
          </table:table-cell>
          <table:table-cell table:number-columns-repeated="251"/>
        </table:table-row>
        <table:table-row table:style-name="ro1">
          <table:table-cell/>
          <table:table-cell office:value-type="string">
            <text:p>groklaw</text:p>
          </table:table-cell>
          <table:table-cell office:value-type="string">
            <text:p>blog/website for lawyers and geeks to saloon about open source issues, etc</text:p>
          </table:table-cell>
          <table:table-cell table:number-columns-repeated="251"/>
        </table:table-row>
        <table:table-row table:style-name="ro2">
          <table:table-cell/>
          <table:table-cell office:value-type="string">
            <text:p>Retrotransposon Inversions <text:s text:c="3"/></text:p>
          </table:table-cell>
          <table:table-cell office:value-type="string">
            <text:p>Line and Alu elements make up 44% of the 252 known inversion loci that differentiate us from apes (33% might be expected by chance)</text:p>
          </table:table-cell>
          <table:table-cell table:number-columns-repeated="251"/>
        </table:table-row>
        <table:table-row table:style-name="ro2">
          <table:table-cell/>
          <table:table-cell table:style-name="ce2" office:value-type="string">
            <text:p>processed psuedogene</text:p>
          </table:table-cell>
          <table:table-cell table:style-name="ce9" office:value-type="string">
            <text:p>a pseudogene which has reinserted into the genome after being processed as an mRNA</text:p>
          </table:table-cell>
          <table:table-cell table:number-columns-repeated="251"/>
        </table:table-row>
        <table:table-row table:style-name="ro2">
          <table:table-cell/>
          <table:table-cell office:value-type="string">
            <text:p>FANTOM consortium (year)</text:p>
          </table:table-cell>
          <table:table-cell office:value-type="string">
            <text:p>Functional Annotation of the Mouse – 2005 worked to create cDNA libraries of a mouse to characterize the transcriptome</text:p>
          </table:table-cell>
          <table:table-cell table:number-columns-repeated="251"/>
        </table:table-row>
        <table:table-row table:style-name="ro6">
          <table:table-cell/>
          <table:table-cell office:value-type="string">
            <text:p>% of bifunctional RNA</text:p>
          </table:table-cell>
          <table:table-cell table:style-name="ce4" office:value-type="string">
            <text:p>only some are proven, but many RNA have secondary structure. <text:s/>One study suggests that bifunctionality might be as high as 5% in yeast and higher in vertebrates <text:a xlink:href="http://www.ploscompbiol.org.ezproxy.galter.northwestern.edu/article/info%3Adoi%2F10.1371%2Fjournal.pcbi.1000176#pcbi.1000176-Warden1">[65]</text:a>.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4">
          <table:table-cell/>
          <table:table-cell office:value-type="string">
            <text:p>VegT RNA (species, function)</text:p>
          </table:table-cell>
          <table:table-cell office:value-type="string">
            <text:p>bifunctional Xenopus RNA which produces proteins necessary to establish a germ layer while producing RNA that functions as a structural element in cytokeratin network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4">
          <table:table-cell/>
          <table:table-cell office:value-type="string">
            <text:p>nc mRNA</text:p>
          </table:table-cell>
          <table:table-cell office:value-type="string">
            <text:p>recent evidence suggest that there are RNA which function as both coding and non-coding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2">
          <table:table-cell/>
          <table:table-cell office:value-type="string">
            <text:p>Segmental Duplication (%, length, homology)</text:p>
          </table:table-cell>
          <table:table-cell office:value-type="string">
            <text:p>a copied segment of the genome with high homology. <text:s/>3.6% of the human genome is &gt;1kb, &gt;90% homology segment duplicates.</text:p>
          </table:table-cell>
          <table:table-cell table:number-columns-repeated="251"/>
        </table:table-row>
        <table:table-row table:style-name="ro2">
          <table:table-cell/>
          <table:table-cell office:value-type="string">
            <text:p>LINE-1 <text:s text:c="2"/>(%?)</text:p>
          </table:table-cell>
          <table:table-cell office:value-type="string">
            <text:p>long intersperesed elements are mobile elements comprising 21% of the human genome</text:p>
          </table:table-cell>
          <table:table-cell table:number-columns-repeated="251"/>
        </table:table-row>
        <table:table-row table:style-name="ro4">
          <table:table-cell/>
          <table:table-cell office:value-type="string">
            <text:p>SRA (species, name)</text:p>
          </table:table-cell>
          <table:table-cell office:value-type="string">
            <text:p>steroid receptor activator, the first bifuncitonal RNA (self antagonistic) in humans [43, 50] <text:a xlink:href="http://www.ploscompbiol.org.ezproxy.galter.northwestern.edu/article/info%3Adoi%2F10.1371%2Fjournal.pcbi.1000176">http://www.ploscompbiol.org.ezproxy.galter.northwestern.edu/article/info%3Adoi%2F10.1371%2Fjournal.pcbi.1000176</text:a></text:p>
          </table:table-cell>
          <table:table-cell table:number-columns-repeated="251"/>
        </table:table-row>
        <table:table-row table:style-name="ro1">
          <table:table-cell table:style-name="ce2"/>
          <table:table-cell table:style-name="ce2" office:value-type="string">
            <text:p>Word</text:p>
          </table:table-cell>
          <table:table-cell table:style-name="ce9" office:value-type="string">
            <text:p>Definition</text:p>
          </table:table-cell>
          <table:table-cell table:number-columns-repeated="251"/>
        </table:table-row>
        <table:table-row table:style-name="ro2">
          <table:table-cell/>
          <table:table-cell office:value-type="string">
            <text:p>dasher</text:p>
          </table:table-cell>
          <table:table-cell office:value-type="string">
            <text:p>a program for fast word input where you choose the next letter from a statistical distribution <text:a xlink:href="http://www.inference.phy.cam.ac.uk/dasher/">http://www.inference.phy.cam.ac.uk/dasher/</text:a></text:p>
          </table:table-cell>
          <table:table-cell table:number-columns-repeated="251"/>
        </table:table-row>
        <table:table-row table:style-name="ro2">
          <table:table-cell/>
          <table:table-cell office:value-type="string">
            <text:p>telomere clustering</text:p>
          </table:table-cell>
          <table:table-cell office:value-type="string">
            <text:p>in miotic prophase telomeres form a polarized structure attatched to the cell wall known as a boquet</text:p>
          </table:table-cell>
          <table:table-cell table:number-columns-repeated="251"/>
        </table:table-row>
        <table:table-row table:style-name="ro1">
          <table:table-cell/>
          <table:table-cell office:value-type="string">
            <text:p>prophase</text:p>
          </table:table-cell>
          <table:table-cell office:value-type="string">
            <text:p>the period of chormosome condensation during meiosis</text:p>
          </table:table-cell>
          <table:table-cell table:number-columns-repeated="251"/>
        </table:table-row>
        <table:table-row table:style-name="ro1">
          <table:table-cell/>
          <table:table-cell office:value-type="string">
            <text:p>linkage map</text:p>
          </table:table-cell>
          <table:table-cell office:value-type="string">
            <text:p>the map which shows the recombination frequencies between genes</text:p>
          </table:table-cell>
          <table:table-cell table:number-columns-repeated="251"/>
        </table:table-row>
        <table:table-row table:style-name="ro4">
          <table:table-cell/>
          <table:table-cell office:value-type="string">
            <text:p>recombination sequences</text:p>
          </table:table-cell>
          <table:table-cell office:value-type="string">
            <text:p>a high quality snp linkage map shows that cohesion binding sites are correlated with recombination <text:a xlink:href="http://genome.cshlp.org/content/early/2009/01/30/gr.086538.108.abstract?papetoc">http://genome.cshlp.org/content/early/2009/01/30/gr.086538.108.abstract?papetoc</text:a></text:p>
          </table:table-cell>
          <table:table-cell table:number-columns-repeated="251"/>
        </table:table-row>
        <table:table-row table:style-name="ro4">
          <table:table-cell/>
          <table:table-cell office:value-type="string">
            <text:p>10 Kb ncRNAaaaa</text:p>
          </table:table-cell>
          <table:table-cell office:value-type="string">
            <text:p>in a sequencing of C. elagen's polyadenelated RNA only some did not align to protiens, but one of those was 10 KB! <text:a xlink:href="http://genome.cshlp.org/content/early/2009/01/30/gr.088112.108.abstract?papetoc">http://genome.cshlp.org/content/early/2009/01/30/gr.088112.108.abstract?papetoc</text:a></text:p>
          </table:table-cell>
          <table:table-cell table:number-columns-repeated="251"/>
        </table:table-row>
        <table:table-row table:style-name="ro1">
          <table:table-cell/>
          <table:table-cell office:value-type="string">
            <text:p>trackpointer</text:p>
          </table:table-cell>
          <table:table-cell office:value-type="string">
            <text:p>IBM's little red nipple mouse</text:p>
          </table:table-cell>
          <table:table-cell table:number-columns-repeated="251"/>
        </table:table-row>
        <table:table-row table:style-name="ro2">
          <table:table-cell/>
          <table:table-cell office:value-type="string">
            <text:p>Bilski patent</text:p>
          </table:table-cell>
          <table:table-cell office:value-type="string">
            <text:p>limits patents to those which include a machine or tranform matter ( Dec 2008 ). <text:s/><text:a xlink:href="http://yro.slashdot.org/article.pl?sid=09/02/03/1815215">http://yro.slashdot.org/article.pl?sid=09/02/03/1815215</text:a></text:p>
          </table:table-cell>
          <table:table-cell table:number-columns-repeated="251"/>
        </table:table-row>
        <table:table-row table:style-name="ro2">
          <table:table-cell/>
          <table:table-cell table:style-name="ce4" office:value-type="string">
            <text:p>gpeerreview</text:p>
          </table:table-cell>
          <table:table-cell office:value-type="string">
            <text:p>tool for submitting reviews of authors work, if this is still working in 2010 it is worth checking into <text:a xlink:href="http://code.google.com/p/gpeerreview/">http://code.google.com/p/gpeerreview/</text:a></text:p>
          </table:table-cell>
          <table:table-cell table:number-columns-repeated="251"/>
        </table:table-row>
        <table:table-row table:style-name="ro1">
          <table:table-cell/>
          <table:table-cell table:style-name="ce4" office:value-type="string">
            <text:p>virtual desktop</text:p>
          </table:table-cell>
          <table:table-cell office:value-type="string">
            <text:p>expands the desktop by creating two (ie that rotating cube of desktops)</text:p>
          </table:table-cell>
          <table:table-cell table:number-columns-repeated="251"/>
        </table:table-row>
        <table:table-row table:style-name="ro1">
          <table:table-cell/>
          <table:table-cell table:style-name="ce4" office:value-type="string">
            <text:p>MMO/MMOG</text:p>
          </table:table-cell>
          <table:table-cell office:value-type="string">
            <text:p>massive multiplayer online game (see warcraft)</text:p>
          </table:table-cell>
          <table:table-cell table:number-columns-repeated="251"/>
        </table:table-row>
        <table:table-row table:style-name="ro3">
          <table:table-cell/>
          <table:table-cell table:style-name="ce4" office:value-type="string">
            <text:p>quantum dots</text:p>
          </table:table-cell>
          <table:table-cell office:value-type="string">
            <text:p>semiconducters who's excitons are confined due to size producing a high yeild characteristic color that might be used in quantum computing (because the spins can be read from the color under a current), light genesis (due to efficiency), and in biology to replace organic photolytic molecules</text:p>
          </table:table-cell>
          <table:table-cell table:number-columns-repeated="251"/>
        </table:table-row>
        <table:table-row table:style-name="ro1">
          <table:table-cell/>
          <table:table-cell table:style-name="ce4" office:value-type="string">
            <text:p>excitons</text:p>
          </table:table-cell>
          <table:table-cell office:value-type="string">
            <text:p>an electron that has filled an 'electron hole'</text:p>
          </table:table-cell>
          <table:table-cell table:number-columns-repeated="251"/>
        </table:table-row>
        <table:table-row table:style-name="ro4">
          <table:table-cell/>
          <table:table-cell table:style-name="ce4" office:value-type="string">
            <text:p>singularity university</text:p>
          </table:table-cell>
          <table:table-cell office:value-type="string">
            <text:p>ray kurzwiel's vision in the bay area to draw 120 promising grad stundent for a super-school aimed at producing disruptive technologies that will lead towards his proposed singularity</text:p>
          </table:table-cell>
          <table:table-cell table:number-columns-repeated="251"/>
        </table:table-row>
        <table:table-row table:style-name="ro2">
          <table:table-cell/>
          <table:table-cell table:style-name="ce4" office:value-type="string">
            <text:p>kurzwiel's singularity</text:p>
          </table:table-cell>
          <table:table-cell office:value-type="string">
            <text:p>the concept that emerging health technologies will soon reverse the aging process changing the fate of humanity</text:p>
          </table:table-cell>
          <table:table-cell table:number-columns-repeated="251"/>
        </table:table-row>
        <table:table-row table:style-name="ro2">
          <table:table-cell/>
          <table:table-cell table:style-name="ce4" office:value-type="string">
            <text:p>Ray Kurzwiel</text:p>
          </table:table-cell>
          <table:table-cell office:value-type="string">
            <text:p>prominent technolgist, capitalist, and futurist he's known for his book "The singularity is Near" which Sam reccomends</text:p>
          </table:table-cell>
          <table:table-cell table:number-columns-repeated="251"/>
        </table:table-row>
        <table:table-row table:style-name="ro4">
          <table:table-cell/>
          <table:table-cell table:style-name="ce4" office:value-type="string">
            <text:p>polymorphic transcript variation (PTV)</text:p>
          </table:table-cell>
          <table:table-cell office:value-type="string">
            <text:p>variations in trascrip isoforms is the norm between cell lines and exceedingly common even within the cell line tested (B-cells) http://genome.cshlp.org/content/early/2009/02/02/gr.083477.108.abstract?papetoc</text:p>
          </table:table-cell>
          <table:table-cell table:number-columns-repeated="251"/>
        </table:table-row>
        <table:table-row table:style-name="ro1">
          <table:table-cell/>
          <table:table-cell table:style-name="ce4" office:value-type="string">
            <text:p>Splicing Factor</text:p>
          </table:table-cell>
          <table:table-cell office:value-type="string">
            <text:p>Protein involved in the cutting of RNA in splicosomes</text:p>
          </table:table-cell>
          <table:table-cell table:number-columns-repeated="251"/>
        </table:table-row>
        <table:table-row table:style-name="ro2">
          <table:table-cell/>
          <table:table-cell table:style-name="ce4" office:value-type="string">
            <text:p>RNA methylation</text:p>
          </table:table-cell>
          <table:table-cell office:value-type="string">
            <text:p>Small RNAs might be responcible for methylation based gene silencing http://www.nature.com/nature/journal/v457/n7230/full/457639a.html</text:p>
          </table:table-cell>
          <table:table-cell table:number-columns-repeated="251"/>
        </table:table-row>
        <table:table-row table:style-name="ro1">
          <table:table-cell/>
          <table:table-cell table:style-name="ce4" office:value-type="string">
            <text:p>viral capsid</text:p>
          </table:table-cell>
          <table:table-cell office:value-type="string">
            <text:p>The protein shell of a virus</text:p>
          </table:table-cell>
          <table:table-cell table:number-columns-repeated="251"/>
        </table:table-row>
        <table:table-row table:style-name="ro1">
          <table:table-cell/>
          <table:table-cell table:style-name="ce4" office:value-type="string">
            <text:p>Astronomical Unit</text:p>
          </table:table-cell>
          <table:table-cell office:value-type="string">
            <text:p>The distance between the earth and the sun (150 million kilometers)</text:p>
          </table:table-cell>
          <table:table-cell table:number-columns-repeated="251"/>
        </table:table-row>
        <table:table-row table:style-name="ro2">
          <table:table-cell/>
          <table:table-cell table:style-name="ce4" office:value-type="string">
            <text:p>Parsec</text:p>
          </table:table-cell>
          <table:table-cell office:value-type="string">
            <text:p>3.26 light-years or the height of a triangle formed between the earth, sun, and an imaginary vertex of 1 arcsecond</text:p>
          </table:table-cell>
          <table:table-cell table:number-columns-repeated="251"/>
        </table:table-row>
        <table:table-row table:style-name="ro1">
          <table:table-cell/>
          <table:table-cell table:style-name="ce4" office:value-type="string">
            <text:p>arcsecond</text:p>
          </table:table-cell>
          <table:table-cell office:value-type="string">
            <text:p>1/3600 of a degree</text:p>
          </table:table-cell>
          <table:table-cell table:number-columns-repeated="251"/>
        </table:table-row>
        <table:table-row table:style-name="ro1">
          <table:table-cell/>
          <table:table-cell table:style-name="ce4" office:value-type="string">
            <text:p>starburst</text:p>
          </table:table-cell>
          <table:table-cell office:value-type="string">
            <text:p>an area of intense star creation (also a delicious confection)</text:p>
          </table:table-cell>
          <table:table-cell table:number-columns-repeated="251"/>
        </table:table-row>
        <table:table-row table:style-name="ro1">
          <table:table-cell/>
          <table:table-cell table:style-name="ce4" office:value-type="string">
            <text:p>confection</text:p>
          </table:table-cell>
          <table:table-cell office:value-type="string">
            <text:p>a food rich in sugar, but not those that require cutlery like cake (candy)</text:p>
          </table:table-cell>
          <table:table-cell table:number-columns-repeated="251"/>
        </table:table-row>
        <table:table-row table:style-name="ro2">
          <table:table-cell/>
          <table:table-cell table:style-name="ce4" office:value-type="string">
            <text:p>quasars</text:p>
          </table:table-cell>
          <table:table-cell office:value-type="string">
            <text:p>extremely powerful (1 trillion suns), small (solar system size), and distant (billions of light years) sources of light caused by the accretion of matter into black holes</text:p>
          </table:table-cell>
          <table:table-cell table:number-columns-repeated="251"/>
        </table:table-row>
        <table:table-row table:style-name="ro1">
          <table:table-cell/>
          <table:table-cell table:style-name="ce4" office:value-type="string">
            <text:p>paraspeckle</text:p>
          </table:table-cell>
          <table:table-cell office:value-type="string">
            <text:p>a mysterious transcript-protein complex in cells</text:p>
          </table:table-cell>
          <table:table-cell table:number-columns-repeated="251"/>
        </table:table-row>
        <table:table-row table:style-name="ro1">
          <table:table-cell/>
          <table:table-cell table:style-name="ce4" office:value-type="string">
            <text:p>RNA splicing code</text:p>
          </table:table-cell>
          <table:table-cell office:value-type="string">
            <text:p>along side the genetic code this is one of the known codes of the genome</text:p>
          </table:table-cell>
          <table:table-cell table:number-columns-repeated="251"/>
        </table:table-row>
        <table:table-row table:style-name="ro1">
          <table:table-cell/>
          <table:table-cell office:value-type="string">
            <text:p>salt fractionation</text:p>
          </table:table-cell>
          <table:table-cell office:value-type="string">
            <text:p>the use of increasing concentrated salt solutions to eulte elements of a composite</text:p>
          </table:table-cell>
          <table:table-cell table:number-columns-repeated="251"/>
        </table:table-row>
        <table:table-row table:style-name="ro1">
          <table:table-cell/>
          <table:table-cell office:value-type="string">
            <text:p>histones</text:p>
          </table:table-cell>
          <table:table-cell office:value-type="string">
            <text:p>the protein spools around which DNA wraps itself in chromatin</text:p>
          </table:table-cell>
          <table:table-cell table:number-columns-repeated="251"/>
        </table:table-row>
        <table:table-row table:style-name="ro1">
          <table:table-cell/>
          <table:table-cell office:value-type="string">
            <text:p>cardiomyopathy </text:p>
          </table:table-cell>
          <table:table-cell office:value-type="string">
            <text:p>the deterioration of heart muscle</text:p>
          </table:table-cell>
          <table:table-cell table:number-columns-repeated="251"/>
        </table:table-row>
        <table:table-row table:style-name="ro2">
          <table:table-cell/>
          <table:table-cell office:value-type="string">
            <text:p>Cost of a human Genome</text:p>
          </table:table-cell>
          <table:table-cell office:value-type="string">
            <text:p>Genome Complete is sequencing human genomes at $20,000 a pop in 2009 <text:a xlink:href="http://www.nature.com.ezproxy.galter.northwestern.edu/news/2009/090206/full/news.2009.86.html">http://www.nature.com.ezproxy.galter.northwestern.edu/news/2009/090206/full/news.2009.86.html</text:a></text:p>
          </table:table-cell>
          <table:table-cell table:number-columns-repeated="251"/>
        </table:table-row>
        <table:table-row table:style-name="ro2">
          <table:table-cell/>
          <table:table-cell office:value-type="string">
            <text:p>Time to seqeunce a Genome</text:p>
          </table:table-cell>
          <table:table-cell office:value-type="string">
            <text:p>less than a day with some 2009 machines <text:a xlink:href="http://www.nature.com.ezproxy.galter.northwestern.edu/news/2009/090206/full/news.2009.86.html">http://www.nature.com.ezproxy.galter.northwestern.edu/news/2009/090206/full/news.2009.86.html</text:a></text:p>
          </table:table-cell>
          <table:table-cell table:number-columns-repeated="251"/>
        </table:table-row>
        <table:table-row table:style-name="ro2">
          <table:table-cell/>
          <table:table-cell office:value-type="string">
            <text:p>Sequencer cost</text:p>
          </table:table-cell>
          <table:table-cell office:value-type="string">
            <text:p>½ a million dollars for most 2009 machines <text:a xlink:href="http://www.nature.com.ezproxy.galter.northwestern.edu/news/2009/090206/full/news.2009.86.html">http://www.nature.com.ezproxy.galter.northwestern.edu/news/2009/090206/full/news.2009.86.html</text:a></text:p>
          </table:table-cell>
          <table:table-cell table:number-columns-repeated="251"/>
        </table:table-row>
        <table:table-row table:style-name="ro1">
          <table:table-cell/>
          <table:table-cell office:value-type="string">
            <text:p>Lienden Unversity</text:p>
          </table:table-cell>
          <table:table-cell office:value-type="string">
            <text:p>the oldest university in the netherlands, it is ranked in the top hundred world wide</text:p>
          </table:table-cell>
          <table:table-cell table:number-columns-repeated="251"/>
        </table:table-row>
        <table:table-row table:style-name="ro1">
          <table:table-cell/>
          <table:table-cell office:value-type="string">
            <text:p>mtDNA</text:p>
          </table:table-cell>
          <table:table-cell office:value-type="string">
            <text:p>mitochondrial DNA</text:p>
          </table:table-cell>
          <table:table-cell table:number-columns-repeated="251"/>
        </table:table-row>
        <table:table-row table:style-name="ro1">
          <table:table-cell/>
          <table:table-cell office:value-type="string">
            <text:p>exonization</text:p>
          </table:table-cell>
          <table:table-cell office:value-type="string">
            <text:p>the creation of new exons due to changes in non-coding regions</text:p>
          </table:table-cell>
          <table:table-cell table:number-columns-repeated="251"/>
        </table:table-row>
        <table:table-row table:style-name="ro1">
          <table:table-cell/>
          <table:table-cell office:value-type="string">
            <text:p>lipophile</text:p>
          </table:table-cell>
          <table:table-cell office:value-type="string">
            <text:p>a molecule attracted to lipids</text:p>
          </table:table-cell>
          <table:table-cell table:number-columns-repeated="251"/>
        </table:table-row>
        <table:table-row table:style-name="ro2">
          <table:table-cell/>
          <table:table-cell office:value-type="string">
            <text:p>polydnavirus</text:p>
          </table:table-cell>
          <table:table-cell office:value-type="string">
            <text:p>a mutualistic wasp/catipilar 'virus' which relys on wasp machinery for reproduction and protects larva from the catipilars immune response</text:p>
          </table:table-cell>
          <table:table-cell table:number-columns-repeated="251"/>
        </table:table-row>
        <table:table-row table:style-name="ro1">
          <table:table-cell/>
          <table:table-cell office:value-type="string">
            <text:p>SELENE</text:p>
          </table:table-cell>
          <table:table-cell office:value-type="string">
            <text:p>japanes lunar orbiter</text:p>
          </table:table-cell>
          <table:table-cell table:number-columns-repeated="251"/>
        </table:table-row>
        <table:table-row table:style-name="ro2">
          <table:table-cell/>
          <table:table-cell office:value-type="string">
            <text:p>manifold</text:p>
          </table:table-cell>
          <table:table-cell office:value-type="string">
            <text:p>a mathematical structure which locally can be approximated by euclidian space (ie. Not a fractal)</text:p>
          </table:table-cell>
          <table:table-cell table:number-columns-repeated="251"/>
        </table:table-row>
        <table:table-row table:style-name="ro2">
          <table:table-cell/>
          <table:table-cell office:value-type="string">
            <text:p>Gazell</text:p>
          </table:table-cell>
          <table:table-cell office:value-type="string">
            <text:p>Gazell <text:s text:c="7"/>a experimental search engine that works like an OS in managing sharing between websites, ensuring fair use and security</text:p>
          </table:table-cell>
          <table:table-cell table:number-columns-repeated="251"/>
        </table:table-row>
        <table:table-row table:style-name="ro1">
          <table:table-cell/>
          <table:table-cell office:value-type="string">
            <text:p>UWB</text:p>
          </table:table-cell>
          <table:table-cell office:value-type="string">
            <text:p>UWB <text:s text:c="7"/>Ultra wide band, a radio technology that works as a high band wi-fi</text:p>
          </table:table-cell>
          <table:table-cell table:number-columns-repeated="251"/>
        </table:table-row>
        <table:table-row table:style-name="ro1">
          <table:table-cell/>
          <table:table-cell office:value-type="string">
            <text:p>CCTV</text:p>
          </table:table-cell>
          <table:table-cell office:value-type="string">
            <text:p>CCTV <text:s text:c="7"/>closed circuit television</text:p>
          </table:table-cell>
          <table:table-cell table:number-columns-repeated="251"/>
        </table:table-row>
        <table:table-row table:style-name="ro1">
          <table:table-cell/>
          <table:table-cell office:value-type="string">
            <text:p>range check</text:p>
          </table:table-cell>
          <table:table-cell office:value-type="string">
            <text:p>range check <text:s text:c="3"/>to be sure that a value is in a certain range in a computer program</text:p>
          </table:table-cell>
          <table:table-cell table:number-columns-repeated="251"/>
        </table:table-row>
        <table:table-row table:style-name="ro1">
          <table:table-cell/>
          <table:table-cell office:value-type="string">
            <text:p>S3</text:p>
          </table:table-cell>
          <table:table-cell office:value-type="string">
            <text:p>S3 <text:s text:c="7"/>Amazon's cloud storage solution</text:p>
          </table:table-cell>
          <table:table-cell table:number-columns-repeated="251"/>
        </table:table-row>
        <table:table-row table:style-name="ro1">
          <table:table-cell/>
          <table:table-cell office:value-type="string">
            <text:p>AFK</text:p>
          </table:table-cell>
          <table:table-cell office:value-type="string">
            <text:p>AFK <text:s text:c="7"/>Away from keyboard (outmoded slang)</text:p>
          </table:table-cell>
          <table:table-cell table:number-columns-repeated="251"/>
        </table:table-row>
        <table:table-row table:style-name="ro1">
          <table:table-cell/>
          <table:table-cell office:value-type="string">
            <text:p>IRL</text:p>
          </table:table-cell>
          <table:table-cell office:value-type="string">
            <text:p>IRL <text:s text:c="7"/>In real life (cs jargon)</text:p>
          </table:table-cell>
          <table:table-cell table:number-columns-repeated="251"/>
        </table:table-row>
        <table:table-row table:style-name="ro1">
          <table:table-cell/>
          <table:table-cell office:value-type="string">
            <text:p>Science Commons</text:p>
          </table:table-cell>
          <table:table-cell office:value-type="string">
            <text:p>Science Commons <text:s text:c="7"/>Enable xfer of scientific materials and data</text:p>
          </table:table-cell>
          <table:table-cell table:number-columns-repeated="251"/>
        </table:table-row>
        <table:table-row table:style-name="ro2">
          <table:table-cell/>
          <table:table-cell office:value-type="string">
            <text:p>balkanization</text:p>
          </table:table-cell>
          <table:table-cell office:value-type="string">
            <text:p>balkanization <text:s text:c="3"/>the fragmenting of countries or computing standards into uncooperative/competative entities</text:p>
          </table:table-cell>
          <table:table-cell table:number-columns-repeated="251"/>
        </table:table-row>
        <table:table-row table:style-name="ro5">
          <table:table-cell/>
          <table:table-cell office:value-type="string">
            <text:p>Boxee</text:p>
          </table:table-cell>
          <table:table-cell table:style-name="ce4" office:value-type="string">
            <text:p>Boxee            A video hosting website that enables social networking features</text:p>
          </table:table-cell>
          <table:table-cell table:number-columns-repeated="251"/>
        </table:table-row>
        <table:table-row table:style-name="ro7">
          <table:table-cell/>
          <table:table-cell office:value-type="string">
            <text:p>DragonFly</text:p>
          </table:table-cell>
          <table:table-cell table:style-name="ce4" office:value-type="string">
            <text:p>DragonFly BSD        Open source OS that attempts to offer alternative threading and multiprocessing techniques</text:p>
          </table:table-cell>
          <table:table-cell table:number-columns-repeated="251"/>
        </table:table-row>
        <table:table-row table:style-name="ro5">
          <table:table-cell/>
          <table:table-cell office:value-type="string">
            <text:p>BSD</text:p>
          </table:table-cell>
          <table:table-cell table:style-name="ce4" office:value-type="string">
            <text:p>BSD            The Berkeley Software Distribution underlies Apple and Sun OS's</text:p>
          </table:table-cell>
          <table:table-cell table:number-columns-repeated="251"/>
        </table:table-row>
        <table:table-row table:style-name="ro7">
          <table:table-cell/>
          <table:table-cell office:value-type="string">
            <text:p>Powerline device</text:p>
          </table:table-cell>
          <table:table-cell table:style-name="ce4" office:value-type="string">
            <text:p>Powerline devices    As an alternative to cable, or wi-fi, the internet can be distributed via traditional powerlines</text:p>
          </table:table-cell>
          <table:table-cell table:number-columns-repeated="251"/>
        </table:table-row>
        <table:table-row table:style-name="ro7">
          <table:table-cell/>
          <table:table-cell office:value-type="string">
            <text:p>GPU</text:p>
          </table:table-cell>
          <table:table-cell table:style-name="ce4" office:value-type="string">
            <text:p>GPU            A graphics processing unit, as opposed to a cpu it is massively parrellel and optomized for graphics</text:p>
          </table:table-cell>
          <table:table-cell table:number-columns-repeated="251"/>
        </table:table-row>
        <table:table-row table:style-name="ro5">
          <table:table-cell/>
          <table:table-cell office:value-type="string">
            <text:p>NVIDIA</text:p>
          </table:table-cell>
          <table:table-cell table:style-name="ce4" office:value-type="string">
            <text:p>NVIDIA            Manufactures GPUs and partners with Intel</text:p>
          </table:table-cell>
          <table:table-cell table:number-columns-repeated="251"/>
        </table:table-row>
        <table:table-row table:style-name="ro6">
          <table:table-cell/>
          <table:table-cell office:value-type="string">
            <text:p>ribosome variation</text:p>
          </table:table-cell>
          <table:table-cell table:style-name="ce4" office:value-type="string">
            <text:p>ribosomal DNA is highly repetative (like 100 copys in one locus) these ribosome encodings are surprising varied in the yeast tested <text:a xlink:href="http://genome.cshlp.org/content/early/2009/02/17/gr.084517.108.abstract?papetoc">http://genome.cshlp.org/content/early/2009/02/17/gr.084517.108.abstract?papetoc</text:a></text:p>
          </table:table-cell>
          <table:table-cell table:number-columns-repeated="251"/>
        </table:table-row>
        <table:table-row table:style-name="ro2">
          <table:table-cell/>
          <table:table-cell office:value-type="string">
            <text:p>learning classifier system</text:p>
          </table:table-cell>
          <table:table-cell office:value-type="string">
            <text:p>a genetic learning algorithm where inputs are categorized according to some random assortment of rules</text:p>
          </table:table-cell>
          <table:table-cell table:number-columns-repeated="251"/>
        </table:table-row>
        <table:table-row table:style-name="ro4">
          <table:table-cell/>
          <table:table-cell office:value-type="string">
            <text:p>sattelite DNA</text:p>
          </table:table-cell>
          <table:table-cell office:value-type="string">
            <text:p>highly repetative DNA seqeunces, so named because there non-cannonical nucleotide composition causes them to form a sattelite band when sepperated on a density gradient</text:p>
          </table:table-cell>
          <table:table-cell table:number-columns-repeated="251"/>
        </table:table-row>
        <table:table-row table:style-name="ro2">
          <table:table-cell/>
          <table:table-cell office:value-type="string">
            <text:p>transgene</text:p>
          </table:table-cell>
          <table:table-cell office:value-type="string">
            <text:p>a gene (or sometime ncDNA) that has been transferred to another organism by natural or artificial means</text:p>
          </table:table-cell>
          <table:table-cell table:number-columns-repeated="251"/>
        </table:table-row>
        <table:table-row table:style-name="ro2">
          <table:table-cell/>
          <table:table-cell office:value-type="string">
            <text:p>open access 3<text:span text:style-name="T1">rd</text:span> world</text:p>
          </table:table-cell>
          <table:table-cell office:value-type="string">
            <text:p>open access makes 3<text:span text:style-name="T1">rd</text:span> world countries far more likely to cite your paper <text:a xlink:href="http://www.sciencemag.org.ezproxy.galter.northwestern.edu/cgi/content/full/sci;323/5917/1025?maxtoshow=&amp;HITS=10&amp;hits=10&amp;RESULTFORMAT=&amp;fulltext=open+access&amp;searchid=1&amp;FIRSTINDEX=0&amp;sortspec=date&amp;resourcetype=HWCIT">http://www.sciencemag.org.ezproxy.galter.northwestern.edu/cgi/content/full/sci;323/5917/1025?maxtoshow=&amp;HITS=10&amp;hits=10&amp;RESULTFORMAT=&amp;fulltext=open+access&amp;searchid=1&amp;FIRSTINDEX=0&amp;sortspec=date&amp;resourcetype=HWCIT</text:a></text:p>
          </table:table-cell>
          <table:table-cell table:number-columns-repeated="251"/>
        </table:table-row>
        <table:table-row table:style-name="ro2">
          <table:table-cell/>
          <table:table-cell office:value-type="string">
            <text:p>rna splicing site</text:p>
          </table:table-cell>
          <table:table-cell office:value-type="string">
            <text:p>Often is complementary to U1 RNA in the spliceosome, but not always... <text:a xlink:href="http://www.sciencemag.org.ezproxy.galter.northwestern.edu/cgi/content/full/sci;323/5917/985a?maxtoshow=&amp;HITS=10&amp;hits=10&amp;RESULTFORMAT=&amp;fulltext=registers&amp;searchid=1&amp;FIRSTINDEX=0&amp;sortspec=date&amp;resourcetype=HWCIT">http://www.sciencemag.org.ezproxy.galter.northwestern.edu/cgi/content/full/sci;323/5917/985a?maxtoshow=&amp;HITS=10&amp;hits=10&amp;RESULTFORMAT=&amp;fulltext=registers&amp;searchid=1&amp;FIRSTINDEX=0&amp;sortspec=date&amp;resourcetype=HWCIT</text:a></text:p>
          </table:table-cell>
          <table:table-cell table:number-columns-repeated="251"/>
        </table:table-row>
        <table:table-row table:style-name="ro2">
          <table:table-cell/>
          <table:table-cell table:style-name="ce5" office:value-type="string">
            <text:p>Staphylococcus aureus </text:p>
          </table:table-cell>
          <table:table-cell office:value-type="string">
            <text:p>A spherical bacteria that infects 20% of the worlds population causing diseases ranging from pimples to pneumonia</text:p>
          </table:table-cell>
          <table:table-cell table:number-columns-repeated="251"/>
        </table:table-row>
        <table:table-row table:style-name="ro1">
          <table:table-cell/>
          <table:table-cell office:value-type="string">
            <text:p>metacillin</text:p>
          </table:table-cell>
          <table:table-cell office:value-type="string">
            <text:p>an antibiotic, like penecillin</text:p>
          </table:table-cell>
          <table:table-cell table:number-columns-repeated="251"/>
        </table:table-row>
        <table:table-row table:style-name="ro1">
          <table:table-cell/>
          <table:table-cell office:value-type="string">
            <text:p>viremia</text:p>
          </table:table-cell>
          <table:table-cell office:value-type="string">
            <text:p>when a virus enters the blood stream</text:p>
          </table:table-cell>
          <table:table-cell table:number-columns-repeated="251"/>
        </table:table-row>
        <table:table-row table:style-name="ro1">
          <table:table-cell/>
          <table:table-cell office:value-type="string">
            <text:p>viral blip</text:p>
          </table:table-cell>
          <table:table-cell office:value-type="string">
            <text:p>a sudden (but usually small) increase in viremia</text:p>
          </table:table-cell>
          <table:table-cell table:number-columns-repeated="251"/>
        </table:table-row>
        <table:table-row table:style-name="ro2">
          <table:table-cell/>
          <table:table-cell office:value-type="string">
            <text:p>markov chain</text:p>
          </table:table-cell>
          <table:table-cell office:value-type="string">
            <text:p>a series of events such that given the present state future states are independent of past states (ie. A random walk)</text:p>
          </table:table-cell>
          <table:table-cell table:number-columns-repeated="251"/>
        </table:table-row>
        <table:table-row table:style-name="ro1">
          <table:table-cell/>
          <table:table-cell table:style-name="ce6" office:value-type="string">
            <text:p>Inositol </text:p>
          </table:table-cell>
          <table:table-cell office:value-type="string">
            <text:p>a carbocylic compound that acts as a template for many secondary messengers </text:p>
          </table:table-cell>
          <table:table-cell table:number-columns-repeated="251"/>
        </table:table-row>
        <table:table-row table:style-name="ro1">
          <table:table-cell/>
          <table:table-cell office:value-type="string">
            <text:p>dimerization</text:p>
          </table:table-cell>
          <table:table-cell office:value-type="string">
            <text:p>the union of two identical molecules</text:p>
          </table:table-cell>
          <table:table-cell table:number-columns-repeated="251"/>
        </table:table-row>
        <table:table-row table:style-name="ro1">
          <table:table-cell/>
          <table:table-cell office:value-type="string">
            <text:p>catenins</text:p>
          </table:table-cell>
          <table:table-cell office:value-type="string">
            <text:p>Certain cell adhesion molecules in animals</text:p>
          </table:table-cell>
          <table:table-cell table:number-columns-repeated="251"/>
        </table:table-row>
        <table:table-row table:style-name="ro1">
          <table:table-cell/>
          <table:table-cell office:value-type="string">
            <text:p>adheren junctions</text:p>
          </table:table-cell>
          <table:table-cell office:value-type="string">
            <text:p>hold epithelial cells together</text:p>
          </table:table-cell>
          <table:table-cell table:number-columns-repeated="251"/>
        </table:table-row>
        <table:table-row table:style-name="ro1">
          <table:table-cell/>
          <table:table-cell office:value-type="string">
            <text:p>allometry</text:p>
          </table:table-cell>
          <table:table-cell office:value-type="string">
            <text:p>the study of the relationship between size and shape</text:p>
          </table:table-cell>
          <table:table-cell table:number-columns-repeated="251"/>
        </table:table-row>
        <table:table-row table:style-name="ro1">
          <table:table-cell/>
          <table:table-cell office:value-type="string">
            <text:p>ov</text:p>
          </table:table-cell>
          <table:table-cell office:value-type="string">
            <text:p>a forbidden religious practice than involves communicating with the dead via your armpit</text:p>
          </table:table-cell>
          <table:table-cell table:number-columns-repeated="251"/>
        </table:table-row>
        <table:table-row table:style-name="ro1">
          <table:table-cell/>
          <table:table-cell office:value-type="string">
            <text:p>William Minor</text:p>
          </table:table-cell>
          <table:table-cell office:value-type="string">
            <text:p>Schizophrenic Linguist who contributed to the OED while chopping off his genitals</text:p>
          </table:table-cell>
          <table:table-cell table:number-columns-repeated="251"/>
        </table:table-row>
        <table:table-row table:style-name="ro1">
          <table:table-cell/>
          <table:table-cell office:value-type="string">
            <text:p>Tefillin</text:p>
          </table:table-cell>
          <table:table-cell office:value-type="string">
            <text:p>a black box full of biblical scrolls wrapped about the arms</text:p>
          </table:table-cell>
          <table:table-cell table:number-columns-repeated="251"/>
        </table:table-row>
        <table:table-row table:style-name="ro1">
          <table:table-cell/>
          <table:table-cell office:value-type="string">
            <text:p>Mezuzah</text:p>
          </table:table-cell>
          <table:table-cell office:value-type="string">
            <text:p>a parchement with prayer placed over the front and back doors of jew home</text:p>
          </table:table-cell>
          <table:table-cell table:number-columns-repeated="251"/>
        </table:table-row>
        <table:table-row table:style-name="ro1">
          <table:table-cell/>
          <table:table-cell office:value-type="string">
            <text:p>Tzitzit</text:p>
          </table:table-cell>
          <table:table-cell office:value-type="string">
            <text:p>tassels worn on the corner of four-cornered jewish outfits</text:p>
          </table:table-cell>
          <table:table-cell table:number-columns-repeated="251"/>
        </table:table-row>
        <table:table-row table:style-name="ro1">
          <table:table-cell/>
          <table:table-cell office:value-type="string">
            <text:p>Rosh Hashanah</text:p>
          </table:table-cell>
          <table:table-cell office:value-type="string">
            <text:p>the jewish new year</text:p>
          </table:table-cell>
          <table:table-cell table:number-columns-repeated="251"/>
        </table:table-row>
        <table:table-row table:style-name="ro1">
          <table:table-cell/>
          <table:table-cell office:value-type="string">
            <text:p>indeliable</text:p>
          </table:table-cell>
          <table:table-cell office:value-type="string">
            <text:p>cannot be removed</text:p>
          </table:table-cell>
          <table:table-cell table:number-columns-repeated="251"/>
        </table:table-row>
        <table:table-row table:style-name="ro1">
          <table:table-cell/>
          <table:table-cell office:value-type="string">
            <text:p>peplum</text:p>
          </table:table-cell>
          <table:table-cell office:value-type="string">
            <text:p>a skirt sewn into an overcoat</text:p>
          </table:table-cell>
          <table:table-cell table:number-columns-repeated="251"/>
        </table:table-row>
        <table:table-row table:style-name="ro1">
          <table:table-cell/>
          <table:table-cell office:value-type="string">
            <text:p>lapel</text:p>
          </table:table-cell>
          <table:table-cell office:value-type="string">
            <text:p>the folded over portion of a jacket</text:p>
          </table:table-cell>
          <table:table-cell table:number-columns-repeated="251"/>
        </table:table-row>
        <table:table-row table:style-name="ro1">
          <table:table-cell/>
          <table:table-cell office:value-type="string">
            <text:p>ennui</text:p>
          </table:table-cell>
          <table:table-cell office:value-type="string">
            <text:p>bordem</text:p>
          </table:table-cell>
          <table:table-cell table:number-columns-repeated="251"/>
        </table:table-row>
        <table:table-row table:style-name="ro1">
          <table:table-cell/>
          <table:table-cell office:value-type="string">
            <text:p>darvons</text:p>
          </table:table-cell>
          <table:table-cell office:value-type="string">
            <text:p>Dextropropoxyphere – a mild opiat/pain killer</text:p>
          </table:table-cell>
          <table:table-cell table:number-columns-repeated="251"/>
        </table:table-row>
        <table:table-row table:style-name="ro1">
          <table:table-cell/>
          <table:table-cell office:value-type="string">
            <text:p>demoral</text:p>
          </table:table-cell>
          <table:table-cell office:value-type="string">
            <text:p>Pethadine a mild opiant/pain killer (invisible monsters)</text:p>
          </table:table-cell>
          <table:table-cell table:number-columns-repeated="251"/>
        </table:table-row>
        <table:table-row table:style-name="ro1">
          <table:table-cell/>
          <table:table-cell office:value-type="string">
            <text:p>aubergine</text:p>
          </table:table-cell>
          <table:table-cell office:value-type="string">
            <text:p>The color of eggplants, from the french word for egplants (invisible monsters)</text:p>
          </table:table-cell>
          <table:table-cell table:number-columns-repeated="251"/>
        </table:table-row>
        <table:table-row table:style-name="ro2">
          <table:table-cell/>
          <table:table-cell office:value-type="string">
            <text:p>Super-8</text:p>
          </table:table-cell>
          <table:table-cell office:value-type="string">
            <text:p>an 8mm film popular in 1970s even on airplanes now relagated to artistic uses simulating home movies and the like (invisible monsters)</text:p>
          </table:table-cell>
          <table:table-cell table:number-columns-repeated="251"/>
        </table:table-row>
        <table:table-row table:style-name="ro1">
          <table:table-cell/>
          <table:table-cell office:value-type="string">
            <text:p>roccoco</text:p>
          </table:table-cell>
          <table:table-cell office:value-type="string">
            <text:p>frilly 18<text:span text:style-name="T1">th</text:span> century french design scheme (invisible monsters)</text:p>
          </table:table-cell>
          <table:table-cell table:number-columns-repeated="251"/>
        </table:table-row>
        <table:table-row table:style-name="ro4">
          <table:table-cell/>
          <table:table-cell office:value-type="string">
            <text:p>Methy-cistine map</text:p>
          </table:table-cell>
          <table:table-cell office:value-type="string">
            <text:p>Supposedly we are just now getting the first maps that include cycstine's methylation patterns <text:a xlink:href="http://genome.cshlp.org/content/early/2009/03/09/gr.083451.108.abstract?papetoc">http://genome.cshlp.org/content/early/2009/03/09/gr.083451.108.abstract?papetoc</text:a></text:p>
          </table:table-cell>
          <table:table-cell table:number-columns-repeated="251"/>
        </table:table-row>
        <table:table-row table:style-name="ro1">
          <table:table-cell/>
          <table:table-cell office:value-type="string">
            <text:p>qua</text:p>
          </table:table-cell>
          <table:table-cell office:value-type="string">
            <text:p>in so far as (judged in light of)</text:p>
          </table:table-cell>
          <table:table-cell table:number-columns-repeated="251"/>
        </table:table-row>
        <table:table-row table:style-name="ro1">
          <table:table-cell/>
          <table:table-cell office:value-type="string">
            <text:p>epistimiology</text:p>
          </table:table-cell>
          <table:table-cell office:value-type="string">
            <text:p>the study of knowledge (Trautter 2007)</text:p>
          </table:table-cell>
          <table:table-cell table:number-columns-repeated="251"/>
        </table:table-row>
        <table:table-row table:style-name="ro1">
          <table:table-cell/>
          <table:table-cell office:value-type="string">
            <text:p>virtuality</text:p>
          </table:table-cell>
          <table:table-cell office:value-type="string">
            <text:p>the existances of a model (Trautter 2007)</text:p>
          </table:table-cell>
          <table:table-cell table:number-columns-repeated="251"/>
        </table:table-row>
        <table:table-row table:style-name="ro1">
          <table:table-cell/>
          <table:table-cell office:value-type="string">
            <text:p>steering comitee</text:p>
          </table:table-cell>
          <table:table-cell office:value-type="string">
            <text:p>sets the agenda for a meeting</text:p>
          </table:table-cell>
          <table:table-cell table:number-columns-repeated="251"/>
        </table:table-row>
        <table:table-row table:style-name="ro4">
          <table:table-cell/>
          <table:table-cell office:value-type="string">
            <text:p>metal ribozymes</text:p>
          </table:table-cell>
          <table:table-cell office:value-type="string">
            <text:p><text:s/>because RNA is charged it requires metal molecules to bind http://www.sciencemag.org.ezproxy.galter.northwestern.edu/cgi/content/full/323/5920/1436</text:p>
          </table:table-cell>
          <table:table-cell table:number-columns-repeated="251"/>
        </table:table-row>
        <table:table-row table:style-name="ro4">
          <table:table-cell/>
          <table:table-cell office:value-type="string">
            <text:p>superconducters in external feilds </text:p>
          </table:table-cell>
          <table:table-cell office:value-type="string">
            <text:p>will counter any magnetic feild they are in by the frictionless circulation of current given enough feild they will stop being superconducters <text:s/>http://sciencenow.sciencemag.org/cgi/content/full/2009/313/1</text:p>
          </table:table-cell>
          <table:table-cell table:number-columns-repeated="251"/>
        </table:table-row>
        <table:table-row table:style-name="ro3">
          <table:table-cell/>
          <table:table-cell office:value-type="string">
            <text:p>chirality matters </text:p>
          </table:table-cell>
          <table:table-cell office:value-type="string">
            <text:p>polarized light may be absorbed differently by symmetrical chiralities of molecule due to the order of the bonds http://www.sciencemag.org.ezproxy.galter.northwestern.edu/cgi/content/full/323/5920/1435</text:p>
          </table:table-cell>
          <table:table-cell table:number-columns-repeated="251"/>
        </table:table-row>
        <table:table-row table:style-name="ro4">
          <table:table-cell/>
          <table:table-cell office:value-type="string">
            <text:p>sensecam </text:p>
          </table:table-cell>
          <table:table-cell office:value-type="string">
            <text:p>from mylifebits this device takes periodic pictures and can aide alzhiemer's sufferers http://www.sciencemag.org.ezproxy.galter.northwestern.edu/cgi/content/full/323/5920/1422</text:p>
          </table:table-cell>
          <table:table-cell table:number-columns-repeated="251"/>
        </table:table-row>
        <table:table-row table:style-name="ro1">
          <table:table-cell/>
          <table:table-cell office:value-type="string">
            <text:p>limpid </text:p>
          </table:table-cell>
          <table:table-cell office:value-type="string">
            <text:p>transparent or transparent and serene</text:p>
          </table:table-cell>
          <table:table-cell table:number-columns-repeated="251"/>
        </table:table-row>
        <table:table-row table:style-name="ro3">
          <table:table-cell/>
          <table:table-cell office:value-type="string">
            <text:p>peak coal </text:p>
          </table:table-cell>
          <table:table-cell office:value-type="string">
            <text:p>based on production rates (rather than reserve estimation) we may be a decade away from peak coal http://www.sciencemag.org.ezproxy.galter.northwestern.edu/cgi/content/full/323/5920/1420</text:p>
          </table:table-cell>
          <table:table-cell table:number-columns-repeated="251"/>
        </table:table-row>
        <table:table-row table:style-name="ro8">
          <table:table-cell/>
          <table:table-cell office:value-type="string">
            <text:p>polorization</text:p>
          </table:table-cell>
          <table:table-cell office:value-type="string">
            <text:p>light may travel forwards in a helix (circular or eliptical) or as a simple sine wave (linear). <text:s/>The orientation of the sign wave is known as its polarization. <text:s/>Note light reflected off of shiny surfaces is often polarized. http://www.sciencemag.org.ezproxy.galter.northwestern.edu/cgi/content/full/323/5920/1420</text:p>
          </table:table-cell>
          <table:table-cell table:number-columns-repeated="251"/>
        </table:table-row>
        <table:table-row table:style-name="ro4">
          <table:table-cell/>
          <table:table-cell office:value-type="string">
            <text:p>musical emotion</text:p>
          </table:table-cell>
          <table:table-cell office:value-type="string">
            <text:p><text:s/>musical training attunes students to emotional intonations in speech http://www.sciencemag.org.ezproxy.galter.northwestern.edu/content/vol323/issue5920/r-samples.dtl</text:p>
          </table:table-cell>
          <table:table-cell table:number-columns-repeated="251"/>
        </table:table-row>
        <table:table-row table:style-name="ro2">
          <table:table-cell/>
          <table:table-cell office:value-type="string">
            <text:p>orthant</text:p>
          </table:table-cell>
          <table:table-cell office:value-type="string">
            <text:p>like a quadrant of a plane or octant of 3 space it is the restriction of each cartesian axis in n-space to either + or – values</text:p>
          </table:table-cell>
          <table:table-cell table:number-columns-repeated="251"/>
        </table:table-row>
        <table:table-row table:style-name="ro2">
          <table:table-cell/>
          <table:table-cell office:value-type="string">
            <text:p>hyperplane</text:p>
          </table:table-cell>
          <table:table-cell office:value-type="string">
            <text:p>what is a line in two-space and a plane in 3-space is known as a hyperplane in n-space. <text:s/>A shape that breaks space in half by fixing one of its coordinate variables</text:p>
          </table:table-cell>
          <table:table-cell table:number-columns-repeated="251"/>
        </table:table-row>
        <table:table-row table:style-name="ro2">
          <table:table-cell/>
          <table:table-cell office:value-type="string">
            <text:p>dynamical system</text:p>
          </table:table-cell>
          <table:table-cell office:value-type="string">
            <text:p>a rule which describes the time dependence of a point's position, extremely important in chaos studies</text:p>
          </table:table-cell>
          <table:table-cell table:number-columns-repeated="251"/>
        </table:table-row>
        <table:table-row table:style-name="ro1">
          <table:table-cell/>
          <table:table-cell office:value-type="string">
            <text:p>pedagogy</text:p>
          </table:table-cell>
          <table:table-cell office:value-type="string">
            <text:p>the science of being a teacher</text:p>
          </table:table-cell>
          <table:table-cell table:number-columns-repeated="251"/>
        </table:table-row>
        <table:table-row table:style-name="ro1">
          <table:table-cell/>
          <table:table-cell office:value-type="string">
            <text:p>lidded</text:p>
          </table:table-cell>
          <table:table-cell office:value-type="string">
            <text:p>covered with a lid, as in her eyes were lidded as she tried to imagine the...</text:p>
          </table:table-cell>
          <table:table-cell table:number-columns-repeated="251"/>
        </table:table-row>
        <table:table-row table:style-name="ro4">
          <table:table-cell/>
          <table:table-cell office:value-type="string">
            <text:p>AFM drift</text:p>
          </table:table-cell>
          <table:table-cell office:value-type="string">
            <text:p><text:s/>The head of an AFM device continues to drift overtime and is difficult to return to a specific postion. <text:s/>Some researchers have used laser light backscatter off the head and reference marker Nano Lett. 9, 10.1021/nl803298q (2009).</text:p>
          </table:table-cell>
          <table:table-cell table:number-columns-repeated="251"/>
        </table:table-row>
        <table:table-row table:style-name="ro2">
          <table:table-cell/>
          <table:table-cell office:value-type="string">
            <text:p>Microsoft Expression Web</text:p>
          </table:table-cell>
          <table:table-cell office:value-type="string">
            <text:p><text:s/>an WYSIWYG HTML editor that is soon to support overlays of how the website appears in different browswers.</text:p>
          </table:table-cell>
          <table:table-cell table:number-columns-repeated="251"/>
        </table:table-row>
        <table:table-row table:style-name="ro1">
          <table:table-cell/>
          <table:table-cell office:value-type="string">
            <text:p>Conficker Worm</text:p>
          </table:table-cell>
          <table:table-cell office:value-type="string">
            <text:p><text:s/>preys on windows machines and is set to adapt april 1st</text:p>
          </table:table-cell>
          <table:table-cell table:number-columns-repeated="251"/>
        </table:table-row>
        <table:table-row table:style-name="ro2">
          <table:table-cell/>
          <table:table-cell office:value-type="string">
            <text:p>Freemean Dyson Warming</text:p>
          </table:table-cell>
          <table:table-cell office:value-type="string">
            <text:p><text:s/>This physicist is skeptical about global warming models <text:a xlink:href="http://www.edge.org/documents/archive/edge219.html#dysonf">http://www.edge.org/documents/archive/edge219.html#dysonf</text:a></text:p>
          </table:table-cell>
          <table:table-cell table:number-columns-repeated="251"/>
        </table:table-row>
        <table:table-row table:style-name="ro4">
          <table:table-cell/>
          <table:table-cell office:value-type="string">
            <text:p>neighborhood transcriptomics</text:p>
          </table:table-cell>
          <table:table-cell office:value-type="string">
            <text:p><text:s/>this article supports the idea that changes in transcript expression are likely to correlate with changes to the genetic neighborhood of the transcript <text:a xlink:href="http://genome.cshlp.org/content/early/2009/03/24/gr.086165.108.abstract?papetoc">http://genome.cshlp.org/content/early/2009/03/24/gr.086165.108.abstract?papetoc</text:a></text:p>
          </table:table-cell>
          <table:table-cell table:number-columns-repeated="251"/>
        </table:table-row>
        <table:table-row table:style-name="ro2">
          <table:table-cell/>
          <table:table-cell office:value-type="string">
            <text:p>Ice Melt</text:p>
          </table:table-cell>
          <table:table-cell office:value-type="string">
            <text:p><text:s/>perhaps by 2020-2100 according to 23 different models at the Inergovernmental Panel on Climate Chagne DOI: 10.1126/science.323.5922.1655</text:p>
          </table:table-cell>
          <table:table-cell table:number-columns-repeated="251"/>
        </table:table-row>
        <table:table-row table:style-name="ro4">
          <table:table-cell/>
          <table:table-cell office:value-type="string">
            <text:p>Unelucidating Entaglement</text:p>
          </table:table-cell>
          <table:table-cell office:value-type="string">
            <text:p><text:s/>a quantum computer needn't opperate faster with more entanglement some german's computer model of a quantum computer shows that too much entaglement leads to a sticky mess of meangingless randomness DOI: 10.1126/science.323.5922.1658b</text:p>
          </table:table-cell>
          <table:table-cell table:number-columns-repeated="251"/>
        </table:table-row>
        <table:table-row table:style-name="ro1">
          <table:table-cell/>
          <table:table-cell office:value-type="string">
            <text:p>Bacteria xfer</text:p>
          </table:table-cell>
          <table:table-cell office:value-type="string">
            <text:p><text:s/>bacteria can move cell to cell w/o ever leaving entirely DOI: 10.1126/science.1172254</text:p>
          </table:table-cell>
          <table:table-cell table:number-columns-repeated="251"/>
        </table:table-row>
        <table:table-row table:style-name="ro4">
          <table:table-cell/>
          <table:table-cell office:value-type="string">
            <text:p>DNA Viral Pressure</text:p>
          </table:table-cell>
          <table:table-cell office:value-type="string">
            <text:p><text:s/>can be up to 50 atmospheres as determined by theory based on the internal size, counterbalencing osmotic pressure experiments, and single molecule measurements DOI: 10.1126/science.1170645</text:p>
          </table:table-cell>
          <table:table-cell table:number-columns-repeated="251"/>
        </table:table-row>
        <table:table-row table:style-name="ro2">
          <table:table-cell/>
          <table:table-cell office:value-type="string">
            <text:p>Singlets</text:p>
          </table:table-cell>
          <table:table-cell office:value-type="string">
            <text:p><text:s/>one of the two ways that the spin of two electrons can be combined (as opposed to the triplet)</text:p>
          </table:table-cell>
          <table:table-cell table:number-columns-repeated="251"/>
        </table:table-row>
        <table:table-row table:style-name="ro2">
          <table:table-cell/>
          <table:table-cell office:value-type="string">
            <text:p>monopoles</text:p>
          </table:table-cell>
          <table:table-cell office:value-type="string">
            <text:p><text:s/>magnetic fields of one pole are generally unknown but maybe possible to emulate through 'spin ices' doi:10.1038/458388f</text:p>
          </table:table-cell>
          <table:table-cell table:number-columns-repeated="251"/>
        </table:table-row>
        <table:table-row table:style-name="ro2">
          <table:table-cell/>
          <table:table-cell office:value-type="string">
            <text:p>Magnetic Cows</text:p>
          </table:table-cell>
          <table:table-cell office:value-type="string">
            <text:p><text:s/>Google image searches reveal that cows align themselves to the magnetic field of the earth, but not if the are close to overhead powerlines doi:10.1038/458389</text:p>
          </table:table-cell>
          <table:table-cell table:number-columns-repeated="251"/>
        </table:table-row>
        <table:table-row table:style-name="ro9">
          <table:table-cell/>
          <table:table-cell office:value-type="string">
            <text:p>Ideas</text:p>
          </table:table-cell>
          <table:table-cell office:value-type="string">
            <text:p>To build a great genetic model take an assload of categorical data. <text:s/>Compare the predictive value of cartesian products of categorical data. <text:s/>iterate across category defintions and possible cartesean products. <text:s/>For instance, one could determine if english sentences are 'real'. <text:s/>First take all words and do a logistic regression on the odds of each word being included in a 'real' sentence. <text:s/>then compare this to various cartesian products of words (in order?). <text:s/>use this technique by iterations to define 'real' words.</text:p>
          </table:table-cell>
          <table:table-cell table:number-columns-repeated="251"/>
        </table:table-row>
        <table:table-row table:style-name="ro2">
          <table:table-cell/>
          <table:table-cell office:value-type="string">
            <text:p>color search</text:p>
          </table:table-cell>
          <table:table-cell office:value-type="string">
            <text:p><text:s/>A GET embeded color feild will cause google to only display resuts (ie. &amp;imgcolor=blue)</text:p>
          </table:table-cell>
          <table:table-cell table:number-columns-repeated="251"/>
        </table:table-row>
        <table:table-row table:style-name="ro1">
          <table:table-cell/>
          <table:table-cell office:value-type="string">
            <text:p>limecat</text:p>
          </table:table-cell>
          <table:table-cell office:value-type="string">
            <text:p><text:s/>internet meme of an angry cat with a lime carved helmet</text:p>
          </table:table-cell>
          <table:table-cell table:number-columns-repeated="251"/>
        </table:table-row>
        <table:table-row table:style-name="ro2">
          <table:table-cell/>
          <table:table-cell office:value-type="string">
            <text:p>tivoization</text:p>
          </table:table-cell>
          <table:table-cell office:value-type="string">
            <text:p><text:s/>the act of using copyleft code and implementing hardware restrictions that prevent other code from operating</text:p>
          </table:table-cell>
          <table:table-cell table:number-columns-repeated="251"/>
        </table:table-row>
        <table:table-row table:style-name="ro2">
          <table:table-cell/>
          <table:table-cell office:value-type="string">
            <text:p>Private branch exchage</text:p>
          </table:table-cell>
          <table:table-cell office:value-type="string">
            <text:p><text:s/>or PBX is an inhouse telephone exchange used to implement 'very local calls' and conference calls (note <text:s/>skype offers to replace these installations)</text:p>
          </table:table-cell>
          <table:table-cell table:number-columns-repeated="251"/>
        </table:table-row>
        <table:table-row table:style-name="ro2">
          <table:table-cell/>
          <table:table-cell office:value-type="string">
            <text:p>WS-Security</text:p>
          </table:table-cell>
          <table:table-cell office:value-type="string">
            <text:p><text:s/>or WS* is a secure communications protocol for web services developed by the big boys</text:p>
          </table:table-cell>
          <table:table-cell table:number-columns-repeated="251"/>
        </table:table-row>
        <table:table-row table:style-name="ro1">
          <table:table-cell/>
          <table:table-cell office:value-type="string">
            <text:p>jquery</text:p>
          </table:table-cell>
          <table:table-cell office:value-type="string">
            <text:p><text:s/>a paired down javascript library that imporves the langues (worth learning)</text:p>
          </table:table-cell>
          <table:table-cell table:number-columns-repeated="251"/>
        </table:table-row>
        <table:table-row table:style-name="ro8">
          <table:table-cell/>
          <table:table-cell office:value-type="string">
            <text:p>http caching</text:p>
          </table:table-cell>
          <table:table-cell office:value-type="string">
            <text:p><text:s/>caching works a multiple levels of the http protocol from the browser, CDN's knowns as gateway caches, and proxy caches developed by ISPs. <text:s/>There are a number of ways to optimize for caching, and the most important is to store data by the same URL, follow a DRY philosophy in reference to big files, and set terminations for items that need to be refreshed regularly</text:p>
          </table:table-cell>
          <table:table-cell table:number-columns-repeated="251"/>
        </table:table-row>
        <table:table-row table:style-name="ro7">
          <table:table-cell/>
          <table:table-cell office:value-type="string">
            <text:p>Mean Feild Model</text:p>
          </table:table-cell>
          <table:table-cell table:style-name="ce4" office:value-type="string">
            <text:p><text:s/>attempts to resolve the complexities of dealing with a multi-bodied simulation by summing them into one body and resolving the gestalt effects of the partition function.</text:p>
          </table:table-cell>
          <table:table-cell table:number-columns-repeated="251"/>
        </table:table-row>
        <table:table-row table:style-name="ro7">
          <table:table-cell/>
          <table:table-cell office:value-type="string">
            <text:p>Partition Function:</text:p>
          </table:table-cell>
          <table:table-cell table:style-name="ce4" office:value-type="string">
            <text:p><text:s/>is used in statistical mechanics to describe thermodynmic equilibrium of termperature, volume, energy, entropy, presure and so on.</text:p>
          </table:table-cell>
          <table:table-cell table:number-columns-repeated="251"/>
        </table:table-row>
        <table:table-row table:style-name="ro7">
          <table:table-cell/>
          <table:table-cell office:value-type="string">
            <text:p>chaos game </text:p>
          </table:table-cell>
          <table:table-cell table:style-name="ce4" office:value-type="string">
            <text:p>builds a fractal from a point and a polygon on which verticies are placed at some fraction.  This process proceeds by iterations. </text:p>
          </table:table-cell>
          <table:table-cell table:number-columns-repeated="251"/>
        </table:table-row>
        <table:table-row table:style-name="ro10">
          <table:table-cell/>
          <table:table-cell office:value-type="string">
            <text:p>multiantigen antibodies</text:p>
          </table:table-cell>
          <table:table-cell office:value-type="string">
            <text:p><text:s/>Bostrom et al has developed an antibody which can attatch to two different antigens. This makes me think that antibodies (esp. Y-shaped antibodies) may be an important mechanism to associate different molecules. <text:s/>If antibodies only group with like binding antibodies then these associations would only be between molecules with equivilant binding sites, but if antibodies associate with different antibodies, these associations could map very different chemicals to one another.</text:p>
          </table:table-cell>
          <table:table-cell table:number-columns-repeated="251"/>
        </table:table-row>
        <table:table-row table:style-name="ro1">
          <table:table-cell/>
          <table:table-cell office:value-type="string">
            <text:p>Deep Brain Stimulation</text:p>
          </table:table-cell>
          <table:table-cell office:value-type="string">
            <text:p><text:s/>places electrodes into the brain and alieviates some symptoms of parkinsons</text:p>
          </table:table-cell>
          <table:table-cell table:number-columns-repeated="251"/>
        </table:table-row>
        <table:table-row table:style-name="ro1">
          <table:table-cell/>
          <table:table-cell office:value-type="string">
            <text:p>Sun temperature</text:p>
          </table:table-cell>
          <table:table-cell office:value-type="string">
            <text:p><text:s/>is hotter in the atmospher (1 million Celcius) than at the surface (6000 celcius)?</text:p>
          </table:table-cell>
          <table:table-cell table:number-columns-repeated="251"/>
        </table:table-row>
        <table:table-row table:style-name="ro2">
          <table:table-cell/>
          <table:table-cell office:value-type="string">
            <text:p>Methylation Inheritence</text:p>
          </table:table-cell>
          <table:table-cell office:value-type="string">
            <text:p><text:s/>is often inhereted during cell division, sometime ablated can be recovered through meiosis and RNAi Teixeira et al.</text:p>
          </table:table-cell>
          <table:table-cell table:number-columns-repeated="251"/>
        </table:table-row>
        <table:table-row table:style-name="ro1">
          <table:table-cell/>
          <table:table-cell office:value-type="string">
            <text:p>Eric Isaacs</text:p>
          </table:table-cell>
          <table:table-cell office:value-type="string">
            <text:p><text:s/>new argonne director</text:p>
          </table:table-cell>
          <table:table-cell table:number-columns-repeated="251"/>
        </table:table-row>
        <table:table-row table:style-name="ro2">
          <table:table-cell/>
          <table:table-cell office:value-type="string">
            <text:p>archea and bacteria</text:p>
          </table:table-cell>
          <table:table-cell office:value-type="string">
            <text:p><text:s/>commonly cooperate to get her done, some say they communicate with flaggellum <text:a xlink:href="http://www.sciencemag.org.ezproxy.galter.northwestern.edu/cgi/content/full/323/5921/1574">http://www.sciencemag.org.ezproxy.galter.northwestern.edu/cgi/content/full/323/5921/1574</text:a></text:p>
          </table:table-cell>
          <table:table-cell table:number-columns-repeated="251"/>
        </table:table-row>
        <table:table-row table:style-name="ro1">
          <table:table-cell/>
          <table:table-cell office:value-type="string">
            <text:p>cuperates</text:p>
          </table:table-cell>
          <table:table-cell office:value-type="string">
            <text:p><text:s/>compounds that contain copper oxide (make up most known superconducters)</text:p>
          </table:table-cell>
          <table:table-cell table:number-columns-repeated="251"/>
        </table:table-row>
        <table:table-row table:style-name="ro1">
          <table:table-cell/>
          <table:table-cell office:value-type="string">
            <text:p>epidural anesthesia</text:p>
          </table:table-cell>
          <table:table-cell office:value-type="string">
            <text:p><text:s/>injects anesthetic into the epidural space of the spine which inhibits neuaral signals</text:p>
          </table:table-cell>
          <table:table-cell table:number-columns-repeated="251"/>
        </table:table-row>
        <table:table-row table:style-name="ro1">
          <table:table-cell/>
          <table:table-cell office:value-type="string">
            <text:p>Anomalocarids</text:p>
          </table:table-cell>
          <table:table-cell office:value-type="string">
            <text:p><text:s/>giant (2m long) predators of the cambrian (triolobyte eaters)</text:p>
          </table:table-cell>
          <table:table-cell table:number-columns-repeated="251"/>
        </table:table-row>
        <table:table-row table:style-name="ro1">
          <table:table-cell/>
          <table:table-cell office:value-type="string">
            <text:p>ablated</text:p>
          </table:table-cell>
          <table:table-cell office:value-type="string">
            <text:p><text:s/>removed or taken away</text:p>
          </table:table-cell>
          <table:table-cell table:number-columns-repeated="251"/>
        </table:table-row>
        <table:table-row table:style-name="ro4">
          <table:table-cell/>
          <table:table-cell office:value-type="string">
            <text:p>e-health records <text:s text:c="7"/></text:p>
          </table:table-cell>
          <table:table-cell office:value-type="string">
            <text:p>Obama's stimulus package has pleged $19 billion and 47 pages to supporting Bush's goal of EHRs for individual and scientific use by 2014 (http://www.nature.com/nature/journal/v458/n7236/full/458259b.html)] </text:p>
          </table:table-cell>
          <table:table-cell table:number-columns-repeated="251"/>
        </table:table-row>
        <table:table-row table:style-name="ro2">
          <table:table-cell/>
          <table:table-cell office:value-type="string">
            <text:p>blogo-science <text:s text:c="11"/></text:p>
          </table:table-cell>
          <table:table-cell office:value-type="string">
            <text:p>the success of huff and puff will soon swing to popular science writing http://www.nature.com/nature/journal/v458/n7236/full/458260a.html </text:p>
          </table:table-cell>
          <table:table-cell table:number-columns-repeated="251"/>
        </table:table-row>
        <table:table-row table:style-name="ro2">
          <table:table-cell/>
          <table:table-cell office:value-type="string">
            <text:p>radio-bucky <text:s text:c="10"/></text:p>
          </table:table-cell>
          <table:table-cell office:value-type="string">
            <text:p><text:s/>bucky balls can be made of uranium http://www.nature.com/nature/journal/v458/n7236/full/458262c.html </text:p>
          </table:table-cell>
          <table:table-cell table:number-columns-repeated="251"/>
        </table:table-row>
        <table:table-row table:style-name="ro2">
          <table:table-cell/>
          <table:table-cell office:value-type="string">
            <text:p>shape conservation <text:s text:c="6"/></text:p>
          </table:table-cell>
          <table:table-cell office:value-type="string">
            <text:p><text:s/>genetics might conserve shape over sequence meaning 12% of genome might be conserved http//www.sciencemag.org/cgi/content/abstract/1169050v1 </text:p>
          </table:table-cell>
          <table:table-cell table:number-columns-repeated="251"/>
        </table:table-row>
        <table:table-row table:style-name="ro4">
          <table:table-cell/>
          <table:table-cell office:value-type="string">
            <text:p>gene wars <text:s text:c="10"/></text:p>
          </table:table-cell>
          <table:table-cell office:value-type="string">
            <text:p><text:s/>perhaps the genome is battling to determine who will be methylated and shut off. <text:s/>A similar idea is suggested in regards to X-chromosome inactivation http//www.nature.com/nature/journal/v458/n7236/full/458263f.html</text:p>
          </table:table-cell>
          <table:table-cell table:number-columns-repeated="251"/>
        </table:table-row>
        <table:table-row table:style-name="ro2">
          <table:table-cell/>
          <table:table-cell office:value-type="string">
            <text:p>rototaxanes <text:s text:c="11"/></text:p>
          </table:table-cell>
          <table:table-cell office:value-type="string">
            <text:p>molecules that have <text:s/>dumbell trapped in a circle so that they can spin freely, but not detatch</text:p>
          </table:table-cell>
          <table:table-cell table:number-columns-repeated="251"/>
        </table:table-row>
        <table:table-row table:style-name="ro1">
          <table:table-cell/>
          <table:table-cell office:value-type="string">
            <text:p>optical activity <text:s text:c="7"/></text:p>
          </table:table-cell>
          <table:table-cell office:value-type="string">
            <text:p>the rotation of polarized light by chiral molecules</text:p>
          </table:table-cell>
          <table:table-cell table:number-columns-repeated="251"/>
        </table:table-row>
        <table:table-row table:style-name="ro1">
          <table:table-cell/>
          <table:table-cell office:value-type="string">
            <text:p>lithosphere <text:s text:c="11"/></text:p>
          </table:table-cell>
          <table:table-cell office:value-type="string">
            <text:p>crunchy outside of the planet (crust and uper mantle)</text:p>
          </table:table-cell>
          <table:table-cell table:number-columns-repeated="251"/>
        </table:table-row>
        <table:table-row table:style-name="ro1">
          <table:table-cell/>
          <table:table-cell office:value-type="string">
            <text:p>obliquity <text:s text:c="11"/></text:p>
          </table:table-cell>
          <table:table-cell office:value-type="string">
            <text:p>deviation from parrellelism</text:p>
          </table:table-cell>
          <table:table-cell table:number-columns-repeated="251"/>
        </table:table-row>
        <table:table-row table:style-name="ro1">
          <table:table-cell/>
          <table:table-cell office:value-type="string">
            <text:p>ars technica <text:s text:c="10"/></text:p>
          </table:table-cell>
          <table:table-cell office:value-type="string">
            <text:p><text:s/>pretty old technology blog</text:p>
          </table:table-cell>
          <table:table-cell table:number-columns-repeated="251"/>
        </table:table-row>
        <table:table-row table:style-name="ro1">
          <table:table-cell/>
          <table:table-cell office:value-type="string">
            <text:p>lifehacker <text:s text:c="11"/></text:p>
          </table:table-cell>
          <table:table-cell office:value-type="string">
            <text:p>do it yourself blog</text:p>
          </table:table-cell>
          <table:table-cell table:number-columns-repeated="251"/>
        </table:table-row>
        <table:table-row table:style-name="ro1">
          <table:table-cell/>
          <table:table-cell office:value-type="string">
            <text:p>endgadget <text:s text:c="11"/></text:p>
          </table:table-cell>
          <table:table-cell office:value-type="string">
            <text:p>gadget blog</text:p>
          </table:table-cell>
          <table:table-cell table:number-columns-repeated="251"/>
        </table:table-row>
        <table:table-row table:style-name="ro2">
          <table:table-cell/>
          <table:table-cell office:value-type="string">
            <text:p>hierachical routing</text:p>
          </table:table-cell>
          <table:table-cell office:value-type="string">
            <text:p><text:s/>nodes are grouped into clusters and any node has only a limited veiw of the network at large</text:p>
          </table:table-cell>
          <table:table-cell table:number-columns-repeated="251"/>
        </table:table-row>
        <table:table-row table:style-name="ro1">
          <table:table-cell/>
          <table:table-cell office:value-type="string">
            <text:p>channel zapping time</text:p>
          </table:table-cell>
          <table:table-cell office:value-type="string">
            <text:p><text:s/>delay between changing a channel and seeing the channel</text:p>
          </table:table-cell>
          <table:table-cell table:number-columns-repeated="251"/>
        </table:table-row>
        <table:table-row table:style-name="ro2">
          <table:table-cell/>
          <table:table-cell office:value-type="string">
            <text:p>internet protocol television</text:p>
          </table:table-cell>
          <table:table-cell office:value-type="string">
            <text:p><text:s/>IPTV is the delievery of television over an IP network, and generally only delievers one station at a time slowing channel zapping time</text:p>
          </table:table-cell>
          <table:table-cell table:number-columns-repeated="251"/>
        </table:table-row>
        <table:table-row table:style-name="ro2">
          <table:table-cell/>
          <table:table-cell office:value-type="string">
            <text:p>M statistic</text:p>
          </table:table-cell>
          <table:table-cell office:value-type="string">
            <text:p><text:s/>used to find spatial relationships between data by comparing the found distance between observations with that expected from a random distribution</text:p>
          </table:table-cell>
          <table:table-cell table:number-columns-repeated="251"/>
        </table:table-row>
        <table:table-row table:style-name="ro2">
          <table:table-cell/>
          <table:table-cell office:value-type="string">
            <text:p>Apolipoprotein</text:p>
          </table:table-cell>
          <table:table-cell office:value-type="string">
            <text:p><text:s/>proteins which bind lipids to form lipoproteins which are used in the transit of fatty acids</text:p>
          </table:table-cell>
          <table:table-cell table:number-columns-repeated="251"/>
        </table:table-row>
        <table:table-row table:style-name="ro4">
          <table:table-cell/>
          <table:table-cell office:value-type="string">
            <text:p>media access control</text:p>
          </table:table-cell>
          <table:table-cell office:value-type="string">
            <text:p><text:s/>or MAC is a low level of the communications protocol responsible for allowing the physical layers of multiple machines to communicate (ie. a small network where everyone recieves a signal in turn)</text:p>
          </table:table-cell>
          <table:table-cell table:number-columns-repeated="251"/>
        </table:table-row>
        <table:table-row table:style-name="ro4">
          <table:table-cell/>
          <table:table-cell office:value-type="string">
            <text:p>deluanay triangulation</text:p>
          </table:table-cell>
          <table:table-cell office:value-type="string">
            <text:p><text:s/>A set of triangles drawn between points so that that circle enclosing each triangle doesn't enclose any other point. <text:s/>The euclidean spanning tree is a subset of these points.</text:p>
          </table:table-cell>
          <table:table-cell table:number-columns-repeated="251"/>
        </table:table-row>
        <table:table-row table:style-name="ro2">
          <table:table-cell/>
          <table:table-cell office:value-type="string">
            <text:p>spline</text:p>
          </table:table-cell>
          <table:table-cell office:value-type="string">
            <text:p><text:s/>a function composed of piecewise polynomials useful to CS as a simple and powerful curve building function</text:p>
          </table:table-cell>
          <table:table-cell table:number-columns-repeated="251"/>
        </table:table-row>
        <table:table-row table:style-name="ro2">
          <table:table-cell/>
          <table:table-cell office:value-type="string">
            <text:p>microfluidic flow</text:p>
          </table:table-cell>
          <table:table-cell office:value-type="string">
            <text:p><text:s/>can be made by mimicing passive electrical circuits, with capacitors, diodes and resistors Nat. Phys. 5, 231 (2009).</text:p>
          </table:table-cell>
          <table:table-cell table:number-columns-repeated="251"/>
        </table:table-row>
        <table:table-row table:style-name="ro1">
          <table:table-cell/>
          <table:table-cell office:value-type="string">
            <text:p>microfluidic capacitor</text:p>
          </table:table-cell>
          <table:table-cell office:value-type="string">
            <text:p><text:s/>a deformable elastomeric film for instance Nat. Phys. 5, 231 (2009).</text:p>
          </table:table-cell>
          <table:table-cell table:number-columns-repeated="251"/>
        </table:table-row>
        <table:table-row table:style-name="ro1">
          <table:table-cell/>
          <table:table-cell office:value-type="string">
            <text:p>microfluidic diode</text:p>
          </table:table-cell>
          <table:table-cell office:value-type="string">
            <text:p><text:s/>a weir gated element</text:p>
          </table:table-cell>
          <table:table-cell table:number-columns-repeated="251"/>
        </table:table-row>
        <table:table-row table:style-name="ro1">
          <table:table-cell/>
          <table:table-cell office:value-type="string">
            <text:p>diodes</text:p>
          </table:table-cell>
          <table:table-cell office:value-type="string">
            <text:p><text:s/>one way electical gates</text:p>
          </table:table-cell>
          <table:table-cell table:number-columns-repeated="251"/>
        </table:table-row>
        <table:table-row table:style-name="ro1">
          <table:table-cell/>
          <table:table-cell office:value-type="string">
            <text:p>elastomer</text:p>
          </table:table-cell>
          <table:table-cell office:value-type="string">
            <text:p><text:s/>an elastic polymer</text:p>
          </table:table-cell>
          <table:table-cell table:number-columns-repeated="251"/>
        </table:table-row>
        <table:table-row table:style-name="ro1">
          <table:table-cell/>
          <table:table-cell office:value-type="string">
            <text:p>weir</text:p>
          </table:table-cell>
          <table:table-cell office:value-type="string">
            <text:p><text:s/>an overflow type dam</text:p>
          </table:table-cell>
          <table:table-cell table:number-columns-repeated="251"/>
        </table:table-row>
        <table:table-row table:style-name="ro1">
          <table:table-cell/>
          <table:table-cell office:value-type="string">
            <text:p>quorum sensing</text:p>
          </table:table-cell>
          <table:table-cell office:value-type="string">
            <text:p><text:s/>desentrialized decision making often found in one or more species of bacteria</text:p>
          </table:table-cell>
          <table:table-cell table:number-columns-repeated="251"/>
        </table:table-row>
        <table:table-row table:style-name="ro2">
          <table:table-cell/>
          <table:table-cell office:value-type="string">
            <text:p>smart.fm</text:p>
          </table:table-cell>
          <table:table-cell office:value-type="string">
            <text:p>a memorization service (should try to memorize this). Must upload list items one at a time</text:p>
          </table:table-cell>
          <table:table-cell table:number-columns-repeated="251"/>
        </table:table-row>
        <table:table-row table:style-name="ro1">
          <table:table-cell/>
          <table:table-cell office:value-type="string">
            <text:p>keyboard binding</text:p>
          </table:table-cell>
          <table:table-cell office:value-type="string">
            <text:p>a near synonym for keyboard shortcuts that usually implies rewritability by the user</text:p>
          </table:table-cell>
          <table:table-cell table:number-columns-repeated="251"/>
        </table:table-row>
        <table:table-row table:style-name="ro8">
          <table:table-cell/>
          <table:table-cell office:value-type="string">
            <text:p>optical sectioning (TSLIM)</text:p>
          </table:table-cell>
          <table:table-cell office:value-type="string">
            <text:p>Thin sheet laser imaging microscopy is a non-invasive technique for sectioning involves bright planes of light and produces clear bars at um resolutions http://www.biotechniques.com/biotechniques/BiotechniquesJournal/aop/Thin-sheet-laser-imaging-microscopy-for-optical-sectioning-of-thick-tissues/biotechniques-132577.html</text:p>
          </table:table-cell>
          <table:table-cell table:number-columns-repeated="251"/>
        </table:table-row>
        <table:table-row table:style-name="ro1">
          <table:table-cell/>
          <table:table-cell office:value-type="string">
            <text:p>isokinetic</text:p>
          </table:table-cell>
          <table:table-cell office:value-type="string">
            <text:p>occuring at the same speed regardless of force applied</text:p>
          </table:table-cell>
          <table:table-cell table:number-columns-repeated="251"/>
        </table:table-row>
        <table:table-row table:style-name="ro1">
          <table:table-cell/>
          <table:table-cell office:value-type="string">
            <text:p>hamiltonian</text:p>
          </table:table-cell>
          <table:table-cell office:value-type="string">
            <text:p>a quantum mechanical observable that relates the total energy of a system</text:p>
          </table:table-cell>
          <table:table-cell table:number-columns-repeated="251"/>
        </table:table-row>
        <table:table-row table:style-name="ro2">
          <table:table-cell/>
          <table:table-cell office:value-type="string">
            <text:p>attractor</text:p>
          </table:table-cell>
          <table:table-cell office:value-type="string">
            <text:p>a set towards which a chaotic system moves over time (can be simple, manifold, or fractal)</text:p>
          </table:table-cell>
          <table:table-cell table:number-columns-repeated="251"/>
        </table:table-row>
        <table:table-row table:style-name="ro1">
          <table:table-cell/>
          <table:table-cell office:value-type="string">
            <text:p>precession</text:p>
          </table:table-cell>
          <table:table-cell office:value-type="string">
            <text:p>the movement of an object relative to its axis of rotation</text:p>
          </table:table-cell>
          <table:table-cell table:number-columns-repeated="251"/>
        </table:table-row>
        <table:table-row table:style-name="ro1">
          <table:table-cell/>
          <table:table-cell office:value-type="string">
            <text:p>pinning</text:p>
          </table:table-cell>
          <table:table-cell office:value-type="string">
            <text:p>getting stuck in place</text:p>
          </table:table-cell>
          <table:table-cell table:number-columns-repeated="251"/>
        </table:table-row>
        <table:table-row table:style-name="ro1">
          <table:table-cell/>
          <table:table-cell office:value-type="string">
            <text:p>coherence resonance</text:p>
          </table:table-cell>
          <table:table-cell office:value-type="string">
            <text:p>where a resonance is facillitated by a certain amount of noise</text:p>
          </table:table-cell>
          <table:table-cell table:number-columns-repeated="251"/>
        </table:table-row>
        <table:table-row table:style-name="ro1">
          <table:table-cell/>
          <table:table-cell office:value-type="string">
            <text:p>chua's circuit</text:p>
          </table:table-cell>
          <table:table-cell office:value-type="string">
            <text:p>the simplest electronic circuit which displays chaotic behavior</text:p>
          </table:table-cell>
          <table:table-cell table:number-columns-repeated="251"/>
        </table:table-row>
        <table:table-row table:style-name="ro2">
          <table:table-cell/>
          <table:table-cell office:value-type="string">
            <text:p>sample entropy</text:p>
          </table:table-cell>
          <table:table-cell office:value-type="string">
            <text:p>negative log of the estimated probability that the if a subseries match within a tollerance that the next observation will match</text:p>
          </table:table-cell>
          <table:table-cell table:number-columns-repeated="251"/>
        </table:table-row>
        <table:table-row table:style-name="ro1">
          <table:table-cell/>
          <table:table-cell office:value-type="string">
            <text:p>HZE partciles</text:p>
          </table:table-cell>
          <table:table-cell office:value-type="string">
            <text:p>high engergy radioactive particles</text:p>
          </table:table-cell>
          <table:table-cell table:number-columns-repeated="251"/>
        </table:table-row>
        <table:table-row table:style-name="ro1">
          <table:table-cell/>
          <table:table-cell office:value-type="string">
            <text:p>Clusterin</text:p>
          </table:table-cell>
          <table:table-cell office:value-type="string">
            <text:p>a di-sulfided bonded molecule that aggregates cellular debris following apotosis</text:p>
          </table:table-cell>
          <table:table-cell table:number-columns-repeated="251"/>
        </table:table-row>
        <table:table-row table:style-name="ro1">
          <table:table-cell/>
          <table:table-cell office:value-type="string">
            <text:p>haploidinsufficiency</text:p>
          </table:table-cell>
          <table:table-cell office:value-type="string">
            <text:p>only one copy of a gene and too low of production rates</text:p>
          </table:table-cell>
          <table:table-cell table:number-columns-repeated="251"/>
        </table:table-row>
        <table:table-row table:style-name="ro1">
          <table:table-cell/>
          <table:table-cell office:value-type="string">
            <text:p>senesense</text:p>
          </table:table-cell>
          <table:table-cell office:value-type="string">
            <text:p>advancing into old age</text:p>
          </table:table-cell>
          <table:table-cell table:number-columns-repeated="251"/>
        </table:table-row>
        <table:table-row table:style-name="ro2">
          <table:table-cell/>
          <table:table-cell office:value-type="string">
            <text:p>photomosiac generator</text:p>
          </table:table-cell>
          <table:table-cell office:value-type="string">
            <text:p>makes large pictures from smaller ones ie. <text:a xlink:href="http://www.atalasoft.com/cs/blogs/31appsin31days/archive/2008/05/18/photomosaic-generator.aspx">http://www.atalasoft.com/cs/blogs/31appsin31days/archive/2008/05/18/photomosaic-generator.aspx</text:a></text:p>
          </table:table-cell>
          <table:table-cell table:number-columns-repeated="251"/>
        </table:table-row>
        <table:table-row table:style-name="ro1">
          <table:table-cell/>
          <table:table-cell office:value-type="string">
            <text:p>I phone programmin</text:p>
          </table:table-cell>
          <table:table-cell office:value-type="string">
            <text:p>stanford has <text:s/>course avaliable for free online thru Itunes U</text:p>
          </table:table-cell>
          <table:table-cell table:number-columns-repeated="251"/>
        </table:table-row>
        <table:table-row table:style-name="ro2">
          <table:table-cell/>
          <table:table-cell table:style-name="ce4" office:value-type="string">
            <text:p>Wallerian degeneration </text:p>
          </table:table-cell>
          <table:table-cell office:value-type="string">
            <text:p>the degredation that breaks up axons within a few hours of severing or smashing (they disinigrate into bits)</text:p>
          </table:table-cell>
          <table:table-cell table:number-columns-repeated="251"/>
        </table:table-row>
        <table:table-row table:style-name="ro1">
          <table:table-cell/>
          <table:table-cell office:value-type="string">
            <text:p>syteny</text:p>
          </table:table-cell>
          <table:table-cell office:value-type="string">
            <text:p>the co-localization of genetic loci which is the physical analogy to linkage</text:p>
          </table:table-cell>
          <table:table-cell table:number-columns-repeated="251"/>
        </table:table-row>
        <table:table-row table:style-name="ro2">
          <table:table-cell/>
          <table:table-cell office:value-type="string">
            <text:p>overlay network</text:p>
          </table:table-cell>
          <table:table-cell office:value-type="string">
            <text:p>a network which is built atop another network, for example a peer to peer network is built atop the larger internet</text:p>
          </table:table-cell>
          <table:table-cell table:number-columns-repeated="251"/>
        </table:table-row>
        <table:table-row table:style-name="ro3">
          <table:table-cell/>
          <table:table-cell office:value-type="string">
            <text:p>gossip protocol</text:p>
          </table:table-cell>
          <table:table-cell office:value-type="string">
            <text:p>a robust network protocol that relies on delivery of relavent info between two peers. <text:s/>For example if we are trying to find the best match for a string each router can pass along the value of the best match that they know thus far and soon a really great match or the best match will emerge</text:p>
          </table:table-cell>
          <table:table-cell table:number-columns-repeated="251"/>
        </table:table-row>
        <table:table-row table:style-name="ro2">
          <table:table-cell/>
          <table:table-cell office:value-type="string">
            <text:p>Bufferless-network</text:p>
          </table:table-cell>
          <table:table-cell office:value-type="string">
            <text:p>either processes data immediately or drops it. <text:s/>There is much interest in this to develop light based networks (because it is hard to slow light down to 0mph for a buffer)</text:p>
          </table:table-cell>
          <table:table-cell table:number-columns-repeated="251"/>
        </table:table-row>
        <table:table-row table:style-name="ro2">
          <table:table-cell/>
          <table:table-cell office:value-type="string">
            <text:p>optical burst switching</text:p>
          </table:table-cell>
          <table:table-cell office:value-type="string">
            <text:p>a way of utilizing multiple bandwidths across a single fiber to accomedate bursty traffic on a network</text:p>
          </table:table-cell>
          <table:table-cell table:number-columns-repeated="251"/>
        </table:table-row>
        <table:table-row table:style-name="ro1">
          <table:table-cell/>
          <table:table-cell office:value-type="string">
            <text:p>log normal distribution</text:p>
          </table:table-cell>
          <table:table-cell office:value-type="string">
            <text:p>that whose logorithm is normally distributed (its exponent is normally distributed)</text:p>
          </table:table-cell>
          <table:table-cell table:number-columns-repeated="251"/>
        </table:table-row>
        <table:table-row table:style-name="ro2">
          <table:table-cell/>
          <table:table-cell office:value-type="string">
            <text:p>censoring</text:p>
          </table:table-cell>
          <table:table-cell office:value-type="string">
            <text:p>occurs when some values are outside of the range of the study (like people over 300lbs cannot be weighed accurately)</text:p>
          </table:table-cell>
          <table:table-cell table:number-columns-repeated="251"/>
        </table:table-row>
        <table:table-row table:style-name="ro2">
          <table:table-cell/>
          <table:table-cell office:value-type="string">
            <text:p>EM algorithm</text:p>
          </table:table-cell>
          <table:table-cell office:value-type="string">
            <text:p>expectation maximization algorithm finds the best fit of a probabilisitc model (like a logistic regression)</text:p>
          </table:table-cell>
          <table:table-cell table:number-columns-repeated="251"/>
        </table:table-row>
        <table:table-row table:style-name="ro1">
          <table:table-cell/>
          <table:table-cell office:value-type="string">
            <text:p>missing information principal</text:p>
          </table:table-cell>
          <table:table-cell office:value-type="string">
            <text:p>any principal which deals with censored data in a model</text:p>
          </table:table-cell>
          <table:table-cell table:number-columns-repeated="251"/>
        </table:table-row>
        <table:table-row table:style-name="ro1">
          <table:table-cell/>
          <table:table-cell office:value-type="string">
            <text:p>quantiles</text:p>
          </table:table-cell>
          <table:table-cell office:value-type="string">
            <text:p>points taken at regular intervals within a dataset, for example the median</text:p>
          </table:table-cell>
          <table:table-cell table:number-columns-repeated="251"/>
        </table:table-row>
        <table:table-row table:style-name="ro2">
          <table:table-cell/>
          <table:table-cell office:value-type="string">
            <text:p>quantile regression</text:p>
          </table:table-cell>
          <table:table-cell office:value-type="string">
            <text:p>a form of regression that optimizes to a quantile (usually the median) as opposed to the mean</text:p>
          </table:table-cell>
          <table:table-cell table:number-columns-repeated="251"/>
        </table:table-row>
        <table:table-row table:style-name="ro1">
          <table:table-cell/>
          <table:table-cell office:value-type="string">
            <text:p>count data</text:p>
          </table:table-cell>
          <table:table-cell office:value-type="string">
            <text:p>data composed of non-negative integers</text:p>
          </table:table-cell>
          <table:table-cell table:number-columns-repeated="251"/>
        </table:table-row>
        <table:table-row table:style-name="ro2">
          <table:table-cell/>
          <table:table-cell office:value-type="string">
            <text:p>functional dependency</text:p>
          </table:table-cell>
          <table:table-cell office:value-type="string">
            <text:p>a constraint in a relational database that says that given a, b is known. <text:s/>For example given a VIN number the MPG is known (but not the other way around)</text:p>
          </table:table-cell>
          <table:table-cell table:number-columns-repeated="251"/>
        </table:table-row>
        <table:table-row table:style-name="ro4">
          <table:table-cell/>
          <table:table-cell office:value-type="string">
            <text:p>cardinality constraint</text:p>
          </table:table-cell>
          <table:table-cell office:value-type="string">
            <text:p>a database constraint that specifies the nature of a relationship, for example every dog has 1 or 0 experimental groups and 0-many pathologies. <text:s/>These are useful when referencing the data because the data does not have to be checked</text:p>
          </table:table-cell>
          <table:table-cell table:number-columns-repeated="251"/>
        </table:table-row>
        <table:table-row table:style-name="ro1">
          <table:table-cell/>
          <table:table-cell office:value-type="string">
            <text:p>anterograde</text:p>
          </table:table-cell>
          <table:table-cell office:value-type="string">
            <text:p>moving or extending forward; an antonym of retrograde (ie. Retorgrade amnesia)</text:p>
          </table:table-cell>
          <table:table-cell table:number-columns-repeated="251"/>
        </table:table-row>
        <table:table-row table:style-name="ro1">
          <table:table-cell/>
          <table:table-cell office:value-type="string">
            <text:p>bursty traffic</text:p>
          </table:table-cell>
          <table:table-cell office:value-type="string">
            <text:p>a traffic pattern that has sudden bursts of activity alongside long latencies (good name)</text:p>
          </table:table-cell>
          <table:table-cell table:number-columns-repeated="251"/>
        </table:table-row>
        <table:table-row table:style-name="ro2">
          <table:table-cell/>
          <table:table-cell office:value-type="string">
            <text:p>defensive publication</text:p>
          </table:table-cell>
          <table:table-cell office:value-type="string">
            <text:p>by publishing a patentable idea in publicly available literature the idea cannot be patented by a competitor</text:p>
          </table:table-cell>
          <table:table-cell table:number-columns-repeated="251"/>
        </table:table-row>
        <table:table-row table:style-name="ro1">
          <table:table-cell/>
          <table:table-cell office:value-type="string">
            <text:p>PUMA</text:p>
          </table:table-cell>
          <table:table-cell office:value-type="string">
            <text:p>GM Segway collaboration to build a 35mph 2-wheeled car with <text:s/>35 mile range</text:p>
          </table:table-cell>
          <table:table-cell table:number-columns-repeated="251"/>
        </table:table-row>
        <table:table-row table:style-name="ro1">
          <table:table-cell/>
          <table:table-cell office:value-type="string">
            <text:p>Beckstrom's Law</text:p>
          </table:table-cell>
          <table:table-cell office:value-type="string">
            <text:p>A networks value is equal to the sum of the value added to each user (or administrator)</text:p>
          </table:table-cell>
          <table:table-cell table:number-columns-repeated="251"/>
        </table:table-row>
        <table:table-row table:style-name="ro1">
          <table:table-cell/>
          <table:table-cell office:value-type="string">
            <text:p>TLD</text:p>
          </table:table-cell>
          <table:table-cell office:value-type="string">
            <text:p>Top level Domain – the com in dot com</text:p>
          </table:table-cell>
          <table:table-cell table:number-columns-repeated="251"/>
        </table:table-row>
        <table:table-row table:style-name="ro2">
          <table:table-cell/>
          <table:table-cell office:value-type="string">
            <text:p>ICANN</text:p>
          </table:table-cell>
          <table:table-cell office:value-type="string">
            <text:p>Internet Corporation for Assigned Names and Numbers is a not for profit that sets the top level domain names</text:p>
          </table:table-cell>
          <table:table-cell table:number-columns-repeated="251"/>
        </table:table-row>
        <table:table-row table:style-name="ro1">
          <table:table-cell/>
          <table:table-cell office:value-type="string">
            <text:p>groovy</text:p>
          </table:table-cell>
          <table:table-cell office:value-type="string">
            <text:p>A superset of Java and the one I would like to learn when I take up the study </text:p>
          </table:table-cell>
          <table:table-cell table:number-columns-repeated="251"/>
        </table:table-row>
        <table:table-row table:style-name="ro2">
          <table:table-cell/>
          <table:table-cell office:value-type="string">
            <text:p>JVM</text:p>
          </table:table-cell>
          <table:table-cell office:value-type="string">
            <text:p>Java Virtual Machine is the virtually ubiquitious virtual machine that is used to run java code</text:p>
          </table:table-cell>
          <table:table-cell table:number-columns-repeated="251"/>
        </table:table-row>
        <table:table-row table:style-name="ro8">
          <table:table-cell/>
          <table:table-cell table:style-name="ce6" office:value-type="string">
            <text:p>Gompertz-Makeham law </text:p>
          </table:table-cell>
          <table:table-cell office:value-type="string">
            <text:p>that the death with age curve is the sum of an exponential (Gompertz) and constant (Makeham) term. <text:s/>Most of the increase in lifespan up until 1950 was due to a change in the constant Makeham term. <text:s/>Now the exponential Gompertz term has more impact. <text:s/>Importantly, the Gompertz curve fails to describe death rates in the very which tend to be longer than the model would predict.</text:p>
          </table:table-cell>
          <table:table-cell table:number-columns-repeated="251"/>
        </table:table-row>
        <table:table-row table:style-name="ro1">
          <table:table-cell/>
          <table:table-cell office:value-type="string">
            <text:p>Linezolid</text:p>
          </table:table-cell>
          <table:table-cell office:value-type="string">
            <text:p>An antibiotic used against resistant strains</text:p>
          </table:table-cell>
          <table:table-cell table:number-columns-repeated="251"/>
        </table:table-row>
        <table:table-row table:style-name="ro2">
          <table:table-cell/>
          <table:table-cell office:value-type="string">
            <text:p>breakpoint graph</text:p>
          </table:table-cell>
          <table:table-cell office:value-type="string">
            <text:p>A graph that emerges from reverse sorting statistics and it useful for studying computation in biology</text:p>
          </table:table-cell>
          <table:table-cell table:number-columns-repeated="251"/>
        </table:table-row>
        <table:table-row table:style-name="ro1">
          <table:table-cell/>
          <table:table-cell office:value-type="string">
            <text:p>sorting by reversals</text:p>
          </table:table-cell>
          <table:table-cell office:value-type="string">
            <text:p>ie a genetic inversion, can be used to reconstruct genomes</text:p>
          </table:table-cell>
          <table:table-cell table:number-columns-repeated="251"/>
        </table:table-row>
        <table:table-row table:style-name="ro1">
          <table:table-cell/>
          <table:table-cell office:value-type="string">
            <text:p>Lotka-Volterra equation</text:p>
          </table:table-cell>
          <table:table-cell office:value-type="string">
            <text:p>the predator-prey model</text:p>
          </table:table-cell>
          <table:table-cell table:number-columns-repeated="251"/>
        </table:table-row>
        <table:table-row table:style-name="ro1">
          <table:table-cell/>
          <table:table-cell office:value-type="string">
            <text:p>abscopal effects</text:p>
          </table:table-cell>
          <table:table-cell office:value-type="string">
            <text:p>the remote effects of radiation on a tissue</text:p>
          </table:table-cell>
          <table:table-cell table:number-columns-repeated="251"/>
        </table:table-row>
        <table:table-row table:style-name="ro1">
          <table:table-cell/>
          <table:table-cell table:style-name="ce4" office:value-type="string">
            <text:p>hierarchical clustering </text:p>
          </table:table-cell>
          <table:table-cell office:value-type="string">
            <text:p>a statistical method for grouping correlated data</text:p>
          </table:table-cell>
          <table:table-cell table:number-columns-repeated="251"/>
        </table:table-row>
        <table:table-row table:style-name="ro5">
          <table:table-cell table:number-columns-repeated="254"/>
        </table:table-row>
        <table:table-row table:style-name="ro2">
          <table:table-cell/>
          <table:table-cell office:value-type="string">
            <text:p>anchorage independent growth</text:p>
          </table:table-cell>
          <table:table-cell office:value-type="string">
            <text:p>a cancer model that works by growing cells on agarose plates and treating to select for those cells that will proliferate (they will be precacerous)</text:p>
          </table:table-cell>
          <table:table-cell table:number-columns-repeated="251"/>
        </table:table-row>
        <table:table-row table:style-name="ro1">
          <table:table-cell/>
          <table:table-cell office:value-type="string">
            <text:p>proteomics mass spec</text:p>
          </table:table-cell>
          <table:table-cell office:value-type="string">
            <text:p>proteomics is a mass spect technique</text:p>
          </table:table-cell>
          <table:table-cell table:number-columns-repeated="251"/>
        </table:table-row>
        <table:table-row table:style-name="ro1">
          <table:table-cell/>
          <table:table-cell office:value-type="string">
            <text:p>immobalized metal ion affinity chromotagraphy</text:p>
          </table:table-cell>
          <table:table-cell office:value-type="string">
            <text:p>uses metals in a column to bind metal-binding proteins</text:p>
          </table:table-cell>
          <table:table-cell table:number-columns-repeated="251"/>
        </table:table-row>
        <table:table-row table:style-name="ro1">
          <table:table-cell/>
          <table:table-cell office:value-type="string">
            <text:p>Protein Microarray</text:p>
          </table:table-cell>
          <table:table-cell office:value-type="string">
            <text:p>a microarray doted with antibodies (can fit 50-300 antibodies per chip)</text:p>
          </table:table-cell>
          <table:table-cell table:number-columns-repeated="251"/>
        </table:table-row>
        <table:table-row table:style-name="ro1">
          <table:table-cell/>
          <table:table-cell office:value-type="string">
            <text:p>Phospho ELM</text:p>
          </table:table-cell>
          <table:table-cell office:value-type="string">
            <text:p>a database of phosphorylation sites</text:p>
          </table:table-cell>
          <table:table-cell table:number-columns-repeated="251"/>
        </table:table-row>
        <table:table-row table:style-name="ro5">
          <table:table-cell table:number-columns-repeated="254"/>
        </table:table-row>
        <table:table-row table:style-name="ro1">
          <table:table-cell/>
          <table:table-cell office:value-type="string">
            <text:p>Shed Proteins</text:p>
          </table:table-cell>
          <table:table-cell office:value-type="string">
            <text:p>proteins that fall off a cell during its shedding process</text:p>
          </table:table-cell>
          <table:table-cell table:number-columns-repeated="251"/>
        </table:table-row>
        <table:table-row table:style-name="ro5">
          <table:table-cell table:number-columns-repeated="254"/>
        </table:table-row>
        <table:table-row table:style-name="ro1">
          <table:table-cell/>
          <table:table-cell office:value-type="string">
            <text:p>Nipkow Confocal</text:p>
          </table:table-cell>
          <table:table-cell office:value-type="string">
            <text:p>A confocal microscope capable of producing real-time 3-D images</text:p>
          </table:table-cell>
          <table:table-cell table:number-columns-repeated="251"/>
        </table:table-row>
        <table:table-row table:style-name="ro1">
          <table:table-cell/>
          <table:table-cell office:value-type="string">
            <text:p>bottleneck nodes</text:p>
          </table:table-cell>
          <table:table-cell office:value-type="string">
            <text:p>nodes in a network that communicate between modules</text:p>
          </table:table-cell>
          <table:table-cell table:number-columns-repeated="251"/>
        </table:table-row>
        <table:table-row table:style-name="ro2">
          <table:table-cell/>
          <table:table-cell office:value-type="string">
            <text:p>modules in networks</text:p>
          </table:table-cell>
          <table:table-cell office:value-type="string">
            <text:p>a group of a network that can be described w/o understanding the internal workings of it connections</text:p>
          </table:table-cell>
          <table:table-cell table:number-columns-repeated="251"/>
        </table:table-row>
        <table:table-row table:style-name="ro5">
          <table:table-cell table:number-columns-repeated="254"/>
        </table:table-row>
        <table:table-row table:style-name="ro1">
          <table:table-cell/>
          <table:table-cell office:value-type="string">
            <text:p>epidemiology</text:p>
          </table:table-cell>
          <table:table-cell office:value-type="string">
            <text:p>study of factors effecting health and disease in a population</text:p>
          </table:table-cell>
          <table:table-cell table:number-columns-repeated="251"/>
        </table:table-row>
        <table:table-row table:style-name="ro1">
          <table:table-cell/>
          <table:table-cell office:value-type="string">
            <text:p>bioreactor</text:p>
          </table:table-cell>
          <table:table-cell office:value-type="string">
            <text:p>like a yeast vat used in beer production</text:p>
          </table:table-cell>
          <table:table-cell table:number-columns-repeated="251"/>
        </table:table-row>
        <table:table-row table:style-name="ro1">
          <table:table-cell/>
          <table:table-cell office:value-type="string">
            <text:p>cornified layer</text:p>
          </table:table-cell>
          <table:table-cell office:value-type="string">
            <text:p>the top layer of an artifical skin model (is loose and largely dead)</text:p>
          </table:table-cell>
          <table:table-cell table:number-columns-repeated="251"/>
        </table:table-row>
        <table:table-row table:style-name="ro1">
          <table:table-cell/>
          <table:table-cell office:value-type="string">
            <text:p>bystandard effect</text:p>
          </table:table-cell>
          <table:table-cell office:value-type="string">
            <text:p>when unirradiated cells exhibit irradiated effects due to irradiation of a neighbor</text:p>
          </table:table-cell>
          <table:table-cell table:number-columns-repeated="251"/>
        </table:table-row>
        <table:table-row table:style-name="ro1">
          <table:table-cell/>
          <table:table-cell office:value-type="string">
            <text:p>penumbra</text:p>
          </table:table-cell>
          <table:table-cell office:value-type="string">
            <text:p>a shaded portion</text:p>
          </table:table-cell>
          <table:table-cell table:number-columns-repeated="251"/>
        </table:table-row>
        <table:table-row table:style-name="ro2">
          <table:table-cell/>
          <table:table-cell office:value-type="string">
            <text:p>delta rays</text:p>
          </table:table-cell>
          <table:table-cell office:value-type="string">
            <text:p>a collection of high energy electrons with the capacity to ionize further atoms created following alpha or other high energy charged particles</text:p>
          </table:table-cell>
          <table:table-cell table:number-columns-repeated="251"/>
        </table:table-row>
        <table:table-row table:style-name="ro2">
          <table:table-cell/>
          <table:table-cell office:value-type="string">
            <text:p>Fe Tracks</text:p>
          </table:table-cell>
          <table:table-cell office:value-type="string">
            <text:p>the damage left behind following a high impact particle collision on a cell (noticible with a microscope)</text:p>
          </table:table-cell>
          <table:table-cell table:number-columns-repeated="251"/>
        </table:table-row>
        <table:table-row table:style-name="ro2">
          <table:table-cell/>
          <table:table-cell office:value-type="string">
            <text:p>dentate gyrus</text:p>
          </table:table-cell>
          <table:table-cell office:value-type="string">
            <text:p>important part of the hipocampus most active in youth and thought to be responsible for memory formation</text:p>
          </table:table-cell>
          <table:table-cell table:number-columns-repeated="251"/>
        </table:table-row>
        <table:table-row table:style-name="ro2">
          <table:table-cell/>
          <table:table-cell office:value-type="string">
            <text:p>de novo</text:p>
          </table:table-cell>
          <table:table-cell office:value-type="string">
            <text:p>in bioinformatics may mean the use of sequence data to make predictions without real world verification</text:p>
          </table:table-cell>
          <table:table-cell table:number-columns-repeated="251"/>
        </table:table-row>
        <table:table-row table:style-name="ro5">
          <table:table-cell table:number-columns-repeated="254"/>
        </table:table-row>
        <table:table-row table:style-name="ro1">
          <table:table-cell/>
          <table:table-cell office:value-type="string">
            <text:p>extracellular proteins</text:p>
          </table:table-cell>
          <table:table-cell office:value-type="string">
            <text:p>those proteins in residence outside of the cell</text:p>
          </table:table-cell>
          <table:table-cell table:number-columns-repeated="251"/>
        </table:table-row>
        <table:table-row table:style-name="ro1">
          <table:table-cell/>
          <table:table-cell office:value-type="string">
            <text:p>secratory forms</text:p>
          </table:table-cell>
          <table:table-cell office:value-type="string">
            <text:p>IGF+1 is 80kda while its premodified production form is only 60kda</text:p>
          </table:table-cell>
          <table:table-cell table:number-columns-repeated="251"/>
        </table:table-row>
        <table:table-row table:style-name="ro2">
          <table:table-cell/>
          <table:table-cell office:value-type="string">
            <text:p>reverse phase proteomics</text:p>
          </table:table-cell>
          <table:table-cell office:value-type="string">
            <text:p>when many proteins are plated on a slide and antibodies are washed across it (as opposed to the oppisite)</text:p>
          </table:table-cell>
          <table:table-cell table:number-columns-repeated="251"/>
        </table:table-row>
        <table:table-row table:style-name="ro2">
          <table:table-cell/>
          <table:table-cell office:value-type="string">
            <text:p>AML</text:p>
          </table:table-cell>
          <table:table-cell office:value-type="string">
            <text:p>Acute myloid leukimia (bone marrow leukimia) accounts for 1.2% of cancer deaths in the US</text:p>
          </table:table-cell>
          <table:table-cell table:number-columns-repeated="251"/>
        </table:table-row>
        <table:table-row table:style-name="ro2">
          <table:table-cell/>
          <table:table-cell office:value-type="string">
            <text:p>simulated solar particle event protons</text:p>
          </table:table-cell>
          <table:table-cell office:value-type="string">
            <text:p>those protons above 10 mEV and capable of penetrating space suits (100 meV are considered excited SPE)</text:p>
          </table:table-cell>
          <table:table-cell table:number-columns-repeated="251"/>
        </table:table-row>
        <table:table-row table:style-name="ro1">
          <table:table-cell/>
          <table:table-cell office:value-type="string">
            <text:p>Hematopoietic</text:p>
          </table:table-cell>
          <table:table-cell office:value-type="string">
            <text:p>stem cells from which blood originates</text:p>
          </table:table-cell>
          <table:table-cell table:number-columns-repeated="251"/>
        </table:table-row>
        <table:table-row table:style-name="ro2">
          <table:table-cell/>
          <table:table-cell office:value-type="string">
            <text:p>mBand FISH</text:p>
          </table:table-cell>
          <table:table-cell office:value-type="string">
            <text:p>high resolution multi-color banding technique for chromosomes useful in the detection of structural abberations</text:p>
          </table:table-cell>
          <table:table-cell table:number-columns-repeated="251"/>
        </table:table-row>
        <table:table-row table:style-name="ro1">
          <table:table-cell/>
          <table:table-cell office:value-type="string">
            <text:p>microbeam irradiator</text:p>
          </table:table-cell>
          <table:table-cell office:value-type="string">
            <text:p>1 um resolution irradiator</text:p>
          </table:table-cell>
          <table:table-cell table:number-columns-repeated="251"/>
        </table:table-row>
        <table:table-row table:style-name="ro1">
          <table:table-cell/>
          <table:table-cell office:value-type="string">
            <text:p>pericentric</text:p>
          </table:table-cell>
          <table:table-cell office:value-type="string">
            <text:p>relating to the centromere</text:p>
          </table:table-cell>
          <table:table-cell table:number-columns-repeated="251"/>
        </table:table-row>
        <table:table-row table:style-name="ro1">
          <table:table-cell/>
          <table:table-cell office:value-type="string">
            <text:p>paracentric</text:p>
          </table:table-cell>
          <table:table-cell office:value-type="string">
            <text:p>deviating from circularity</text:p>
          </table:table-cell>
          <table:table-cell table:number-columns-repeated="251"/>
        </table:table-row>
        <table:table-row table:style-name="ro1">
          <table:table-cell/>
          <table:table-cell office:value-type="string">
            <text:p>realogy</text:p>
          </table:table-cell>
          <table:table-cell office:value-type="string">
            <text:p>the study of stiffness in biology</text:p>
          </table:table-cell>
          <table:table-cell table:number-columns-repeated="251"/>
        </table:table-row>
        <table:table-row table:style-name="ro1">
          <table:table-cell/>
          <table:table-cell office:value-type="string">
            <text:p>reactive stroma</text:p>
          </table:table-cell>
          <table:table-cell office:value-type="string">
            <text:p>the stiff part of tumors</text:p>
          </table:table-cell>
          <table:table-cell table:number-columns-repeated="251"/>
        </table:table-row>
        <table:table-row table:style-name="ro1">
          <table:table-cell/>
          <table:table-cell office:value-type="string">
            <text:p>vitrification</text:p>
          </table:table-cell>
          <table:table-cell office:value-type="string">
            <text:p>the conversion of a substance to a glass like liquid free from crystals</text:p>
          </table:table-cell>
          <table:table-cell table:number-columns-repeated="251"/>
        </table:table-row>
        <table:table-row table:style-name="ro1">
          <table:table-cell/>
          <table:table-cell office:value-type="string">
            <text:p>Gorlin Syndrome</text:p>
          </table:table-cell>
          <table:table-cell office:value-type="string">
            <text:p>Hypersensititivity to radiation due to a problem in the pach/sonic pathway</text:p>
          </table:table-cell>
          <table:table-cell table:number-columns-repeated="251"/>
        </table:table-row>
        <table:table-row table:style-name="ro2">
          <table:table-cell/>
          <table:table-cell office:value-type="string">
            <text:p>basal cell carcinoma</text:p>
          </table:table-cell>
          <table:table-cell office:value-type="string">
            <text:p>most common skin cancer affecting 3-10% of caucasions and causing generally benign growths</text:p>
          </table:table-cell>
          <table:table-cell table:number-columns-repeated="251"/>
        </table:table-row>
        <table:table-row table:style-name="ro1">
          <table:table-cell/>
          <table:table-cell office:value-type="string">
            <text:p>electron microbeam</text:p>
          </table:table-cell>
          <table:table-cell office:value-type="string">
            <text:p>see electron microscope</text:p>
          </table:table-cell>
          <table:table-cell table:number-columns-repeated="251"/>
        </table:table-row>
        <table:table-row table:style-name="ro2">
          <table:table-cell/>
          <table:table-cell office:value-type="string">
            <text:p>picoeukaryote</text:p>
          </table:table-cell>
          <table:table-cell office:value-type="string">
            <text:p>0.2-2 um eukaryotes are the smallest in the world and resposible for a high degree of light and carbon cycling in the ocean (10%)</text:p>
          </table:table-cell>
          <table:table-cell table:number-columns-repeated="251"/>
        </table:table-row>
        <table:table-row table:style-name="ro1">
          <table:table-cell/>
          <table:table-cell office:value-type="string">
            <text:p>glioma</text:p>
          </table:table-cell>
          <table:table-cell office:value-type="string">
            <text:p>a cancer of the brain or spine that is derived from glial cells</text:p>
          </table:table-cell>
          <table:table-cell table:number-columns-repeated="251"/>
        </table:table-row>
        <table:table-row table:style-name="ro2">
          <table:table-cell/>
          <table:table-cell office:value-type="string">
            <text:p>Cockatoo</text:p>
          </table:table-cell>
          <table:table-cell office:value-type="string">
            <text:p>brilliant little birds kinda like parrots that are capable of talking and dancing to a beat (many species)</text:p>
          </table:table-cell>
          <table:table-cell table:number-columns-repeated="251"/>
        </table:table-row>
        <table:table-row table:style-name="ro1">
          <table:table-cell/>
          <table:table-cell office:value-type="string">
            <text:p>Hemagluttinin</text:p>
          </table:table-cell>
          <table:table-cell office:value-type="string">
            <text:p>Any substance (usually an antibody) that causes blood cells to agglutinate</text:p>
          </table:table-cell>
          <table:table-cell table:number-columns-repeated="251"/>
        </table:table-row>
        <table:table-row table:style-name="ro1">
          <table:table-cell/>
          <table:table-cell office:value-type="string">
            <text:p>Agglutination</text:p>
          </table:table-cell>
          <table:table-cell office:value-type="string">
            <text:p>the process of particle aggregation in biology</text:p>
          </table:table-cell>
          <table:table-cell table:number-columns-repeated="251"/>
        </table:table-row>
        <table:table-row table:style-name="ro2">
          <table:table-cell/>
          <table:table-cell office:value-type="string">
            <text:p>Cytokine</text:p>
          </table:table-cell>
          <table:table-cell office:value-type="string">
            <text:p>Cell signalling molecules that effect the immune system, while historically distingushed from hormones, there is now a recognized overlap between these terms</text:p>
          </table:table-cell>
          <table:table-cell table:number-columns-repeated="251"/>
        </table:table-row>
        <table:table-row table:style-name="ro2">
          <table:table-cell/>
          <table:table-cell office:value-type="string">
            <text:p>Pulsatile</text:p>
          </table:table-cell>
          <table:table-cell office:value-type="string">
            <text:p>pulsing injections, used particularly to mimic the bodies pulsing insulin release in diabetic patients receiving artificial insulin treatments</text:p>
          </table:table-cell>
          <table:table-cell table:number-columns-repeated="251"/>
        </table:table-row>
        <table:table-row table:style-name="ro2">
          <table:table-cell/>
          <table:table-cell office:value-type="string">
            <text:p>Thiol</text:p>
          </table:table-cell>
          <table:table-cell office:value-type="string">
            <text:p>Any compound containing an SH group, which is the sulfur analogue of the hydroxyl group</text:p>
          </table:table-cell>
          <table:table-cell table:number-columns-repeated="251"/>
        </table:table-row>
        <table:table-row table:style-name="ro1">
          <table:table-cell/>
          <table:table-cell office:value-type="string">
            <text:p>Hydroxyl</text:p>
          </table:table-cell>
          <table:table-cell office:value-type="string">
            <text:p>An OH group</text:p>
          </table:table-cell>
          <table:table-cell table:number-columns-repeated="251"/>
        </table:table-row>
        <table:table-row table:style-name="ro1">
          <table:table-cell/>
          <table:table-cell office:value-type="string">
            <text:p>metabolites</text:p>
          </table:table-cell>
          <table:table-cell office:value-type="string">
            <text:p>the intermendiate products of metabolism, for example anything in the krebs cycle</text:p>
          </table:table-cell>
          <table:table-cell table:number-columns-repeated="251"/>
        </table:table-row>
        <table:table-row table:style-name="ro2">
          <table:table-cell/>
          <table:table-cell office:value-type="string">
            <text:p>gallium</text:p>
          </table:table-cell>
          <table:table-cell office:value-type="string">
            <text:p>just below aluminum on the periodic table its ionic form Ga (III) is useful in medicine because it is handled like Fe(III).</text:p>
          </table:table-cell>
          <table:table-cell table:number-columns-repeated="251"/>
        </table:table-row>
        <table:table-row table:style-name="ro2">
          <table:table-cell/>
          <table:table-cell office:value-type="string">
            <text:p>Gaussian beam</text:p>
          </table:table-cell>
          <table:table-cell office:value-type="string">
            <text:p>a laser beam whose crosssection has a spatial intensity that is distributed by a gaussian (normal) curve. <text:s/>This form will persist even after passing through a lense.</text:p>
          </table:table-cell>
          <table:table-cell table:number-columns-repeated="251"/>
        </table:table-row>
        <table:table-row table:style-name="ro1">
          <table:table-cell/>
          <table:table-cell office:value-type="string">
            <text:p>Plate boundry</text:p>
          </table:table-cell>
          <table:table-cell office:value-type="string">
            <text:p>the shared edge of two techtonic plates</text:p>
          </table:table-cell>
          <table:table-cell table:number-columns-repeated="251"/>
        </table:table-row>
        <table:table-row table:style-name="ro2">
          <table:table-cell/>
          <table:table-cell office:value-type="string">
            <text:p>anistropy</text:p>
          </table:table-cell>
          <table:table-cell office:value-type="string">
            <text:p>when light behaves differently after passing through a substance in different directions, as with a polarizing lense</text:p>
          </table:table-cell>
          <table:table-cell table:number-columns-repeated="251"/>
        </table:table-row>
        <table:table-row table:style-name="ro1">
          <table:table-cell/>
          <table:table-cell office:value-type="string">
            <text:p>Ferropericlase</text:p>
          </table:table-cell>
          <table:table-cell office:value-type="string">
            <text:p>a compound of magnesium and iron thought to inhabit the earths core</text:p>
          </table:table-cell>
          <table:table-cell table:number-columns-repeated="251"/>
        </table:table-row>
        <table:table-row table:style-name="ro2">
          <table:table-cell/>
          <table:table-cell office:value-type="string">
            <text:p>proscutus analysis</text:p>
          </table:table-cell>
          <table:table-cell office:value-type="string">
            <text:p>a shape fitting analysis which compares two shapes by the amount of stretch, skew, and rotation required to map their reference points</text:p>
          </table:table-cell>
          <table:table-cell table:number-columns-repeated="251"/>
        </table:table-row>
        <table:table-row table:style-name="ro1">
          <table:table-cell/>
          <table:table-cell office:value-type="string">
            <text:p>shape analysis</text:p>
          </table:table-cell>
          <table:table-cell office:value-type="string">
            <text:p>the statistical comparison of shapes (obviously an early science)</text:p>
          </table:table-cell>
          <table:table-cell table:number-columns-repeated="251"/>
        </table:table-row>
        <table:table-row table:style-name="ro1">
          <table:table-cell/>
          <table:table-cell office:value-type="string">
            <text:p>financial contagion</text:p>
          </table:table-cell>
          <table:table-cell office:value-type="string">
            <text:p>the dissemination of a financial shock from one country to another</text:p>
          </table:table-cell>
          <table:table-cell table:number-columns-repeated="251"/>
        </table:table-row>
        <table:table-row table:style-name="ro1">
          <table:table-cell/>
          <table:table-cell office:value-type="string">
            <text:p>basian logistic regression</text:p>
          </table:table-cell>
          <table:table-cell office:value-type="string">
            <text:p>an alternative to the ols</text:p>
          </table:table-cell>
          <table:table-cell table:number-columns-repeated="251"/>
        </table:table-row>
        <table:table-row table:style-name="ro1">
          <table:table-cell/>
          <table:table-cell office:value-type="string">
            <text:p>baysian logic</text:p>
          </table:table-cell>
          <table:table-cell office:value-type="string">
            <text:p>a statistical approach that treats hypothesis probabilstically</text:p>
          </table:table-cell>
          <table:table-cell table:number-columns-repeated="251"/>
        </table:table-row>
        <table:table-row table:style-name="ro2">
          <table:table-cell/>
          <table:table-cell office:value-type="string">
            <text:p>sieve estimators</text:p>
          </table:table-cell>
          <table:table-cell office:value-type="string">
            <text:p>use increasing complex models as more data becomes avaliable with the goal of reducing error to zero as more data becomes avaliable to the model</text:p>
          </table:table-cell>
          <table:table-cell table:number-columns-repeated="251"/>
        </table:table-row>
        <table:table-row table:style-name="ro4">
          <table:table-cell/>
          <table:table-cell office:value-type="string">
            <text:p>convolution</text:p>
          </table:table-cell>
          <table:table-cell office:value-type="string">
            <text:p>the integral produced by the product of two functions (one inverted) at the intersection formed when they shift by eachother (ie. The probality distribution of the sum of two independent variables)</text:p>
          </table:table-cell>
          <table:table-cell table:number-columns-repeated="251"/>
        </table:table-row>
        <table:table-row table:style-name="ro1">
          <table:table-cell/>
          <table:table-cell office:value-type="string">
            <text:p>firefox robots egg</text:p>
          </table:table-cell>
          <table:table-cell office:value-type="string">
            <text:p>type about:robots into firefox three toolabr</text:p>
          </table:table-cell>
          <table:table-cell table:number-columns-repeated="251"/>
        </table:table-row>
        <table:table-row table:style-name="ro1">
          <table:table-cell/>
          <table:table-cell office:value-type="string">
            <text:p>ods star wars easter egg</text:p>
          </table:table-cell>
          <table:table-cell office:value-type="string">
            <text:p>GAME() then type in GAME("StarWars")</text:p>
          </table:table-cell>
          <table:table-cell table:number-columns-repeated="251"/>
        </table:table-row>
        <table:table-row table:style-name="ro5">
          <table:table-cell/>
          <table:table-cell office:value-type="string">
            <text:p>book of mozilla egg</text:p>
          </table:table-cell>
          <table:table-cell table:style-name="ce4" office:value-type="string">
            <text:p>about:mozilla </text:p>
          </table:table-cell>
          <table:table-cell table:number-columns-repeated="251"/>
        </table:table-row>
        <table:table-row table:style-name="ro2">
          <table:table-cell/>
          <table:table-cell office:value-type="string">
            <text:p>remote proceedure call</text:p>
          </table:table-cell>
          <table:table-cell office:value-type="string">
            <text:p>RPC is used to have another computer run a program, in python this is implemented through the RPyC library</text:p>
          </table:table-cell>
          <table:table-cell table:number-columns-repeated="251"/>
        </table:table-row>
        <table:table-row table:style-name="ro2">
          <table:table-cell/>
          <table:table-cell office:value-type="string">
            <text:p>Logging Server</text:p>
          </table:table-cell>
          <table:table-cell office:value-type="string">
            <text:p>Server's keep a log of user interaction, google provides a simple interface for this, but you can dig through the nuts and bolts with apache's server log</text:p>
          </table:table-cell>
          <table:table-cell table:number-columns-repeated="251"/>
        </table:table-row>
        <table:table-row table:style-name="ro1">
          <table:table-cell/>
          <table:table-cell office:value-type="string">
            <text:p>lazy loading</text:p>
          </table:table-cell>
          <table:table-cell office:value-type="string">
            <text:p>when a function is implemented only when it is called (not when it is defined)</text:p>
          </table:table-cell>
          <table:table-cell table:number-columns-repeated="251"/>
        </table:table-row>
        <table:table-row table:style-name="ro2">
          <table:table-cell/>
          <table:table-cell office:value-type="string">
            <text:p>apiocomplexa</text:p>
          </table:table-cell>
          <table:table-cell office:value-type="string">
            <text:p>a group of animal parasites that contain a unique non-photosynthetic plasmid known as an apicoplast</text:p>
          </table:table-cell>
          <table:table-cell table:number-columns-repeated="251"/>
        </table:table-row>
        <table:table-row table:style-name="ro2">
          <table:table-cell/>
          <table:table-cell office:value-type="string">
            <text:p>apicoplast</text:p>
          </table:table-cell>
          <table:table-cell office:value-type="string">
            <text:p>(see apiocomplexa) a target for treatment and thought to have evolved through a secondary endosymbiosis</text:p>
          </table:table-cell>
          <table:table-cell table:number-columns-repeated="251"/>
        </table:table-row>
        <table:table-row table:style-name="ro4">
          <table:table-cell/>
          <table:table-cell office:value-type="string">
            <text:p>nernst effect</text:p>
          </table:table-cell>
          <table:table-cell office:value-type="string">
            <text:p>when heat flows perpendicular to a magnetic field then an electric field is induced perpendicular to both. <text:s/>This can happen in superconducters due to electron vortexes induced by the heat differential and magnetic fields</text:p>
          </table:table-cell>
          <table:table-cell table:number-columns-repeated="251"/>
        </table:table-row>
        <table:table-row table:style-name="ro3">
          <table:table-cell/>
          <table:table-cell office:value-type="string">
            <text:p>paired end tags</text:p>
          </table:table-cell>
          <table:table-cell office:value-type="string">
            <text:p>PET is a sequencing modificition which adds the same tag to each end of a sequence of known length, by reading a short bit of the sequence at each end you can map it to longer read assemblies and be sure of the distance between them. <text:s/>This helps to resolve troubles caused by repetative sequences</text:p>
          </table:table-cell>
          <table:table-cell table:number-columns-repeated="251"/>
        </table:table-row>
        <table:table-row table:style-name="ro4">
          <table:table-cell/>
          <table:table-cell office:value-type="string">
            <text:p>polymorphic transcript variation</text:p>
          </table:table-cell>
          <table:table-cell office:value-type="string">
            <text:p>PTV is the differential expression of transcripts between cells types. <text:s/>One study reports tens of thousands of such polymorphisms in human B-cells that are expressed in a heritiable pattern <text:a xlink:href="http://genome.cshlp.org/content/19/4/567.abstract?etoc">http://genome.cshlp.org/content/19/4/567.abstract?etoc</text:a></text:p>
          </table:table-cell>
          <table:table-cell table:number-columns-repeated="251"/>
        </table:table-row>
        <table:table-row table:style-name="ro2">
          <table:table-cell/>
          <table:table-cell office:value-type="string">
            <text:p>pantograph</text:p>
          </table:table-cell>
          <table:table-cell office:value-type="string">
            <text:p>a device composed of parrelelgrams that mirrors and amplified (or reduces) the action of one arm with the other</text:p>
          </table:table-cell>
          <table:table-cell table:number-columns-repeated="251"/>
        </table:table-row>
        <table:table-row table:style-name="ro1">
          <table:table-cell/>
          <table:table-cell office:value-type="string">
            <text:p>solid state</text:p>
          </table:table-cell>
          <table:table-cell office:value-type="string">
            <text:p>the study of the atomic contribution to the properties of solids</text:p>
          </table:table-cell>
          <table:table-cell table:number-columns-repeated="251"/>
        </table:table-row>
        <table:table-row table:style-name="ro2">
          <table:table-cell/>
          <table:table-cell office:value-type="string">
            <text:p>transfer function</text:p>
          </table:table-cell>
          <table:table-cell office:value-type="string">
            <text:p>the mathematical representaion of the relationship between the input and the output of a linear time-invariant system</text:p>
          </table:table-cell>
          <table:table-cell table:number-columns-repeated="251"/>
        </table:table-row>
        <table:table-row table:style-name="ro1">
          <table:table-cell/>
          <table:table-cell office:value-type="string">
            <text:p>Linear-time invariant system</text:p>
          </table:table-cell>
          <table:table-cell office:value-type="string">
            <text:p>an applied mathematical system that is useful in nmr, signal processing and so on</text:p>
          </table:table-cell>
          <table:table-cell table:number-columns-repeated="251"/>
        </table:table-row>
        <table:table-row table:style-name="ro8">
          <table:table-cell/>
          <table:table-cell office:value-type="string">
            <text:p>gauging immunomemory</text:p>
          </table:table-cell>
          <table:table-cell office:value-type="string">
            <text:p>a technque has been performed than assays immuno memory by selecting those B-cells which bind an antigen then amplifying all of their antibody producing genes by PCR. <text:s/>I am confused as to why one couldn't just select for the antibodies, maybe there are a bunch of contaminating antibodies bound to these cells. <text:a xlink:href="http://www.nature.com/nature/journal/v458/n7238/full/458584a.html">http://www.nature.com/nature/journal/v458/n7238/full/458584a.html</text:a></text:p>
          </table:table-cell>
          <table:table-cell table:number-columns-repeated="251"/>
        </table:table-row>
        <table:table-row table:style-name="ro2">
          <table:table-cell/>
          <table:table-cell office:value-type="string">
            <text:p>CP symmatry</text:p>
          </table:table-cell>
          <table:table-cell office:value-type="string">
            <text:p>the idea that the laws of physics do not change if charged particles ( C ) are exchanged for antiparticles, and if left is exchanged for right ( P symmetry or pairity symmetry )</text:p>
          </table:table-cell>
          <table:table-cell table:number-columns-repeated="251"/>
        </table:table-row>
        <table:table-row table:style-name="ro1">
          <table:table-cell/>
          <table:table-cell office:value-type="string">
            <text:p>Deep See Methusala</text:p>
          </table:table-cell>
          <table:table-cell office:value-type="string">
            <text:p>Black Sea Corral can grow to 5,000 years old on the regular</text:p>
          </table:table-cell>
          <table:table-cell table:number-columns-repeated="251"/>
        </table:table-row>
        <table:table-row table:style-name="ro4">
          <table:table-cell/>
          <table:table-cell office:value-type="string">
            <text:p>vimpire chromosome split</text:p>
          </table:table-cell>
          <table:table-cell office:value-type="string">
            <text:p>blood sucking lice (but not other kinds) have a peculiar mitochondrial chromosome broken into many parts <text:a xlink:href="http://www.nature.com.ezproxy.galter.northwestern.edu/nature/journal/v458/n7238/full/458552b.html">http://www.nature.com.ezproxy.galter.northwestern.edu/nature/journal/v458/n7238/full/458552b.html</text:a></text:p>
          </table:table-cell>
          <table:table-cell table:number-columns-repeated="251"/>
        </table:table-row>
        <table:table-row table:style-name="ro2">
          <table:table-cell/>
          <table:table-cell office:value-type="string">
            <text:p>jailbreak</text:p>
          </table:table-cell>
          <table:table-cell office:value-type="string">
            <text:p>in computer code it is the act of getting higher level access to the computer than the os intends for you to have</text:p>
          </table:table-cell>
          <table:table-cell table:number-columns-repeated="251"/>
        </table:table-row>
        <table:table-row table:style-name="ro1">
          <table:table-cell/>
          <table:table-cell office:value-type="string">
            <text:p>cygwin</text:p>
          </table:table-cell>
          <table:table-cell office:value-type="string">
            <text:p>a unix like command line interface for windows</text:p>
          </table:table-cell>
          <table:table-cell table:number-columns-repeated="251"/>
        </table:table-row>
        <table:table-row table:style-name="ro2">
          <table:table-cell/>
          <table:table-cell office:value-type="string">
            <text:p>POSIX</text:p>
          </table:table-cell>
          <table:table-cell office:value-type="string">
            <text:p>the portable operating system interface for unix is the standard created by ieee in the late 1980's as a user interface for unix systems</text:p>
          </table:table-cell>
          <table:table-cell table:number-columns-repeated="251"/>
        </table:table-row>
        <table:table-row table:style-name="ro2">
          <table:table-cell/>
          <table:table-cell office:value-type="string">
            <text:p>IEEE</text:p>
          </table:table-cell>
          <table:table-cell office:value-type="string">
            <text:p>Institute of Elictrical and Electronics Engineers is a half million strong professional group</text:p>
          </table:table-cell>
          <table:table-cell table:number-columns-repeated="251"/>
        </table:table-row>
        <table:table-row table:style-name="ro1">
          <table:table-cell/>
          <table:table-cell office:value-type="string">
            <text:p>X Windows System</text:p>
          </table:table-cell>
          <table:table-cell office:value-type="string">
            <text:p>A GUI for networked computers </text:p>
          </table:table-cell>
          <table:table-cell table:number-columns-repeated="251"/>
        </table:table-row>
        <table:table-row table:style-name="ro1">
          <table:table-cell/>
          <table:table-cell office:value-type="string">
            <text:p>filestore</text:p>
          </table:table-cell>
          <table:table-cell office:value-type="string">
            <text:p>the disk in unix</text:p>
          </table:table-cell>
          <table:table-cell table:number-columns-repeated="251"/>
        </table:table-row>
        <table:table-row table:style-name="ro1">
          <table:table-cell/>
          <table:table-cell office:value-type="string">
            <text:p>system call</text:p>
          </table:table-cell>
          <table:table-cell office:value-type="string">
            <text:p>a request for a service from the kernal</text:p>
          </table:table-cell>
          <table:table-cell table:number-columns-repeated="251"/>
        </table:table-row>
        <table:table-row table:style-name="ro1">
          <table:table-cell/>
          <table:table-cell office:value-type="string">
            <text:p>gzip</text:p>
          </table:table-cell>
          <table:table-cell office:value-type="string">
            <text:p>short for gratiszip it combines Huffman coding with L78 coding</text:p>
          </table:table-cell>
          <table:table-cell table:number-columns-repeated="251"/>
        </table:table-row>
        <table:table-row table:style-name="ro2">
          <table:table-cell/>
          <table:table-cell office:value-type="string">
            <text:p>Huffman coding</text:p>
          </table:table-cell>
          <table:table-cell office:value-type="string">
            <text:p>makes a tree parsing commenly found dictionary items to short binary and uncommonly found ones to long binary</text:p>
          </table:table-cell>
          <table:table-cell table:number-columns-repeated="251"/>
        </table:table-row>
        <table:table-row table:style-name="ro2">
          <table:table-cell/>
          <table:table-cell office:value-type="string">
            <text:p>L78 coding</text:p>
          </table:table-cell>
          <table:table-cell office:value-type="string">
            <text:p>makes a dictionary based upon the letters in the text set used and the combinations of letters that have been found in the last N symbols</text:p>
          </table:table-cell>
          <table:table-cell table:number-columns-repeated="251"/>
        </table:table-row>
        <table:table-row table:style-name="ro1">
          <table:table-cell/>
          <table:table-cell office:value-type="string">
            <text:p>object code</text:p>
          </table:table-cell>
          <table:table-cell office:value-type="string">
            <text:p>the product of source code after compiling</text:p>
          </table:table-cell>
          <table:table-cell table:number-columns-repeated="251"/>
        </table:table-row>
        <table:table-row table:style-name="ro1">
          <table:table-cell/>
          <table:table-cell office:value-type="string">
            <text:p>concordance</text:p>
          </table:table-cell>
          <table:table-cell office:value-type="string">
            <text:p>a list of words used in a text along with their immediate context</text:p>
          </table:table-cell>
          <table:table-cell table:number-columns-repeated="251"/>
        </table:table-row>
        <table:table-row table:style-name="ro1">
          <table:table-cell/>
          <table:table-cell office:value-type="string">
            <text:p>electrooculography</text:p>
          </table:table-cell>
          <table:table-cell office:value-type="string">
            <text:p>measures the voltage change as the eye changes direction to sense where it is looking</text:p>
          </table:table-cell>
          <table:table-cell table:number-columns-repeated="251"/>
        </table:table-row>
        <table:table-row table:style-name="ro1">
          <table:table-cell/>
          <table:table-cell office:value-type="string">
            <text:p>MBGP <text:s text:c="7"/></text:p>
          </table:table-cell>
          <table:table-cell office:value-type="string">
            <text:p>Multiprotocol BGP carries routes for unicast and multicast routing</text:p>
          </table:table-cell>
          <table:table-cell table:number-columns-repeated="251"/>
        </table:table-row>
        <table:table-row table:style-name="ro2">
          <table:table-cell/>
          <table:table-cell office:value-type="string">
            <text:p>BGP <text:s text:c="7"/></text:p>
          </table:table-cell>
          <table:table-cell office:value-type="string">
            <text:p>border gateway protocol is the core routing protocol of the internet, allowing full decentralization</text:p>
          </table:table-cell>
          <table:table-cell table:number-columns-repeated="251"/>
        </table:table-row>
        <table:table-row table:style-name="ro2">
          <table:table-cell/>
          <table:table-cell office:value-type="string">
            <text:p>MPLS <text:s text:c="7"/></text:p>
          </table:table-cell>
          <table:table-cell office:value-type="string">
            <text:p>Multioprotocol Label Switching is a data-carrying mechanism in which each data is assigned a label that regulates package forwarding</text:p>
          </table:table-cell>
          <table:table-cell table:number-columns-repeated="251"/>
        </table:table-row>
        <table:table-row table:style-name="ro2">
          <table:table-cell/>
          <table:table-cell office:value-type="string">
            <text:p>network layer mobility <text:s text:c="3"/></text:p>
          </table:table-cell>
          <table:table-cell office:value-type="string">
            <text:p>addresses those special concerns caused by mobile connection points which change their network attatchment points</text:p>
          </table:table-cell>
          <table:table-cell table:number-columns-repeated="251"/>
        </table:table-row>
        <table:table-row table:style-name="ro2">
          <table:table-cell/>
          <table:table-cell office:value-type="string">
            <text:p>subtelomere </text:p>
          </table:table-cell>
          <table:table-cell office:value-type="string">
            <text:p><text:s/>The part just below the telomere of interest because strange recombinations in this area have been linked to retardation</text:p>
          </table:table-cell>
          <table:table-cell table:number-columns-repeated="251"/>
        </table:table-row>
        <table:table-row table:style-name="ro1">
          <table:table-cell/>
          <table:table-cell office:value-type="string">
            <text:p>illegitamate recombination </text:p>
          </table:table-cell>
          <table:table-cell office:value-type="string">
            <text:p><text:s/>That which happens non-homologous sequences</text:p>
          </table:table-cell>
          <table:table-cell table:number-columns-repeated="251"/>
        </table:table-row>
        <table:table-row table:style-name="ro1">
          <table:table-cell/>
          <table:table-cell office:value-type="string">
            <text:p>Sorghum </text:p>
          </table:table-cell>
          <table:table-cell office:value-type="string">
            <text:p><text:s/>A basic grain used mostly for fodder and of interest for its use as a biofule</text:p>
          </table:table-cell>
          <table:table-cell table:number-columns-repeated="251"/>
        </table:table-row>
        <table:table-row table:style-name="ro11">
          <table:table-cell/>
          <table:table-cell office:value-type="string">
            <text:p>a few good algorithms</text:p>
          </table:table-cell>
          <table:table-cell office:value-type="string">
            <text:p>understanding the subpopulation substructures through selective pressures and adaptation of humans at different natural (like climate and insulation) or human-made (metabolism of food or drugs) environments.</text:p>
            <text:p>evidence of recent selection;</text:p>
            <text:p>the relationship of Homo sapiens to Neanderthals; </text:p>
            <text:p>the role of infections and disease in shaping human evolution; </text:p>
            <text:p>phylogeny of specific human loci (for example mtDNA or Y chromosome or specific autosomal regions</text:p>
            <text:p>understanding different subpopulation response to drugs or disease.</text:p>
          </table:table-cell>
          <table:table-cell table:number-columns-repeated="251"/>
        </table:table-row>
        <table:table-row table:style-name="ro1">
          <table:table-cell/>
          <table:table-cell office:value-type="string">
            <text:p>assymetric cell division</text:p>
          </table:table-cell>
          <table:table-cell office:value-type="string">
            <text:p>is a factor in many cell type's differentiations</text:p>
          </table:table-cell>
          <table:table-cell table:number-columns-repeated="251"/>
        </table:table-row>
        <table:table-row table:style-name="ro2">
          <table:table-cell/>
          <table:table-cell office:value-type="string">
            <text:p>laser amplification</text:p>
          </table:table-cell>
          <table:table-cell office:value-type="string">
            <text:p>high powered lasers form an ion stream and one laser can be made to amplify another in mid flight (7% energy xchanged) Phys. Rev. Lett. 102, 123902 (2009).</text:p>
          </table:table-cell>
          <table:table-cell table:number-columns-repeated="251"/>
        </table:table-row>
        <table:table-row table:style-name="ro3">
          <table:table-cell/>
          <table:table-cell office:value-type="string">
            <text:p>new eggs?</text:p>
          </table:table-cell>
          <table:table-cell office:value-type="string">
            <text:p>Organisms may produce more eggs over their lifespan. <text:s/>In 2004 Tilley at Harvard showed that mice are loosing eggs faster than they are gaining them and in 2009 Wu at shanghai has managed to isolate egg projinater cells by immunomagnetic isolation and use them to raise new egg cells</text:p>
          </table:table-cell>
          <table:table-cell table:number-columns-repeated="251"/>
        </table:table-row>
        <table:table-row table:style-name="ro4">
          <table:table-cell/>
          <table:table-cell office:value-type="string">
            <text:p>immunomagnetic isolation</text:p>
          </table:table-cell>
          <table:table-cell office:value-type="string">
            <text:p>using antibody coated magenetic beads to recover a biological surface (successfully used for Wu's Egg isolation, but I don't understand why this technique would be more powerful than other immunobead isolation techniques).</text:p>
          </table:table-cell>
          <table:table-cell table:number-columns-repeated="251"/>
        </table:table-row>
        <table:table-row table:style-name="ro3">
          <table:table-cell/>
          <table:table-cell office:value-type="string">
            <text:p>National Ignition Facillity</text:p>
          </table:table-cell>
          <table:table-cell office:value-type="string">
            <text:p>A 500 TW laser (more than the energy production of the US, is at lawerence berkely national lab intended to turn a piece of berilium into a self-sustained fusion reaction -god speed <text:a xlink:href="http://www.sciencemag.org.ezproxy.galter.northwestern.edu/cgi/content/full/324/5925/326">http://www.sciencemag.org.ezproxy.galter.northwestern.edu/cgi/content/full/324/5925/326</text:a></text:p>
          </table:table-cell>
          <table:table-cell table:number-columns-repeated="251"/>
        </table:table-row>
        <table:table-row table:style-name="ro2">
          <table:table-cell/>
          <table:table-cell office:value-type="string">
            <text:p>ferimons</text:p>
          </table:table-cell>
          <table:table-cell office:value-type="string">
            <text:p>those sub protonic particles that cannot occupy the same place at the same time and so are generally associated with matter, as opposed to bosons</text:p>
          </table:table-cell>
          <table:table-cell table:number-columns-repeated="251"/>
        </table:table-row>
        <table:table-row table:style-name="ro4">
          <table:table-cell/>
          <table:table-cell office:value-type="string">
            <text:p>topographical selection</text:p>
          </table:table-cell>
          <table:table-cell office:value-type="string">
            <text:p>One paper suggests that 12% of the human genome is topographically restrained as opposed to only 6% that is sequence restrained... interesting <text:a xlink:href="http://www.sciencemag.org.ezproxy.galter.northwestern.edu/cgi/content/full/324/5925/389">http://www.sciencemag.org.ezproxy.galter.northwestern.edu/cgi/content/full/324/5925/389</text:a></text:p>
          </table:table-cell>
          <table:table-cell table:number-columns-repeated="251"/>
        </table:table-row>
        <table:table-row table:style-name="ro2">
          <table:table-cell/>
          <table:table-cell office:value-type="string">
            <text:p>SSL acceleration</text:p>
          </table:table-cell>
          <table:table-cell office:value-type="string">
            <text:p>Sends the processor intense SSL handshake to a seperate card allowing the Server to remain free for encrypting data</text:p>
          </table:table-cell>
          <table:table-cell table:number-columns-repeated="251"/>
        </table:table-row>
        <table:table-row table:style-name="ro4">
          <table:table-cell/>
          <table:table-cell office:value-type="string">
            <text:p>getters and setters </text:p>
          </table:table-cell>
          <table:table-cell office:value-type="string">
            <text:p>these are javascript functions which serve to read the implementation of an object, commen in web coding, but dangerous if the objects implementation is ever recoded (made more efficient for instance)</text:p>
          </table:table-cell>
          <table:table-cell table:number-columns-repeated="251"/>
        </table:table-row>
        <table:table-row table:style-name="ro2">
          <table:table-cell/>
          <table:table-cell office:value-type="string">
            <text:p>sanity check</text:p>
          </table:table-cell>
          <table:table-cell office:value-type="string">
            <text:p>a simple test that ensures that a computers result is not off by an order of magnitude (usually followed by more rigorous and programatically intensive testing)</text:p>
          </table:table-cell>
          <table:table-cell table:number-columns-repeated="251"/>
        </table:table-row>
        <table:table-row table:style-name="ro2">
          <table:table-cell/>
          <table:table-cell office:value-type="string">
            <text:p>squishy virus</text:p>
          </table:table-cell>
          <table:table-cell office:value-type="string">
            <text:p>influenza is surrounded by a squishy fat layer useless for stability, so what is it for? <text:s/><text:a xlink:href="http://www.sciencemag.org.ezproxy.galter.northwestern.edu/cgi/content/full/324/5926/453-a">http://www.sciencemag.org.ezproxy.galter.northwestern.edu/cgi/content/full/324/5926/453-a</text:a></text:p>
          </table:table-cell>
          <table:table-cell table:number-columns-repeated="251"/>
        </table:table-row>
        <table:table-row table:style-name="ro1">
          <table:table-cell/>
          <table:table-cell office:value-type="string">
            <text:p>asthenosphere</text:p>
          </table:table-cell>
          <table:table-cell office:value-type="string">
            <text:p>the area just below the listhosphere in the earths core </text:p>
          </table:table-cell>
          <table:table-cell table:number-columns-repeated="251"/>
        </table:table-row>
        <table:table-row table:style-name="ro2">
          <table:table-cell/>
          <table:table-cell office:value-type="string">
            <text:p>polyP</text:p>
          </table:table-cell>
          <table:table-cell office:value-type="string">
            <text:p>polyphosphate is like ATP without the A, it is present in all of life and research has shown that it has important biological roles</text:p>
          </table:table-cell>
          <table:table-cell table:number-columns-repeated="251"/>
        </table:table-row>
        <table:table-row table:style-name="ro4">
          <table:table-cell/>
          <table:table-cell office:value-type="string">
            <text:p>bionic penguins</text:p>
          </table:table-cell>
          <table:table-cell office:value-type="string">
            <text:p>festo does some magical things with bionic fin technology including mechanical penguins, life-like grippers, and flexiable walls http://www.youtube.com/watch?v=L5JHMpLIqO4</text:p>
          </table:table-cell>
          <table:table-cell table:number-columns-repeated="251"/>
        </table:table-row>
        <table:table-row table:style-name="ro2">
          <table:table-cell/>
          <table:table-cell office:value-type="string">
            <text:p>fedora</text:p>
          </table:table-cell>
          <table:table-cell office:value-type="string">
            <text:p>in addition to being an OS and type of hat, it is also a modularized programming paradigm</text:p>
          </table:table-cell>
          <table:table-cell table:number-columns-repeated="251"/>
        </table:table-row>
        <table:table-row table:style-name="ro2">
          <table:table-cell/>
          <table:table-cell office:value-type="string">
            <text:p>magnetic interlocks</text:p>
          </table:table-cell>
          <table:table-cell office:value-type="string">
            <text:p>frequently these are employed in machines to keep them from running when a door is not closed</text:p>
          </table:table-cell>
          <table:table-cell table:number-columns-repeated="251"/>
        </table:table-row>
        <table:table-row table:style-name="ro2">
          <table:table-cell/>
          <table:table-cell office:value-type="string">
            <text:p>X-ray Laser <text:s text:c="3"/></text:p>
          </table:table-cell>
          <table:table-cell office:value-type="string">
            <text:p>The first one has just been produced at SLAC National Acceleratory Laboratory in Menlo Park, CA http://home.slac.stanford.edu/pressreleases/2009/20090421.htm</text:p>
          </table:table-cell>
          <table:table-cell table:number-columns-repeated="251"/>
        </table:table-row>
        <table:table-row table:style-name="ro2">
          <table:table-cell/>
          <table:table-cell office:value-type="string">
            <text:p>EEG tweet <text:s text:c="3"/></text:p>
          </table:table-cell>
          <table:table-cell office:value-type="string">
            <text:p>Researchers have developed a system that allows up to 8 letter per minute texting based on brain EEG http://www.wisbusiness.com/index.Iml?Article=156008</text:p>
          </table:table-cell>
          <table:table-cell table:number-columns-repeated="251"/>
        </table:table-row>
        <table:table-row table:style-name="ro1">
          <table:table-cell/>
          <table:table-cell office:value-type="string">
            <text:p>Bluetooth communcation protocol <text:s text:c="3"/></text:p>
          </table:table-cell>
          <table:table-cell office:value-type="string">
            <text:p>can be used to hook up any device to any other if you can master the protocol</text:p>
          </table:table-cell>
          <table:table-cell table:number-columns-repeated="251"/>
        </table:table-row>
        <table:table-row table:style-name="ro2">
          <table:table-cell/>
          <table:table-cell office:value-type="string">
            <text:p>EEG <text:s text:c="7"/></text:p>
          </table:table-cell>
          <table:table-cell office:value-type="string">
            <text:p>electronencephalography is the measurement of the electrical activity on the scalp due to 'brain waves'</text:p>
          </table:table-cell>
          <table:table-cell table:number-columns-repeated="251"/>
        </table:table-row>
        <table:table-row table:style-name="ro1">
          <table:table-cell/>
          <table:table-cell office:value-type="string">
            <text:p>twitter news <text:s text:c="3"/></text:p>
          </table:table-cell>
          <table:table-cell office:value-type="string">
            <text:p>search on twitter for the latest and most specific (read: obtuse) news</text:p>
          </table:table-cell>
          <table:table-cell table:number-columns-repeated="251"/>
        </table:table-row>
        <table:table-row table:style-name="ro1">
          <table:table-cell/>
          <table:table-cell office:value-type="string">
            <text:p>twitter search <text:s text:c="3"/></text:p>
          </table:table-cell>
          <table:table-cell office:value-type="string">
            <text:p>use twitter to ask questions of the world</text:p>
          </table:table-cell>
          <table:table-cell table:number-columns-repeated="251"/>
        </table:table-row>
        <table:table-row table:style-name="ro1">
          <table:table-cell/>
          <table:table-cell office:value-type="string">
            <text:p>Jackdaw <text:s text:c="7"/></text:p>
          </table:table-cell>
          <table:table-cell office:value-type="string">
            <text:p>A small European Crow</text:p>
          </table:table-cell>
          <table:table-cell table:number-columns-repeated="251"/>
        </table:table-row>
        <table:table-row table:style-name="ro4">
          <table:table-cell/>
          <table:table-cell office:value-type="string">
            <text:p>NanoHeat <text:s text:c="3"/></text:p>
          </table:table-cell>
          <table:table-cell office:value-type="string">
            <text:p>Despite Feynman's optimism this problem has reared its head http://www.nature.com.ezproxy.galter.northwestern.edu/nature/journal/v458/n7240/full/458811b.html</text:p>
          </table:table-cell>
          <table:table-cell table:number-columns-repeated="251"/>
        </table:table-row>
        <table:table-row table:style-name="ro2">
          <table:table-cell/>
          <table:table-cell office:value-type="string">
            <text:p>kineticore <text:s text:c="3"/></text:p>
          </table:table-cell>
          <table:table-cell office:value-type="string">
            <text:p>the protein stucture which connects chromosomes to the spindle fibers enabling them to be pulled apart</text:p>
          </table:table-cell>
          <table:table-cell table:number-columns-repeated="251"/>
        </table:table-row>
        <table:table-row table:style-name="ro4">
          <table:table-cell/>
          <table:table-cell office:value-type="string">
            <text:p>gradAppRate <text:s text:c="3"/></text:p>
          </table:table-cell>
          <table:table-cell office:value-type="string">
            <text:p>fell by 2% in life sciences in 2008 and has slowed across the board (from 6 to 4%) http://www.nature.com.ezproxy.galter.northwestern.edu/naturejobs/2009/090416/full/nj7240-933c.html</text:p>
          </table:table-cell>
          <table:table-cell table:number-columns-repeated="251"/>
        </table:table-row>
        <table:table-row table:style-name="ro1">
          <table:table-cell/>
          <table:table-cell office:value-type="string">
            <text:p>nascent <text:s text:c="7"/></text:p>
          </table:table-cell>
          <table:table-cell office:value-type="string">
            <text:p>recently come into existance</text:p>
          </table:table-cell>
          <table:table-cell table:number-columns-repeated="251"/>
        </table:table-row>
        <table:table-row table:style-name="ro1">
          <table:table-cell/>
          <table:table-cell office:value-type="string">
            <text:p>electron spin <text:s text:c="3"/></text:p>
          </table:table-cell>
          <table:table-cell office:value-type="string">
            <text:p>the quantized measure of angular momentum for an electrons</text:p>
          </table:table-cell>
          <table:table-cell table:number-columns-repeated="251"/>
        </table:table-row>
        <table:table-row table:style-name="ro1">
          <table:table-cell/>
          <table:table-cell office:value-type="string">
            <text:p>cheif whip <text:s text:c="3"/></text:p>
          </table:table-cell>
          <table:table-cell office:value-type="string">
            <text:p>is a party denisign that ensures that party members vote the party line</text:p>
          </table:table-cell>
          <table:table-cell table:number-columns-repeated="251"/>
        </table:table-row>
        <table:table-row table:style-name="ro1">
          <table:table-cell/>
          <table:table-cell office:value-type="string">
            <text:p>prima facie <text:s text:c="3"/></text:p>
          </table:table-cell>
          <table:table-cell office:value-type="string">
            <text:p>latin for on the face of things</text:p>
          </table:table-cell>
          <table:table-cell table:number-columns-repeated="251"/>
        </table:table-row>
        <table:table-row table:style-name="ro1">
          <table:table-cell/>
          <table:table-cell office:value-type="string">
            <text:p>similar images <text:s text:c="3"/></text:p>
          </table:table-cell>
          <table:table-cell office:value-type="string">
            <text:p>A new google image search feature that allows you to bring back very similar images</text:p>
          </table:table-cell>
          <table:table-cell table:number-columns-repeated="251"/>
        </table:table-row>
        <table:table-row table:style-name="ro2">
          <table:table-cell/>
          <table:table-cell office:value-type="string">
            <text:p>replication</text:p>
          </table:table-cell>
          <table:table-cell office:value-type="string">
            <text:p>in computer science replication makes resources redundant to improve reliability or speed</text:p>
          </table:table-cell>
          <table:table-cell table:number-columns-repeated="251"/>
        </table:table-row>
        <table:table-row table:style-name="ro1">
          <table:table-cell/>
          <table:table-cell office:value-type="string">
            <text:p>ictal</text:p>
          </table:table-cell>
          <table:table-cell office:value-type="string">
            <text:p>a physiological state like a headache or stroke</text:p>
          </table:table-cell>
          <table:table-cell table:number-columns-repeated="251"/>
        </table:table-row>
        <table:table-row table:style-name="ro2">
          <table:table-cell/>
          <table:table-cell office:value-type="string">
            <text:p>time division multiple access</text:p>
          </table:table-cell>
          <table:table-cell office:value-type="string">
            <text:p>tmda is a way splitting up a channel into different time frames so that multiple sources can utilize the same channel for simultanous transmission</text:p>
          </table:table-cell>
          <table:table-cell table:number-columns-repeated="251"/>
        </table:table-row>
        <table:table-row table:style-name="ro1">
          <table:table-cell/>
          <table:table-cell office:value-type="string">
            <text:p>channel access method</text:p>
          </table:table-cell>
          <table:table-cell office:value-type="string">
            <text:p>a way for multiple sources to access the same communication channel simultanously</text:p>
          </table:table-cell>
          <table:table-cell table:number-columns-repeated="251"/>
        </table:table-row>
        <table:table-row table:style-name="ro1">
          <table:table-cell/>
          <table:table-cell office:value-type="string">
            <text:p>mesh network</text:p>
          </table:table-cell>
          <table:table-cell office:value-type="string">
            <text:p>an adhoc network whos protocol is self-healing and doesn't require certain nodes</text:p>
          </table:table-cell>
          <table:table-cell table:number-columns-repeated="251"/>
        </table:table-row>
        <table:table-row table:style-name="ro4">
          <table:table-cell/>
          <table:table-cell office:value-type="string">
            <text:p>code division multiple access</text:p>
          </table:table-cell>
          <table:table-cell office:value-type="string">
            <text:p>is a way of multiplexing a channel where by the different users use different symbol set and hence can talk simultaneoulsy with minimal chance for interference. <text:s/>Analogous to a bunch of foreign speakers talking simultaneously in the same room</text:p>
          </table:table-cell>
          <table:table-cell table:number-columns-repeated="251"/>
        </table:table-row>
        <table:table-row table:style-name="ro1">
          <table:table-cell/>
          <table:table-cell office:value-type="string">
            <text:p>multiplexing</text:p>
          </table:table-cell>
          <table:table-cell office:value-type="string">
            <text:p>divinding one channel between multiple users</text:p>
          </table:table-cell>
          <table:table-cell table:number-columns-repeated="251"/>
        </table:table-row>
        <table:table-row table:style-name="ro1">
          <table:table-cell/>
          <table:table-cell office:value-type="string">
            <text:p>pentateuch</text:p>
          </table:table-cell>
          <table:table-cell office:value-type="string">
            <text:p>another word for the first five books of the bible, the torah</text:p>
          </table:table-cell>
          <table:table-cell table:number-columns-repeated="251"/>
        </table:table-row>
        <table:table-row table:style-name="ro1">
          <table:table-cell/>
          <table:table-cell office:value-type="string">
            <text:p>polemic</text:p>
          </table:table-cell>
          <table:table-cell office:value-type="string">
            <text:p>an argument that only serves to defy another argument, as opposed to an apology</text:p>
          </table:table-cell>
          <table:table-cell table:number-columns-repeated="251"/>
        </table:table-row>
        <table:table-row table:style-name="ro1">
          <table:table-cell/>
          <table:table-cell office:value-type="string">
            <text:p>pejorative</text:p>
          </table:table-cell>
          <table:table-cell office:value-type="string">
            <text:p>an intrinically insulting word of phrase</text:p>
          </table:table-cell>
          <table:table-cell table:number-columns-repeated="251"/>
        </table:table-row>
        <table:table-row table:style-name="ro2">
          <table:table-cell/>
          <table:table-cell office:value-type="string">
            <text:p>glycophoshatidylinositol-anchor<text:tab/><text:tab/></text:p>
          </table:table-cell>
          <table:table-cell office:value-type="string">
            <text:p>is a glycolipid anchor added as a posttranslational modification to anchor proteins to the cell membrane</text:p>
          </table:table-cell>
          <table:table-cell table:number-columns-repeated="251"/>
        </table:table-row>
        <table:table-row table:style-name="ro1">
          <table:table-cell/>
          <table:table-cell office:value-type="string">
            <text:p>comorbidity<text:tab/><text:tab/></text:p>
          </table:table-cell>
          <table:table-cell office:value-type="string">
            <text:p>the contribution of other disease to the effects of a primary disease of interest</text:p>
          </table:table-cell>
          <table:table-cell table:number-columns-repeated="251"/>
        </table:table-row>
        <table:table-row table:style-name="ro1">
          <table:table-cell/>
          <table:table-cell office:value-type="string">
            <text:p>N-degron<text:tab/><text:tab/></text:p>
          </table:table-cell>
          <table:table-cell office:value-type="string">
            <text:p>a degredation signal determined by destabalizing N-terminal amino acid residues</text:p>
          </table:table-cell>
          <table:table-cell table:number-columns-repeated="251"/>
        </table:table-row>
        <table:table-row table:style-name="ro2">
          <table:table-cell/>
          <table:table-cell office:value-type="string">
            <text:p>EGF network<text:tab/><text:tab/></text:p>
          </table:table-cell>
          <table:table-cell office:value-type="string">
            <text:p>the epidermal growth factor network is of interest to biologists because its corruption can lead to maligancy</text:p>
          </table:table-cell>
          <table:table-cell table:number-columns-repeated="251"/>
        </table:table-row>
        <table:table-row table:style-name="ro2">
          <table:table-cell/>
          <table:table-cell office:value-type="string">
            <text:p>clonal rings <text:s text:c="3"/></text:p>
          </table:table-cell>
          <table:table-cell office:value-type="string">
            <text:p>when growing single celled clonal populations sterile polysterene rings coated in grease are used to isolate one small colony of cells from the morass</text:p>
          </table:table-cell>
          <table:table-cell table:number-columns-repeated="251"/>
        </table:table-row>
        <table:table-row table:style-name="ro1">
          <table:table-cell/>
          <table:table-cell office:value-type="string">
            <text:p>buccal cells <text:s text:c="3"/></text:p>
          </table:table-cell>
          <table:table-cell office:value-type="string">
            <text:p>cells from the inner lining of your cheek</text:p>
          </table:table-cell>
          <table:table-cell table:number-columns-repeated="251"/>
        </table:table-row>
        <table:table-row table:style-name="ro1">
          <table:table-cell/>
          <table:table-cell office:value-type="string">
            <text:p>IBM Jepordy<text:tab/></text:p>
          </table:table-cell>
          <table:table-cell office:value-type="string">
            <text:p>IBM plans to build a computer that can beat human contestants at jepordy</text:p>
          </table:table-cell>
          <table:table-cell table:number-columns-repeated="251"/>
        </table:table-row>
        <table:table-row table:style-name="ro4">
          <table:table-cell/>
          <table:table-cell office:value-type="string">
            <text:p>contract of adhesion<text:tab/></text:p>
          </table:table-cell>
          <table:table-cell office:value-type="string">
            <text:p>one in which a party cannot negotiate the terms of a contract due to an unequal level, in this case terms that were outside the reasonable expectations of the party are not enforciable</text:p>
          </table:table-cell>
          <table:table-cell table:number-columns-repeated="251"/>
        </table:table-row>
        <table:table-row table:style-name="ro1">
          <table:table-cell/>
          <table:table-cell office:value-type="string">
            <text:p>Greifer<text:tab/><text:tab/></text:p>
          </table:table-cell>
          <table:table-cell office:value-type="string">
            <text:p>Plays a computer game merely to aggrevate others</text:p>
          </table:table-cell>
          <table:table-cell table:number-columns-repeated="251"/>
        </table:table-row>
        <table:table-row table:style-name="ro1">
          <table:table-cell/>
          <table:table-cell office:value-type="string">
            <text:p>Iatrogenisis<text:tab/></text:p>
          </table:table-cell>
          <table:table-cell office:value-type="string">
            <text:p>Disease that is caused by a physician's care</text:p>
          </table:table-cell>
          <table:table-cell table:number-columns-repeated="251"/>
        </table:table-row>
        <table:table-row table:style-name="ro2">
          <table:table-cell/>
          <table:table-cell office:value-type="string">
            <text:p>Coin magic<text:tab/></text:p>
          </table:table-cell>
          <table:table-cell office:value-type="string">
            <text:p>Making a coin go through a table is merely a matter of slidding it off the edge and tapping it on the bottom while you pretend to tap it on top</text:p>
          </table:table-cell>
          <table:table-cell table:number-columns-repeated="251"/>
        </table:table-row>
        <table:table-row table:style-name="ro3">
          <table:table-cell/>
          <table:table-cell office:value-type="string">
            <text:p>authorship</text:p>
          </table:table-cell>
          <table:table-cell office:value-type="string">
            <text:p>In medicine a multijournal group (the URM) has decided that authorship requires contribution to the design, implementaion, or analysis of the study, as well as review and approval of the final manuscript. <text:s/>Similar results are demanded by the APA for psychology.</text:p>
          </table:table-cell>
          <table:table-cell table:number-columns-repeated="251"/>
        </table:table-row>
        <table:table-row table:style-name="ro8">
          <table:table-cell/>
          <table:table-cell office:value-type="string">
            <text:p>steam camera</text:p>
          </table:table-cell>
          <table:table-cell office:value-type="string">
            <text:p>the Steam camera is the newest ultrafast camera capable of speeds on the order of millions of frames / second. <text:s/>It works by a pulse laser and a principal which breaks light into temporally sepperated unit. <text:s/>The net result is something that might be used to measure cell to cell communications <text:a xlink:href="http://news.bbc.co.uk/2/hi/science/nature/8025211.stm">http://news.bbc.co.uk/2/hi/science/nature/8025211.stm</text:a></text:p>
          </table:table-cell>
          <table:table-cell table:number-columns-repeated="251"/>
        </table:table-row>
        <table:table-row table:style-name="ro2">
          <table:table-cell/>
          <table:table-cell office:value-type="string">
            <text:p>kernel preemeption</text:p>
          </table:table-cell>
          <table:table-cell office:value-type="string">
            <text:p>is the simple idea of performing the highest priority tasks first on the OS, that is somewhat tricky to implement</text:p>
          </table:table-cell>
          <table:table-cell table:number-columns-repeated="251"/>
        </table:table-row>
        <table:table-row table:style-name="ro2">
          <table:table-cell/>
          <table:table-cell office:value-type="string">
            <text:p>journaling file system</text:p>
          </table:table-cell>
          <table:table-cell office:value-type="string">
            <text:p>to deal with problems that would arise from powerfailures, changes to the filesystem are first recorded in a circular journal page and then executed on the filesystem</text:p>
          </table:table-cell>
          <table:table-cell table:number-columns-repeated="251"/>
        </table:table-row>
        <table:table-row table:style-name="ro4">
          <table:table-cell/>
          <table:table-cell office:value-type="string">
            <text:p>metadata only journaling</text:p>
          </table:table-cell>
          <table:table-cell office:value-type="string">
            <text:p>because journaling doubles the processing used to change the file structure a comprimise sysytem only records metadata changes in the journal and leaves the rest to the file system alone (can lead to corruption)</text:p>
          </table:table-cell>
          <table:table-cell table:number-columns-repeated="251"/>
        </table:table-row>
        <table:table-row table:style-name="ro1">
          <table:table-cell/>
          <table:table-cell office:value-type="string">
            <text:p>acpi</text:p>
          </table:table-cell>
          <table:table-cell office:value-type="string">
            <text:p>advanced confirguration and power interface is an open standard for device management</text:p>
          </table:table-cell>
          <table:table-cell table:number-columns-repeated="251"/>
        </table:table-row>
        <table:table-row table:style-name="ro1">
          <table:table-cell/>
          <table:table-cell office:value-type="string">
            <text:p>udf</text:p>
          </table:table-cell>
          <table:table-cell office:value-type="string">
            <text:p>universal disk format is an open specification for writing to optical media</text:p>
          </table:table-cell>
          <table:table-cell table:number-columns-repeated="251"/>
        </table:table-row>
        <table:table-row table:style-name="ro2">
          <table:table-cell/>
          <table:table-cell office:value-type="string">
            <text:p>X.org</text:p>
          </table:table-cell>
          <table:table-cell office:value-type="string">
            <text:p>a standard for implementing the X windows system which allows remote control of a server</text:p>
          </table:table-cell>
          <table:table-cell table:number-columns-repeated="251"/>
        </table:table-row>
        <table:table-row table:style-name="ro2">
          <table:table-cell/>
          <table:table-cell office:value-type="string">
            <text:p>KDE</text:p>
          </table:table-cell>
          <table:table-cell office:value-type="string">
            <text:p>the K destop environment historically worked to standardize the UNIX desktop so even a girlfreind could use it</text:p>
          </table:table-cell>
          <table:table-cell table:number-columns-repeated="251"/>
        </table:table-row>
        <table:table-row table:style-name="ro2">
          <table:table-cell/>
          <table:table-cell office:value-type="string">
            <text:p>GNOME</text:p>
          </table:table-cell>
          <table:table-cell office:value-type="string">
            <text:p>A desktop environment forked form the KDE environment to remove a dependency on a propriatary piece of software</text:p>
          </table:table-cell>
          <table:table-cell table:number-columns-repeated="251"/>
        </table:table-row>
        <table:table-row table:style-name="ro2">
          <table:table-cell/>
          <table:table-cell office:value-type="string">
            <text:p>mimivirus</text:p>
          </table:table-cell>
          <table:table-cell office:value-type="string">
            <text:p>At 1.2 Mba and .5 umeters across this virus is the largest known and bigger than some bacteria</text:p>
          </table:table-cell>
          <table:table-cell table:number-columns-repeated="251"/>
        </table:table-row>
        <table:table-row table:style-name="ro2">
          <table:table-cell/>
          <table:table-cell office:value-type="string">
            <text:p>push poll</text:p>
          </table:table-cell>
          <table:table-cell office:value-type="string">
            <text:p>a poll conducted with a bias meant skew public opion like 'would you support obama if you knew he were a terrorist'</text:p>
          </table:table-cell>
          <table:table-cell table:number-columns-repeated="251"/>
        </table:table-row>
        <table:table-row table:style-name="ro2">
          <table:table-cell/>
          <table:table-cell office:value-type="string">
            <text:p>canalisation</text:p>
          </table:table-cell>
          <table:table-cell office:value-type="string">
            <text:p>the ability to maintain a consistent phenotype by compensating changes in the genotype</text:p>
          </table:table-cell>
          <table:table-cell table:number-columns-repeated="251"/>
        </table:table-row>
        <table:table-row table:style-name="ro1">
          <table:table-cell/>
          <table:table-cell office:value-type="string">
            <text:p>ectotopically</text:p>
          </table:table-cell>
          <table:table-cell office:value-type="string">
            <text:p>occuring in a strange position</text:p>
          </table:table-cell>
          <table:table-cell table:number-columns-repeated="251"/>
        </table:table-row>
        <table:table-row table:style-name="ro1">
          <table:table-cell/>
          <table:table-cell office:value-type="string">
            <text:p>neocentromere</text:p>
          </table:table-cell>
          <table:table-cell office:value-type="string">
            <text:p>a functional centromere which starts at a new location</text:p>
          </table:table-cell>
          <table:table-cell table:number-columns-repeated="251"/>
        </table:table-row>
        <table:table-row table:style-name="ro1">
          <table:table-cell/>
          <table:table-cell office:value-type="string">
            <text:p>Ecdysone</text:p>
          </table:table-cell>
          <table:table-cell office:value-type="string">
            <text:p>a major insect molting hormone</text:p>
          </table:table-cell>
          <table:table-cell table:number-columns-repeated="251"/>
        </table:table-row>
        <table:table-row table:style-name="ro3">
          <table:table-cell/>
          <table:table-cell office:value-type="string">
            <text:p>T. Rex Proteins</text:p>
          </table:table-cell>
          <table:table-cell office:value-type="string">
            <text:p>Reproduced but critisized mass spec results seem to have come from dissolved dinasaur bones. <text:s/>Critics say it may be contaminant, but second study focuses on sterility and gets a similar results <text:a xlink:href="http://www.sciencemag.org.ezproxy.galter.northwestern.edu/cgi/content/full/324/5927/578">http://www.sciencemag.org.ezproxy.galter.northwestern.edu/cgi/content/full/324/5927/578</text:a></text:p>
          </table:table-cell>
          <table:table-cell table:number-columns-repeated="251"/>
        </table:table-row>
        <table:table-row table:style-name="ro1">
          <table:table-cell/>
          <table:table-cell office:value-type="string">
            <text:p>eutrophication</text:p>
          </table:table-cell>
          <table:table-cell office:value-type="string">
            <text:p>the increase in nitrogen and phosphorus in a region</text:p>
          </table:table-cell>
          <table:table-cell table:number-columns-repeated="251"/>
        </table:table-row>
        <table:table-row table:style-name="ro3">
          <table:table-cell/>
          <table:table-cell office:value-type="string">
            <text:p>grafting HGT</text:p>
          </table:table-cell>
          <table:table-cell office:value-type="string">
            <text:p>in the region of a plant graft large amounts of DNA can be exchanged, but it appears to be highly localized, so that new species formation would depend upon the propagation of fruiting bodies from the graft site <text:a xlink:href="http://www.sciencemag.org.ezproxy.galter.northwestern.edu/cgi/content/full/324/5927/649">http://www.sciencemag.org.ezproxy.galter.northwestern.edu/cgi/content/full/324/5927/649</text:a></text:p>
          </table:table-cell>
          <table:table-cell table:number-columns-repeated="251"/>
        </table:table-row>
        <table:table-row table:style-name="ro2">
          <table:table-cell/>
          <table:table-cell office:value-type="string">
            <text:p>REST </text:p>
          </table:table-cell>
          <table:table-cell office:value-type="string">
            <text:p>RE1-Silencing-Transcription Factor is a zinc finger protein important for shutting off neuronal genes in non-neuronal tissues</text:p>
          </table:table-cell>
          <table:table-cell table:number-columns-repeated="251"/>
        </table:table-row>
        <table:table-row table:style-name="ro2">
          <table:table-cell/>
          <table:table-cell office:value-type="string">
            <text:p>Phorm </text:p>
          </table:table-cell>
          <table:table-cell office:value-type="string">
            <text:p>A controversial web advertising company that originally used spy ware, has switched to dpi and has influenced politicians to retain its questionable legality in Brittan</text:p>
          </table:table-cell>
          <table:table-cell table:number-columns-repeated="251"/>
        </table:table-row>
        <table:table-row table:style-name="ro8">
          <table:table-cell/>
          <table:table-cell office:value-type="string">
            <text:p>GFP electron conduction</text:p>
          </table:table-cell>
          <table:table-cell office:value-type="string">
            <text:p>Using florescence microscopy and acceptor proteins, researchers have shown that GFP can be reduced to RFP even in the presence of oxygen which suggests a role in light capture either as a sense or an energy source (<text:a xlink:href="http://www.nature.com.ezproxy.galter.northwestern.edu/nchembio/journal/vaop/ncurrent/full/nchembio.174.html">http://www.nature.com.ezproxy.galter.northwestern.edu/nchembio/journal/vaop/ncurrent/full/nchembio.174.html</text:a>)</text:p>
          </table:table-cell>
          <table:table-cell table:number-columns-repeated="251"/>
        </table:table-row>
        <table:table-row table:style-name="ro4">
          <table:table-cell/>
          <table:table-cell office:value-type="string">
            <text:p>Kondo Effect</text:p>
          </table:table-cell>
          <table:table-cell office:value-type="string">
            <text:p>A process whereby materials that are typically metalic in bulk loose their magnetic power at the nano-scale <text:a xlink:href="http://www.nature.com.ezproxy.galter.northwestern.edu/nature/journal/v458/n7242/full/nature07878.html">http://www.nature.com.ezproxy.galter.northwestern.edu/nature/journal/v458/n7242/full/nature07878.html</text:a></text:p>
          </table:table-cell>
          <table:table-cell table:number-columns-repeated="251"/>
        </table:table-row>
        <table:table-row table:style-name="ro1">
          <table:table-cell/>
          <table:table-cell office:value-type="string">
            <text:p>enantiomorphic</text:p>
          </table:table-cell>
          <table:table-cell office:value-type="string">
            <text:p>either of two mirrored chiral moleculse</text:p>
          </table:table-cell>
          <table:table-cell table:number-columns-repeated="251"/>
        </table:table-row>
        <table:table-row table:style-name="ro1">
          <table:table-cell/>
          <table:table-cell office:value-type="string">
            <text:p>zeolite</text:p>
          </table:table-cell>
          <table:table-cell office:value-type="string">
            <text:p>a porous aluminosilicate that is frequently used as a desicator</text:p>
          </table:table-cell>
          <table:table-cell table:number-columns-repeated="251"/>
        </table:table-row>
        <table:table-row table:style-name="ro1">
          <table:table-cell/>
          <table:table-cell office:value-type="string">
            <text:p>cynosure</text:p>
          </table:table-cell>
          <table:table-cell office:value-type="string">
            <text:p>The focal point or guide to a field (like Gamow) from the dogs tail in ursa minor</text:p>
          </table:table-cell>
          <table:table-cell table:number-columns-repeated="251"/>
        </table:table-row>
        <table:table-row table:style-name="ro1">
          <table:table-cell/>
          <table:table-cell office:value-type="string">
            <text:p>H2A.Z</text:p>
          </table:table-cell>
          <table:table-cell office:value-type="string">
            <text:p>A conserved histone varient</text:p>
          </table:table-cell>
          <table:table-cell table:number-columns-repeated="251"/>
        </table:table-row>
        <table:table-row table:style-name="ro2">
          <table:table-cell/>
          <table:table-cell office:value-type="string">
            <text:p>Fission Yeast</text:p>
          </table:table-cell>
          <table:table-cell office:value-type="string">
            <text:p>A model organism named for the fact that they only grow at their tips thus retaining their shape (crossection) when dividing</text:p>
          </table:table-cell>
          <table:table-cell table:number-columns-repeated="251"/>
        </table:table-row>
        <table:table-row table:style-name="ro4">
          <table:table-cell/>
          <table:table-cell office:value-type="string">
            <text:p>Elsevier's Fake</text:p>
          </table:table-cell>
          <table:table-cell office:value-type="string">
            <text:p>Elseiver devoted a division to fake journal production notably the Autrailian Journal of Bone and Joint Medicine <text:a xlink:href="http://www.the-scientist.com/templates/trackable/display/blog.jsp?type=blog&amp;o_url=blog/display/55671&amp;id=55671">http://www.the-scientist.com/templates/trackable/display/blog.jsp?type=blog&amp;o_url=blog/display/55671&amp;id=55671</text:a></text:p>
          </table:table-cell>
          <table:table-cell table:number-columns-repeated="251"/>
        </table:table-row>
        <table:table-row table:style-name="ro1">
          <table:table-cell/>
          <table:table-cell office:value-type="string">
            <text:p>Imprint</text:p>
          </table:table-cell>
          <table:table-cell office:value-type="string">
            <text:p>A branding for a publication company (they may have more than one)</text:p>
          </table:table-cell>
          <table:table-cell table:number-columns-repeated="251"/>
        </table:table-row>
        <table:table-row table:style-name="ro12">
          <table:table-cell/>
          <table:table-cell office:value-type="string">
            <text:p>DNA/$ </text:p>
          </table:table-cell>
          <table:table-cell office:value-type="string">
            <text:p><text:s/>cost $6400 to sequence 10 bp in the 1980s in 2009 it costs 500 to sequence 15 M bp, about 10X every 5 years.</text:p>
          </table:table-cell>
          <table:table-cell table:style-name="ce4" office:value-type="string">
            <text:p>George Church Lecture at Feinberg auditorium May 11th 2009, 7pm </text:p>
          </table:table-cell>
          <table:table-cell table:number-columns-repeated="250"/>
        </table:table-row>
        <table:table-row table:style-name="ro12">
          <table:table-cell/>
          <table:table-cell office:value-type="string">
            <text:p>2009's cheapest Genome </text:p>
          </table:table-cell>
          <table:table-cell office:value-type="string">
            <text:p><text:s/>CGI will read your genome for $5000 dollars</text:p>
          </table:table-cell>
          <table:table-cell table:style-name="ce4" office:value-type="string">
            <text:p>George Church Lecture at Feinberg auditorium May 11th 2009, 7pm </text:p>
          </table:table-cell>
          <table:table-cell table:number-columns-repeated="250"/>
        </table:table-row>
        <table:table-row table:style-name="ro12">
          <table:table-cell/>
          <table:table-cell office:value-type="string">
            <text:p>Hypothesis v N </text:p>
          </table:table-cell>
          <table:table-cell office:value-type="string">
            <text:p><text:s/>the number of hypothesis you can test with a sample size goes up logrithmically with the size</text:p>
          </table:table-cell>
          <table:table-cell table:style-name="ce4" office:value-type="string">
            <text:p>George Church Lecture at Feinberg auditorium May 11th 2009, 7pm </text:p>
          </table:table-cell>
          <table:table-cell table:number-columns-repeated="250"/>
        </table:table-row>
        <table:table-row table:style-name="ro12">
          <table:table-cell/>
          <table:table-cell office:value-type="string">
            <text:p>Bacterial History </text:p>
          </table:table-cell>
          <table:table-cell office:value-type="string">
            <text:p><text:s/>the immune system maintains a history of the microbiome that has moved through your body</text:p>
          </table:table-cell>
          <table:table-cell table:style-name="ce4" office:value-type="string">
            <text:p>George Church Lecture at Feinberg auditorium May 11th 2009, 7pm </text:p>
          </table:table-cell>
          <table:table-cell table:number-columns-repeated="250"/>
        </table:table-row>
        <table:table-row table:style-name="ro12">
          <table:table-cell/>
          <table:table-cell office:value-type="string">
            <text:p>1300 actables </text:p>
          </table:table-cell>
          <table:table-cell office:value-type="string">
            <text:p><text:s/>estimated number of genes to which treatments might be applied if their genetic sequence were found</text:p>
          </table:table-cell>
          <table:table-cell table:style-name="ce4" office:value-type="string">
            <text:p>George Church Lecture at Feinberg auditorium May 11th 2009, 7pm </text:p>
          </table:table-cell>
          <table:table-cell table:number-columns-repeated="250"/>
        </table:table-row>
        <table:table-row table:style-name="ro12">
          <table:table-cell/>
          <table:table-cell office:value-type="string">
            <text:p>Personal Genomes.org </text:p>
          </table:table-cell>
          <table:table-cell office:value-type="string">
            <text:p><text:s/>George Church's organization which is seeking volunteers willing to have their sequence data be public and sample tissues</text:p>
          </table:table-cell>
          <table:table-cell table:style-name="ce4" office:value-type="string">
            <text:p>George Church Lecture at Feinberg auditorium May 11th 2009, 7pm </text:p>
          </table:table-cell>
          <table:table-cell table:number-columns-repeated="250"/>
        </table:table-row>
        <table:table-row table:style-name="ro12">
          <table:table-cell/>
          <table:table-cell office:value-type="string">
            <text:p>Circulation Sampling </text:p>
          </table:table-cell>
          <table:table-cell office:value-type="string">
            <text:p><text:s/>Blood can be used to measure 6L worth of cells that flow to all areas of the body, more practical than a full body biopsy</text:p>
          </table:table-cell>
          <table:table-cell table:style-name="ce4" office:value-type="string">
            <text:p>George Church Lecture at Feinberg auditorium May 11th 2009, 7pm </text:p>
          </table:table-cell>
          <table:table-cell table:number-columns-repeated="250"/>
        </table:table-row>
        <table:table-row table:style-name="ro12">
          <table:table-cell/>
          <table:table-cell office:value-type="string">
            <text:p>RNA cell type </text:p>
          </table:table-cell>
          <table:table-cell office:value-type="string">
            <text:p><text:s/>RNA expression clusters around cell type while allell frequency clusters around individual</text:p>
          </table:table-cell>
          <table:table-cell table:style-name="ce4" office:value-type="string">
            <text:p>George Church Lecture at Feinberg auditorium May 11th 2009, 7pm </text:p>
          </table:table-cell>
          <table:table-cell table:number-columns-repeated="250"/>
        </table:table-row>
        <table:table-row table:style-name="ro12">
          <table:table-cell/>
          <table:table-cell office:value-type="string">
            <text:p>Live longer Naked </text:p>
          </table:table-cell>
          <table:table-cell office:value-type="string">
            <text:p><text:s/>Naked mole rats live 28 years while the closely related mice live only 2.5</text:p>
          </table:table-cell>
          <table:table-cell table:style-name="ce4" office:value-type="string">
            <text:p>George Church Lecture at Feinberg auditorium May 11th 2009, 7pm </text:p>
          </table:table-cell>
          <table:table-cell table:number-columns-repeated="250"/>
        </table:table-row>
        <table:table-row table:style-name="ro2">
          <table:table-cell/>
          <table:table-cell office:value-type="string">
            <text:p>Polony </text:p>
          </table:table-cell>
          <table:table-cell office:value-type="string">
            <text:p><text:s/>A dna colony formed by polymerase opperating in an agarose gel which prevents cross talk between the amplifications</text:p>
          </table:table-cell>
          <table:table-cell table:number-columns-repeated="251"/>
        </table:table-row>
        <table:table-row table:style-name="ro1">
          <table:table-cell/>
          <table:table-cell office:value-type="string">
            <text:p>biopsy </text:p>
          </table:table-cell>
          <table:table-cell office:value-type="string">
            <text:p><text:s/>a biological sample collection </text:p>
          </table:table-cell>
          <table:table-cell table:number-columns-repeated="251"/>
        </table:table-row>
        <table:table-row table:style-name="ro2">
          <table:table-cell/>
          <table:table-cell office:value-type="string">
            <text:p>Pluripotent Hair </text:p>
          </table:table-cell>
          <table:table-cell office:value-type="string">
            <text:p><text:s/>Pluripotent stem cells can be derived from hair follicles http://news.bbc.co.uk/2/hi/health/4378941.stm</text:p>
          </table:table-cell>
          <table:table-cell table:number-columns-repeated="251"/>
        </table:table-row>
        <table:table-row table:style-name="ro2">
          <table:table-cell/>
          <table:table-cell office:value-type="string">
            <text:p>Microbial Cyst <text:s text:c="8"/></text:p>
          </table:table-cell>
          <table:table-cell office:value-type="string">
            <text:p><text:s/>A dormant stage of a bacteria that puts it in a state of suspended animation when resources are scarce or the environment is unsuitiable for growth</text:p>
          </table:table-cell>
          <table:table-cell table:number-columns-repeated="251"/>
        </table:table-row>
        <table:table-row table:style-name="ro2">
          <table:table-cell/>
          <table:table-cell office:value-type="string">
            <text:p>NIH syndrom</text:p>
          </table:table-cell>
          <table:table-cell office:value-type="string">
            <text:p>Not invented Here is a pejorative phrase for a produce that was bought rather than developed by a corporation</text:p>
          </table:table-cell>
          <table:table-cell table:number-columns-repeated="251"/>
        </table:table-row>
        <table:table-row table:style-name="ro2">
          <table:table-cell/>
          <table:table-cell office:value-type="string">
            <text:p>why help <text:s text:c="7"/></text:p>
          </table:table-cell>
          <table:table-cell office:value-type="string">
            <text:p>forwarding a message in an ad hoc network is not to your advantage unless the protocol improves your performance for this service</text:p>
          </table:table-cell>
          <table:table-cell table:number-columns-repeated="251"/>
        </table:table-row>
        <table:table-row table:style-name="ro2">
          <table:table-cell/>
          <table:table-cell office:value-type="string">
            <text:p>hill climbing <text:s text:c="7"/></text:p>
          </table:table-cell>
          <table:table-cell office:value-type="string">
            <text:p>An algorithms that focuses on very small incremental changes to find maxima, which is simple to implement, but is easily stuck on local maxima</text:p>
          </table:table-cell>
          <table:table-cell table:number-columns-repeated="251"/>
        </table:table-row>
        <table:table-row table:style-name="ro2">
          <table:table-cell/>
          <table:table-cell office:value-type="string">
            <text:p>convex optimization <text:s text:c="4"/></text:p>
          </table:table-cell>
          <table:table-cell office:value-type="string">
            <text:p>Seeks to minimize a function f(x) where x is a variable in a convex real vector space (ie. the sum of least squares problem)</text:p>
          </table:table-cell>
          <table:table-cell table:number-columns-repeated="251"/>
        </table:table-row>
        <table:table-row table:style-name="ro2">
          <table:table-cell/>
          <table:table-cell office:value-type="string">
            <text:p>transport protocol <text:s text:c="3"/></text:p>
          </table:table-cell>
          <table:table-cell office:value-type="string">
            <text:p>one which packages data from an application so that it is suitiable for transmission across the network</text:p>
          </table:table-cell>
          <table:table-cell table:number-columns-repeated="251"/>
        </table:table-row>
        <table:table-row table:style-name="ro1">
          <table:table-cell/>
          <table:table-cell office:value-type="string">
            <text:p>Diameter <text:s text:c="7"/></text:p>
          </table:table-cell>
          <table:table-cell office:value-type="string">
            <text:p>an upgrade to the RADIUS protocol</text:p>
          </table:table-cell>
          <table:table-cell table:number-columns-repeated="251"/>
        </table:table-row>
        <table:table-row table:style-name="ro2">
          <table:table-cell/>
          <table:table-cell office:value-type="string">
            <text:p>RADIUS <text:s text:c="11"/></text:p>
          </table:table-cell>
          <table:table-cell office:value-type="string">
            <text:p>Remote authentication dial in user service, is a common protocol implemented by hosting companies to provide internet services</text:p>
          </table:table-cell>
          <table:table-cell table:number-columns-repeated="251"/>
        </table:table-row>
        <table:table-row table:style-name="ro2">
          <table:table-cell/>
          <table:table-cell office:value-type="string">
            <text:p>AAA <text:s text:c="11"/></text:p>
          </table:table-cell>
          <table:table-cell office:value-type="string">
            <text:p>Authentication, Access, and Accounting is a category of protocols that implement these features</text:p>
          </table:table-cell>
          <table:table-cell table:number-columns-repeated="251"/>
        </table:table-row>
        <table:table-row table:style-name="ro1">
          <table:table-cell/>
          <table:table-cell office:value-type="string">
            <text:p>Vector Space <text:s text:c="7"/></text:p>
          </table:table-cell>
          <table:table-cell office:value-type="string">
            <text:p>Merely a collection of vectors</text:p>
          </table:table-cell>
          <table:table-cell table:number-columns-repeated="251"/>
        </table:table-row>
        <table:table-row table:style-name="ro1">
          <table:table-cell/>
          <table:table-cell office:value-type="string">
            <text:p>convex v concave <text:s text:c="3"/></text:p>
          </table:table-cell>
          <table:table-cell office:value-type="string">
            <text:p>Convex forms a "V" concave form the opening to a cave</text:p>
          </table:table-cell>
          <table:table-cell table:number-columns-repeated="251"/>
        </table:table-row>
        <table:table-row table:style-name="ro2">
          <table:table-cell/>
          <table:table-cell office:value-type="string">
            <text:p>Network Socket</text:p>
          </table:table-cell>
          <table:table-cell office:value-type="string">
            <text:p><text:s text:c="5"/>The hub at the end of a network that organizes how signals reach the various process they are moving towards</text:p>
          </table:table-cell>
          <table:table-cell table:number-columns-repeated="251"/>
        </table:table-row>
        <table:table-row table:style-name="ro1">
          <table:table-cell/>
          <table:table-cell office:value-type="string">
            <text:p>Haematopoiesis</text:p>
          </table:table-cell>
          <table:table-cell office:value-type="string">
            <text:p><text:s text:c="6"/>The production of new blood stem cells</text:p>
          </table:table-cell>
          <table:table-cell table:number-columns-repeated="251"/>
        </table:table-row>
        <table:table-row table:style-name="ro1">
          <table:table-cell/>
          <table:table-cell office:value-type="string">
            <text:p>bouillabaisse</text:p>
          </table:table-cell>
          <table:table-cell office:value-type="string">
            <text:p><text:s text:c="4"/>A traditional French fish stew</text:p>
          </table:table-cell>
          <table:table-cell table:number-columns-repeated="251"/>
        </table:table-row>
        <table:table-row table:style-name="ro1">
          <table:table-cell/>
          <table:table-cell office:value-type="string">
            <text:p>Cancer Profiling</text:p>
          </table:table-cell>
          <table:table-cell office:value-type="string">
            <text:p><text:s text:c="3"/>Finding ways to detect cancer</text:p>
          </table:table-cell>
          <table:table-cell table:number-columns-repeated="251"/>
        </table:table-row>
        <table:table-row table:style-name="ro1">
          <table:table-cell/>
          <table:table-cell office:value-type="string">
            <text:p>Meridinal</text:p>
          </table:table-cell>
          <table:table-cell office:value-type="string">
            <text:p>In the north south direction</text:p>
          </table:table-cell>
          <table:table-cell table:number-columns-repeated="251"/>
        </table:table-row>
        <table:table-row table:style-name="ro1">
          <table:table-cell/>
          <table:table-cell office:value-type="string">
            <text:p>SnowDrift Game</text:p>
          </table:table-cell>
          <table:table-cell office:value-type="string">
            <text:p><text:s text:c="5"/>Like Chicken, this is a game where both players loose when neither accepts defeat</text:p>
          </table:table-cell>
          <table:table-cell table:number-columns-repeated="251"/>
        </table:table-row>
        <table:table-row table:style-name="ro2">
          <table:table-cell/>
          <table:table-cell office:value-type="string">
            <text:p>Pyrosequencing</text:p>
          </table:table-cell>
          <table:table-cell office:value-type="string">
            <text:p><text:s text:c="5"/>A method of DNA sequencing which looks at the depletion of pyrophosphate to measure synthesis</text:p>
          </table:table-cell>
          <table:table-cell table:number-columns-repeated="251"/>
        </table:table-row>
        <table:table-row table:style-name="ro1">
          <table:table-cell/>
          <table:table-cell office:value-type="string">
            <text:p>qiRNA</text:p>
          </table:table-cell>
          <table:table-cell office:value-type="string">
            <text:p>A newly discovered siRNA that is formed in responce to DSBs</text:p>
          </table:table-cell>
          <table:table-cell table:number-columns-repeated="251"/>
        </table:table-row>
        <table:table-row table:style-name="ro2">
          <table:table-cell/>
          <table:table-cell office:value-type="string">
            <text:p>Electrowetting on Diellectrics</text:p>
          </table:table-cell>
          <table:table-cell office:value-type="string">
            <text:p>EWOD A charge difference between a liquid and an insulated sub-surface makes for a change in surface tension that will spread or consolidate the liquid depending</text:p>
          </table:table-cell>
          <table:table-cell table:number-columns-repeated="251"/>
        </table:table-row>
        <table:table-row table:style-name="ro1">
          <table:table-cell/>
          <table:table-cell office:value-type="string">
            <text:p>Electrowetting </text:p>
          </table:table-cell>
          <table:table-cell office:value-type="string">
            <text:p>The modification of wetting properties of a hydrophobic surface using an electric field</text:p>
          </table:table-cell>
          <table:table-cell table:number-columns-repeated="251"/>
        </table:table-row>
        <table:table-row table:style-name="ro2">
          <table:table-cell/>
          <table:table-cell office:value-type="string">
            <text:p>Wetting</text:p>
          </table:table-cell>
          <table:table-cell office:value-type="string">
            <text:p>The ability of a liquid to maintain contact with a solid surface, which depends on the electrical properties of the surface and molecule</text:p>
          </table:table-cell>
          <table:table-cell table:number-columns-repeated="251"/>
        </table:table-row>
        <table:table-row table:style-name="ro1">
          <table:table-cell/>
          <table:table-cell office:value-type="string">
            <text:p>Dielectrics</text:p>
          </table:table-cell>
          <table:table-cell office:value-type="string">
            <text:p>An insullator, usually meant as the surface that sepperates the plates of a capacitor</text:p>
          </table:table-cell>
          <table:table-cell table:number-columns-repeated="251"/>
        </table:table-row>
        <table:table-row table:style-name="ro1">
          <table:table-cell/>
          <table:table-cell office:value-type="string">
            <text:p>JCVI</text:p>
          </table:table-cell>
          <table:table-cell office:value-type="string">
            <text:p>J Craig Venter Institute</text:p>
          </table:table-cell>
          <table:table-cell office:value-type="string">
            <text:p><text:s/></text:p>
          </table:table-cell>
          <table:table-cell table:number-columns-repeated="250"/>
        </table:table-row>
        <table:table-row table:style-name="ro2">
          <table:table-cell/>
          <table:table-cell office:value-type="string">
            <text:p>gene functional annotation</text:p>
          </table:table-cell>
          <table:table-cell office:value-type="string">
            <text:p>The JCVI is providing ftp access to their function preditor for new genomes <text:a xlink:href="ftp://ftp.jcvi.org/pub/data/panda/">ftp://ftp.jcvi.org/pub/data/panda/</text:a></text:p>
          </table:table-cell>
          <table:table-cell table:number-columns-repeated="251"/>
        </table:table-row>
        <table:table-row table:style-name="ro1">
          <table:table-cell/>
          <table:table-cell office:value-type="string">
            <text:p>stochastic combinatorial optimization</text:p>
          </table:table-cell>
          <table:table-cell office:value-type="string">
            <text:p>a problem of uncertainty where we are trying to find an optical combination of factors</text:p>
          </table:table-cell>
          <table:table-cell table:number-columns-repeated="251"/>
        </table:table-row>
        <table:table-row table:style-name="ro1">
          <table:table-cell table:style-name="ce3" office:value-type="date" office:date-value="2009-05-17T00:42:23.51">
            <text:p>05/17/09</text:p>
          </table:table-cell>
          <table:table-cell table:style-name="ce6" office:value-type="string">
            <text:p>Autopoiesis </text:p>
          </table:table-cell>
          <table:table-cell office:value-type="string">
            <text:p>a self regenerating system of the form seen in biology</text:p>
          </table:table-cell>
          <table:table-cell table:number-columns-repeated="251"/>
        </table:table-row>
        <table:table-row table:style-name="ro2">
          <table:table-cell table:style-name="ce3" office:value-type="date" office:date-value="2009-05-17T01:09:55.26">
            <text:p>05/17/09</text:p>
          </table:table-cell>
          <table:table-cell table:style-name="ce3" office:value-type="string">
            <text:p>Gene therapy Tanks</text:p>
          </table:table-cell>
          <table:table-cell office:value-type="string">
            <text:p>In the turn of the millenium gene therapies poor results and occasional blunders led to regulatory changes which deflated the field</text:p>
          </table:table-cell>
          <table:table-cell office:value-type="string">
            <text:p>http://www.sciencemag.org.ezproxy.galter.northwestern.edu/cgi/content/full/324/5928/727</text:p>
          </table:table-cell>
          <table:table-cell table:number-columns-repeated="250"/>
        </table:table-row>
        <table:table-row table:style-name="ro1">
          <table:table-cell table:style-name="ce3" office:value-type="date" office:date-value="2009-05-17T01:28:50.09">
            <text:p>05/17/09</text:p>
          </table:table-cell>
          <table:table-cell office:value-type="string">
            <text:p>Turing Patterns</text:p>
          </table:table-cell>
          <table:table-cell office:value-type="string">
            <text:p>the result of connected oscillating cells</text:p>
          </table:table-cell>
          <table:table-cell table:number-columns-repeated="251"/>
        </table:table-row>
        <table:table-row table:style-name="ro1">
          <table:table-cell table:style-name="ce3" office:value-type="date" office:date-value="2009-05-17T01:32:06.31">
            <text:p>05/17/09</text:p>
          </table:table-cell>
          <table:table-cell office:value-type="string">
            <text:p>Continually Stirred Reactor</text:p>
          </table:table-cell>
          <table:table-cell office:value-type="string">
            <text:p>a reaction tank under constant stirring which significantly increases the rate of diffusion</text:p>
          </table:table-cell>
          <table:table-cell table:number-columns-repeated="251"/>
        </table:table-row>
        <table:table-row table:style-name="ro1">
          <table:table-cell table:style-name="ce3" office:value-type="date" office:date-value="2009-05-17T01:34:42.079997">
            <text:p>05/17/09</text:p>
          </table:table-cell>
          <table:table-cell office:value-type="string">
            <text:p>Oomycete</text:p>
          </table:table-cell>
          <table:table-cell office:value-type="string">
            <text:p>A water mold a fillamentous parisite</text:p>
          </table:table-cell>
          <table:table-cell table:number-columns-repeated="251"/>
        </table:table-row>
        <table:table-row table:style-name="ro1">
          <table:table-cell table:style-name="ce3" office:value-type="date" office:date-value="2009-05-17T01:37:03.59">
            <text:p>05/17/09</text:p>
          </table:table-cell>
          <table:table-cell office:value-type="string">
            <text:p>Complexing Agent</text:p>
          </table:table-cell>
          <table:table-cell office:value-type="string">
            <text:p>A substance with can form a complex with another in solution</text:p>
          </table:table-cell>
          <table:table-cell table:number-columns-repeated="251"/>
        </table:table-row>
        <table:table-row table:style-name="ro1">
          <table:table-cell table:style-name="ce3" office:value-type="date" office:date-value="2009-05-17T01:40:10.54">
            <text:p>05/17/09</text:p>
          </table:table-cell>
          <table:table-cell office:value-type="string">
            <text:p>Plasmasphere</text:p>
          </table:table-cell>
          <table:table-cell office:value-type="string">
            <text:p>A part of the earth's magnetosphere that consists of plasma</text:p>
          </table:table-cell>
          <table:table-cell table:number-columns-repeated="251"/>
        </table:table-row>
        <table:table-row table:style-name="ro2">
          <table:table-cell table:style-name="ce3" office:value-type="date" office:date-value="2009-05-17T01:40:10.79">
            <text:p>05/17/09</text:p>
          </table:table-cell>
          <table:table-cell office:value-type="string">
            <text:p>Plasma</text:p>
          </table:table-cell>
          <table:table-cell office:value-type="string">
            <text:p>An ionized gas that has unbound electron making it very conductive and capable of producing strange light patters (ala arora boreallis)</text:p>
          </table:table-cell>
          <table:table-cell table:number-columns-repeated="251"/>
        </table:table-row>
        <table:table-row table:style-name="ro1">
          <table:table-cell table:style-name="ce3" office:value-type="date" office:date-value="2009-05-17T13:15:29.27">
            <text:p>05/17/09</text:p>
          </table:table-cell>
          <table:table-cell office:value-type="string">
            <text:p>bioled agar</text:p>
          </table:table-cell>
          <table:table-cell office:value-type="string">
            <text:p>to slow protists down one can put them into a supermarket buy of boiled agar</text:p>
          </table:table-cell>
          <table:table-cell table:number-columns-repeated="251"/>
        </table:table-row>
        <table:table-row table:style-name="ro1">
          <table:table-cell table:style-name="ce3" office:value-type="date" office:date-value="2009-05-17T13:15:29.58">
            <text:p>05/17/09</text:p>
          </table:table-cell>
          <table:table-cell office:value-type="string">
            <text:p>agar</text:p>
          </table:table-cell>
          <table:table-cell office:value-type="string">
            <text:p>A gelatinious substance derived from seaweed used in cooking and bacterial plating</text:p>
          </table:table-cell>
          <table:table-cell table:number-columns-repeated="251"/>
        </table:table-row>
        <table:table-row table:style-name="ro4">
          <table:table-cell table:style-name="ce3" office:value-type="date" office:date-value="2009-05-17T13:27:20.41">
            <text:p>05/17/09</text:p>
          </table:table-cell>
          <table:table-cell office:value-type="string">
            <text:p>closed form expression</text:p>
          </table:table-cell>
          <table:table-cell office:value-type="string">
            <text:p>an expression that can be stated in terms of simple (non infinite or limit based) 'well-known' equations. <text:s/>The defintion of 'well-known' may be expanded to include certain specific limit based distributions if their functions prove easy to calculate in practice.</text:p>
          </table:table-cell>
          <table:table-cell table:number-columns-repeated="251"/>
        </table:table-row>
        <table:table-row table:style-name="ro2">
          <table:table-cell table:style-name="ce3" office:value-type="date" office:date-value="2009-05-17T13:30:11.6">
            <text:p>05/17/09</text:p>
          </table:table-cell>
          <table:table-cell office:value-type="string">
            <text:p>generalization error</text:p>
          </table:table-cell>
          <table:table-cell office:value-type="string">
            <text:p>A function that measures the distance between the student machine's performance and <text:s/>over the set of data that could be generated by the teacher</text:p>
          </table:table-cell>
          <table:table-cell table:number-columns-repeated="251"/>
        </table:table-row>
        <table:table-row table:style-name="ro1">
          <table:table-cell table:style-name="ce3" office:value-type="date" office:date-value="2009-05-17T13:35:31.709999">
            <text:p>05/17/09</text:p>
          </table:table-cell>
          <table:table-cell office:value-type="string">
            <text:p>quintic equations</text:p>
          </table:table-cell>
          <table:table-cell office:value-type="string">
            <text:p>equations of degree five which may have two local minimums and two local maximums</text:p>
          </table:table-cell>
          <table:table-cell table:number-columns-repeated="251"/>
        </table:table-row>
        <table:table-row table:style-name="ro2">
          <table:table-cell table:style-name="ce3" office:value-type="date" office:date-value="2009-05-17T13:35:32.77">
            <text:p>05/17/09</text:p>
          </table:table-cell>
          <table:table-cell office:value-type="string">
            <text:p>rooting quintic equations</text:p>
          </table:table-cell>
          <table:table-cell office:value-type="string">
            <text:p>there is no general formula for finding the roots of quintic equations which makes them a tough nut to chew for machine learning algorithms</text:p>
          </table:table-cell>
          <table:table-cell table:number-columns-repeated="251"/>
        </table:table-row>
        <table:table-row table:style-name="ro2">
          <table:table-cell table:style-name="ce3" office:value-type="date" office:date-value="2009-05-17T13:42:25.92">
            <text:p>05/17/09</text:p>
          </table:table-cell>
          <table:table-cell office:value-type="string">
            <text:p>gamma function</text:p>
          </table:table-cell>
          <table:table-cell office:value-type="string">
            <text:p>a generaliztion of the factorial function to real and abstract number which takes the form of G(x) = Integral from 0 to infinity of ( t^x-1 * e^-t )</text:p>
          </table:table-cell>
          <table:table-cell table:number-columns-repeated="251"/>
        </table:table-row>
        <table:table-row table:style-name="ro1">
          <table:table-cell table:style-name="ce3" office:value-type="date" office:date-value="2009-05-18T23:51:27.28">
            <text:p>05/18/09</text:p>
          </table:table-cell>
          <table:table-cell office:value-type="string">
            <text:p>CUDA</text:p>
          </table:table-cell>
          <table:table-cell office:value-type="string">
            <text:p>Nvidia's parrellell GPU programming interface implementation</text:p>
          </table:table-cell>
          <table:table-cell table:number-columns-repeated="251"/>
        </table:table-row>
        <table:table-row table:style-name="ro1">
          <table:table-cell table:style-name="ce3" office:value-type="date" office:date-value="2009-05-18T23:52:05.94">
            <text:p>05/18/09</text:p>
          </table:table-cell>
          <table:table-cell office:value-type="string">
            <text:p>peregrinations</text:p>
          </table:table-cell>
          <table:table-cell office:value-type="string">
            <text:p>to travel by foot</text:p>
          </table:table-cell>
          <table:table-cell table:number-columns-repeated="251"/>
        </table:table-row>
        <table:table-row table:style-name="ro1">
          <table:table-cell table:style-name="ce3" office:value-type="date" office:date-value="2009-05-19T01:00:59.31">
            <text:p>05/19/09</text:p>
          </table:table-cell>
          <table:table-cell office:value-type="string">
            <text:p>palmitoylation</text:p>
          </table:table-cell>
          <table:table-cell office:value-type="string">
            <text:p>the attatchment of fatty acids like palmatic acid to cystine residues in proteins</text:p>
          </table:table-cell>
          <table:table-cell table:number-columns-repeated="251"/>
        </table:table-row>
        <table:table-row table:style-name="ro1">
          <table:table-cell table:style-name="ce3" office:value-type="date" office:date-value="2009-05-19T01:00:59.31">
            <text:p>05/19/09</text:p>
          </table:table-cell>
          <table:table-cell office:value-type="string">
            <text:p>Taz</text:p>
          </table:table-cell>
          <table:table-cell office:value-type="string">
            <text:p>Temporary autonomous zone a propaganda book by writer Hakim Bey</text:p>
          </table:table-cell>
          <table:table-cell table:number-columns-repeated="251"/>
        </table:table-row>
        <table:table-row table:style-name="ro2">
          <table:table-cell table:style-name="ce3" office:value-type="date" office:date-value="2009-05-19T01:00:59.31">
            <text:p>05/19/09</text:p>
          </table:table-cell>
          <table:table-cell office:value-type="string">
            <text:p>Lims</text:p>
          </table:table-cell>
          <table:table-cell office:value-type="string">
            <text:p>Laboratory Information Management System, software used to organize the flow of information between experiments, researchers, and publication</text:p>
          </table:table-cell>
          <table:table-cell table:number-columns-repeated="251"/>
        </table:table-row>
        <table:table-row table:style-name="ro2">
          <table:table-cell table:style-name="ce3" office:value-type="date" office:date-value="2009-05-20">
            <text:p>05/20/09</text:p>
          </table:table-cell>
          <table:table-cell office:value-type="string">
            <text:p>Ecdysone Receptor</text:p>
          </table:table-cell>
          <table:table-cell office:value-type="string">
            <text:p>An nuclear hormone receptor in arthropods that has been linked to development especially molting</text:p>
          </table:table-cell>
          <table:table-cell table:number-columns-repeated="251"/>
        </table:table-row>
        <table:table-row table:style-name="ro2">
          <table:table-cell table:style-name="ce3" office:value-type="date" office:date-value="2009-05-20">
            <text:p>05/20/09</text:p>
          </table:table-cell>
          <table:table-cell office:value-type="string">
            <text:p>Ordovicaian</text:p>
          </table:table-cell>
          <table:table-cell office:value-type="string">
            <text:p>A geological period extending from 488-MYA and 443 MYA ended by the worlds second largest extinction event</text:p>
          </table:table-cell>
          <table:table-cell table:number-columns-repeated="251"/>
        </table:table-row>
        <table:table-row table:style-name="ro1">
          <table:table-cell table:style-name="ce3" office:value-type="date" office:date-value="2009-05-20">
            <text:p>05/20/09</text:p>
          </table:table-cell>
          <table:table-cell office:value-type="string">
            <text:p>Tuberculosis</text:p>
          </table:table-cell>
          <table:table-cell office:value-type="string">
            <text:p>A water born bacterial disease that attacks the lungs</text:p>
          </table:table-cell>
          <table:table-cell table:number-columns-repeated="251"/>
        </table:table-row>
        <table:table-row table:style-name="ro1">
          <table:table-cell table:style-name="ce3" office:value-type="date" office:date-value="2009-05-20">
            <text:p>05/20/09</text:p>
          </table:table-cell>
          <table:table-cell office:value-type="string">
            <text:p>Quiescence</text:p>
          </table:table-cell>
          <table:table-cell office:value-type="string">
            <text:p>Dormancy</text:p>
          </table:table-cell>
          <table:table-cell table:number-columns-repeated="251"/>
        </table:table-row>
        <table:table-row table:style-name="ro1">
          <table:table-cell table:style-name="ce3" office:value-type="date" office:date-value="2009-05-21T17:25:18.37">
            <text:p>05/21/09</text:p>
          </table:table-cell>
          <table:table-cell office:value-type="string">
            <text:p>Capases</text:p>
          </table:table-cell>
          <table:table-cell office:value-type="string">
            <text:p>Cytesine Proteases which play an important role in cell death</text:p>
          </table:table-cell>
          <table:table-cell table:number-columns-repeated="251"/>
        </table:table-row>
        <table:table-row table:style-name="ro1">
          <table:table-cell table:style-name="ce3" office:value-type="date" office:date-value="2009-05-21T18:07:37.26">
            <text:p>05/21/09</text:p>
          </table:table-cell>
          <table:table-cell office:value-type="string">
            <text:p>Estrification</text:p>
          </table:table-cell>
          <table:table-cell office:value-type="string">
            <text:p>A reaction in which two compounds (usually an alcohol and an acid) form an ester</text:p>
          </table:table-cell>
          <table:table-cell table:number-columns-repeated="251"/>
        </table:table-row>
        <table:table-row table:style-name="ro1">
          <table:table-cell table:style-name="ce3" office:value-type="date" office:date-value="2009-05-21T18:07:58.39">
            <text:p>05/21/09</text:p>
          </table:table-cell>
          <table:table-cell office:value-type="string">
            <text:p>Ester</text:p>
          </table:table-cell>
          <table:table-cell office:value-type="string">
            <text:p>A molecule with an -O- in the middle and a =O somewhere</text:p>
          </table:table-cell>
          <table:table-cell table:number-columns-repeated="251"/>
        </table:table-row>
        <table:table-row table:style-name="ro1">
          <table:table-cell table:style-name="ce3" office:value-type="date" office:date-value="2009-05-22T17:23:07.09">
            <text:p>05/22/09</text:p>
          </table:table-cell>
          <table:table-cell office:value-type="string">
            <text:p>Apicomplexa</text:p>
          </table:table-cell>
          <table:table-cell office:value-type="string">
            <text:p>A parasitic group of protists with a peculiar apical structure</text:p>
          </table:table-cell>
          <table:table-cell table:number-columns-repeated="251"/>
        </table:table-row>
        <table:table-row table:style-name="ro4">
          <table:table-cell table:style-name="ce3" office:value-type="date" office:date-value="2009-05-22T17:27:15.59">
            <text:p>05/22/09</text:p>
          </table:table-cell>
          <table:table-cell office:value-type="string">
            <text:p>Toll like receptors</text:p>
          </table:table-cell>
          <table:table-cell office:value-type="string">
            <text:p>Similar to antibodies, these receptors recognize foreign structures peculiar to microbes and help to reprort microbial infections to the immune systems of multicellular organisms</text:p>
          </table:table-cell>
          <table:table-cell table:number-columns-repeated="251"/>
        </table:table-row>
        <table:table-row table:style-name="ro2">
          <table:table-cell table:style-name="ce3" office:value-type="date" office:date-value="2009-05-22T17:31:12.22">
            <text:p>05/22/09</text:p>
          </table:table-cell>
          <table:table-cell office:value-type="string">
            <text:p>light gated ion channels</text:p>
          </table:table-cell>
          <table:table-cell office:value-type="string">
            <text:p>are what the name implies, most are sythetically applied to cells to make their ionic potential light gated</text:p>
          </table:table-cell>
          <table:table-cell table:number-columns-repeated="251"/>
        </table:table-row>
        <table:table-row table:style-name="ro2">
          <table:table-cell table:style-name="ce3" office:value-type="date" office:date-value="2009-05-23T12:26:14.62">
            <text:p>05/23/09</text:p>
          </table:table-cell>
          <table:table-cell office:value-type="string">
            <text:p>warburg effect</text:p>
          </table:table-cell>
          <table:table-cell office:value-type="string">
            <text:p>the observation that cancerous cells derive the bulk of their energy from glycolisis and lactic acid fermentation rather than the traditional mitochondial based pyruvate methods</text:p>
          </table:table-cell>
          <table:table-cell table:number-columns-repeated="251"/>
        </table:table-row>
        <table:table-row table:style-name="ro2">
          <table:table-cell table:style-name="ce3" office:value-type="date" office:date-value="2009-05-27">
            <text:p>05/27/09</text:p>
          </table:table-cell>
          <table:table-cell office:value-type="string">
            <text:p>Serial Advanced Technology Attatchment</text:p>
          </table:table-cell>
          <table:table-cell office:value-type="string">
            <text:p>Or SATA <text:s/>communicates from memory in the motherboard to memory on a hard drive or optical disc 3G/sec in 2009</text:p>
          </table:table-cell>
          <table:table-cell table:number-columns-repeated="251"/>
        </table:table-row>
        <table:table-row table:style-name="ro1">
          <table:table-cell table:style-name="ce3" office:value-type="date" office:date-value="2009-05-27">
            <text:p>05/27/09</text:p>
          </table:table-cell>
          <table:table-cell office:value-type="string">
            <text:p>Reflective earth</text:p>
          </table:table-cell>
          <table:table-cell office:value-type="string">
            <text:p>Painting the earth white may reduce global heating (80% v 20% absorbance) </text:p>
          </table:table-cell>
          <table:table-cell office:value-type="string">
            <text:p>http://www.timesonline.co.uk/tol/news/environment/article6366639.ece</text:p>
          </table:table-cell>
          <table:table-cell table:number-columns-repeated="250"/>
        </table:table-row>
        <table:table-row table:style-name="ro2">
          <table:table-cell/>
          <table:table-cell office:value-type="string">
            <text:p>Mass spec with Nano Pores</text:p>
          </table:table-cell>
          <table:table-cell office:value-type="string">
            <text:p>Derek Stein is one scientist that proposes using mass spectroscopy after nanopore aperatures to analyze single molecules, particularly of DNA</text:p>
          </table:table-cell>
          <table:table-cell office:value-type="string">
            <text:p>http://www.linkedin.com/news?actionBar=&amp;sik=1243464974408&amp;aIdx=0&amp;articleID=38315546</text:p>
          </table:table-cell>
          <table:table-cell table:number-columns-repeated="250"/>
        </table:table-row>
        <table:table-row table:style-name="ro2">
          <table:table-cell/>
          <table:table-cell office:value-type="string">
            <text:p>small buffer networks<text:tab/></text:p>
          </table:table-cell>
          <table:table-cell office:value-type="string">
            <text:p>those that do not carry large number of packets which consume great amounts of power and memory spaces</text:p>
          </table:table-cell>
          <table:table-cell table:number-columns-repeated="251"/>
        </table:table-row>
        <table:table-row table:style-name="ro2">
          <table:table-cell/>
          <table:table-cell office:value-type="string">
            <text:p>empirical Bayes methods<text:tab/></text:p>
          </table:table-cell>
          <table:table-cell office:value-type="string">
            <text:p>those which employ emperical methods to determine the baysean distribution of a dataset (as opposed to theoretical assumptions)</text:p>
          </table:table-cell>
          <table:table-cell table:number-columns-repeated="251"/>
        </table:table-row>
        <table:table-row table:style-name="ro1">
          <table:table-cell/>
          <table:table-cell office:value-type="string">
            <text:p>common slopes<text:tab/><text:tab/></text:p>
          </table:table-cell>
          <table:table-cell office:value-type="string">
            <text:p>a set of commonly observed graph shapes like concave, convex, S-shape, and uniform</text:p>
          </table:table-cell>
          <table:table-cell table:number-columns-repeated="251"/>
        </table:table-row>
        <table:table-row table:style-name="ro2">
          <table:table-cell/>
          <table:table-cell office:value-type="string">
            <text:p>Laplace distribution<text:tab/></text:p>
          </table:table-cell>
          <table:table-cell office:value-type="string">
            <text:p>a distribution with a sharp middle peak that is the combination of two expoential distributions</text:p>
          </table:table-cell>
          <table:table-cell table:number-columns-repeated="251"/>
        </table:table-row>
        <table:table-row table:style-name="ro2">
          <table:table-cell/>
          <table:table-cell office:value-type="string">
            <text:p>Kurtosis<text:tab/><text:tab/></text:p>
          </table:table-cell>
          <table:table-cell office:value-type="string">
            <text:p><text:s/>the bulging of a graph at its center, a high kurtosis suggests that the variance is due to infrequent extremem variations</text:p>
          </table:table-cell>
          <table:table-cell table:number-columns-repeated="251"/>
        </table:table-row>
        <table:table-row table:style-name="ro2">
          <table:table-cell/>
          <table:table-cell office:value-type="string">
            <text:p>Nash Equilibrium<text:tab/></text:p>
          </table:table-cell>
          <table:table-cell office:value-type="string">
            <text:p><text:s/>A point in a game wherin both players are maximizing their profit in light of the rules and the perfectly predicted rules of their opponent</text:p>
          </table:table-cell>
          <table:table-cell table:number-columns-repeated="251"/>
        </table:table-row>
        <table:table-row table:style-name="ro1">
          <table:table-cell/>
          <table:table-cell office:value-type="string">
            <text:p>Normal form game<text:tab/></text:p>
          </table:table-cell>
          <table:table-cell office:value-type="string">
            <text:p><text:s/>if the strategies of both opponents results in a payoff matrix</text:p>
          </table:table-cell>
          <table:table-cell table:number-columns-repeated="251"/>
        </table:table-row>
        <table:table-row table:style-name="ro1">
          <table:table-cell/>
          <table:table-cell office:value-type="string">
            <text:p>A fixed point theorom<text:tab/></text:p>
          </table:table-cell>
          <table:table-cell office:value-type="string">
            <text:p><text:s/>predicts that for some value x F(x) = x</text:p>
          </table:table-cell>
          <table:table-cell table:number-columns-repeated="251"/>
        </table:table-row>
        <table:table-row table:style-name="ro5">
          <table:table-cell/>
          <table:table-cell office:value-type="string">
            <text:p>Jet pack</text:p>
          </table:table-cell>
          <table:table-cell table:style-name="ce4" office:value-type="string">
            <text:p>mozilla service meant to ease the creation of addons </text:p>
          </table:table-cell>
          <table:table-cell table:number-columns-repeated="251"/>
        </table:table-row>
        <table:table-row table:style-name="ro1">
          <table:table-cell/>
          <table:table-cell office:value-type="string">
            <text:p>tipple </text:p>
          </table:table-cell>
          <table:table-cell office:value-type="string">
            <text:p><text:s/>to drink alcohol especially to excess</text:p>
          </table:table-cell>
          <table:table-cell table:number-columns-repeated="251"/>
        </table:table-row>
        <table:table-row table:style-name="ro1">
          <table:table-cell/>
          <table:table-cell office:value-type="string">
            <text:p>pay wall </text:p>
          </table:table-cell>
          <table:table-cell office:value-type="string">
            <text:p><text:s/>blocks access to a webpage by requiring payment to view it</text:p>
          </table:table-cell>
          <table:table-cell table:number-columns-repeated="251"/>
        </table:table-row>
        <table:table-row table:style-name="ro2">
          <table:table-cell/>
          <table:table-cell office:value-type="string">
            <text:p>superlense </text:p>
          </table:table-cell>
          <table:table-cell office:value-type="string">
            <text:p><text:s/>uses a negative index of refraction to enable resolution below the wavelength difraction barrier</text:p>
          </table:table-cell>
          <table:table-cell table:number-columns-repeated="251"/>
        </table:table-row>
        <table:table-row table:style-name="ro1">
          <table:table-cell/>
          <table:table-cell office:value-type="string">
            <text:p>BioCounter <text:s/></text:p>
          </table:table-cell>
          <table:table-cell office:value-type="string">
            <text:p><text:s/>a syntheitc biology construct has mad a biological counter capable of counting to three</text:p>
          </table:table-cell>
          <table:table-cell table:number-columns-repeated="251"/>
        </table:table-row>
        <table:table-row table:style-name="ro5">
          <table:table-cell/>
          <table:table-cell office:value-type="string">
            <text:p>Google Wave</text:p>
          </table:table-cell>
          <table:table-cell table:style-name="ce4" office:value-type="string">
            <text:p>Google wave, an online collaboration platform in which you can edit documents in real time. </text:p>
          </table:table-cell>
          <table:table-cell table:number-columns-repeated="251"/>
        </table:table-row>
        <table:table-row table:style-name="ro1">
          <table:table-cell/>
          <table:table-cell office:value-type="string">
            <text:p>Lag time distribution<text:tab/></text:p>
          </table:table-cell>
          <table:table-cell office:value-type="string">
            <text:p>the bacterial lag time will fall on a distribution for a population</text:p>
          </table:table-cell>
          <table:table-cell table:number-columns-repeated="251"/>
        </table:table-row>
        <table:table-row table:style-name="ro2">
          <table:table-cell/>
          <table:table-cell office:value-type="string">
            <text:p>lag time<text:tab/><text:tab/></text:p>
          </table:table-cell>
          <table:table-cell office:value-type="string">
            <text:p><text:s/>bacterial propogation will have a lag time after replating due to stress or quorum sensing</text:p>
          </table:table-cell>
          <table:table-cell table:number-columns-repeated="251"/>
        </table:table-row>
        <table:table-row table:style-name="ro1">
          <table:table-cell/>
          <table:table-cell office:value-type="string">
            <text:p>quorum sensing<text:tab/><text:tab/></text:p>
          </table:table-cell>
          <table:table-cell office:value-type="string">
            <text:p><text:s/>microbes ability to behave differently under high population density</text:p>
          </table:table-cell>
          <table:table-cell table:number-columns-repeated="251"/>
        </table:table-row>
        <table:table-row table:style-name="ro4">
          <table:table-cell/>
          <table:table-cell office:value-type="string">
            <text:p>microchimerism<text:tab/><text:tab/></text:p>
          </table:table-cell>
          <table:table-cell office:value-type="string">
            <text:p><text:s/>the persistance and exchange of hybrid cells (usually immune cells) between the fetus, mother, and previous fetus (it is actually more general than this, but this is part of the phenomenon)</text:p>
          </table:table-cell>
          <table:table-cell table:number-columns-repeated="251"/>
        </table:table-row>
        <table:table-row table:style-name="ro1">
          <table:table-cell/>
          <table:table-cell office:value-type="string">
            <text:p>Hopf Bifucation<text:tab/><text:tab/></text:p>
          </table:table-cell>
          <table:table-cell office:value-type="string">
            <text:p><text:s/>a mathematical threshold beyond which the hopf equation behaves differently </text:p>
          </table:table-cell>
          <table:table-cell table:number-columns-repeated="251"/>
        </table:table-row>
        <table:table-row table:style-name="ro1">
          <table:table-cell/>
          <table:table-cell office:value-type="string">
            <text:p>Physiology<text:tab/><text:tab/></text:p>
          </table:table-cell>
          <table:table-cell office:value-type="string">
            <text:p><text:s/>the study of the mechanical, physical, structural, and biochemical opperations of life</text:p>
          </table:table-cell>
          <table:table-cell table:number-columns-repeated="251"/>
        </table:table-row>
        <table:table-row table:style-name="ro1">
          <table:table-cell/>
          <table:table-cell office:value-type="string">
            <text:p>biophotons<text:tab/><text:tab/></text:p>
          </table:table-cell>
          <table:table-cell office:value-type="string">
            <text:p><text:s/>biologically emitted photons, a contreversial study</text:p>
          </table:table-cell>
          <table:table-cell table:number-columns-repeated="251"/>
        </table:table-row>
        <table:table-row table:style-name="ro1">
          <table:table-cell/>
          <table:table-cell office:value-type="string">
            <text:p>Young heart</text:p>
          </table:table-cell>
          <table:table-cell office:value-type="string">
            <text:p>The beating heart is one of the first physiological features to develop on an embryo</text:p>
          </table:table-cell>
          <table:table-cell table:number-columns-repeated="251"/>
        </table:table-row>
        <table:table-row table:style-name="ro2">
          <table:table-cell/>
          <table:table-cell office:value-type="string">
            <text:p>HDMI<text:tab/><text:tab/></text:p>
          </table:table-cell>
          <table:table-cell office:value-type="string">
            <text:p>High definition multimedia interface is a hardware specification to monitors to media sources developed in 2002, it is commonly found in HD television</text:p>
          </table:table-cell>
          <table:table-cell table:number-columns-repeated="251"/>
        </table:table-row>
        <table:table-row table:style-name="ro1">
          <table:table-cell/>
          <table:table-cell office:value-type="string">
            <text:p>Human interface guidlines<text:tab/></text:p>
          </table:table-cell>
          <table:table-cell office:value-type="string">
            <text:p>HIG are the ways that software are to be organized for user input</text:p>
          </table:table-cell>
          <table:table-cell table:number-columns-repeated="251"/>
        </table:table-row>
        <table:table-row table:style-name="ro1">
          <table:table-cell/>
          <table:table-cell office:value-type="string">
            <text:p>GTK<text:tab/><text:tab/></text:p>
          </table:table-cell>
          <table:table-cell office:value-type="string">
            <text:p>The gimp toolkit, and open source GUI developer</text:p>
          </table:table-cell>
          <table:table-cell table:number-columns-repeated="251"/>
        </table:table-row>
        <table:table-row table:style-name="ro1">
          <table:table-cell/>
          <table:table-cell office:value-type="string">
            <text:p>LOphtcrack<text:tab/></text:p>
          </table:table-cell>
          <table:table-cell office:value-type="string">
            <text:p>a password cracking utility used by hackers (historically at least)</text:p>
          </table:table-cell>
          <table:table-cell table:number-columns-repeated="251"/>
        </table:table-row>
        <table:table-row table:style-name="ro3">
          <table:table-cell/>
          <table:table-cell office:value-type="string">
            <text:p>rainbow table<text:tab/></text:p>
          </table:table-cell>
          <table:table-cell office:value-type="string">
            <text:p>a hash cracking technique that forms a table between a starting code and some end code that is produced by so many subsequent applications of the hash. <text:s/>Then when you apply the hash to the real password many times and eventually find a match you can reconstruct the chain of possible passwords that would lead to that final output.</text:p>
          </table:table-cell>
          <table:table-cell table:number-columns-repeated="251"/>
        </table:table-row>
        <table:table-row table:style-name="ro2">
          <table:table-cell/>
          <table:table-cell office:value-type="string">
            <text:p>Rick Roll<text:tab/></text:p>
          </table:table-cell>
          <table:table-cell office:value-type="string">
            <text:p>the act of posting a misleading link that actually directs to the "im never gonna give you up, never gonna let you down" video</text:p>
          </table:table-cell>
          <table:table-cell table:number-columns-repeated="251"/>
        </table:table-row>
        <table:table-row table:style-name="ro1">
          <table:table-cell/>
          <table:table-cell office:value-type="string">
            <text:p>quant<text:tab/><text:tab/></text:p>
          </table:table-cell>
          <table:table-cell office:value-type="string">
            <text:p><text:s/>a person who applies mathematical models to finance</text:p>
          </table:table-cell>
          <table:table-cell table:number-columns-repeated="251"/>
        </table:table-row>
        <table:table-row table:style-name="ro1">
          <table:table-cell/>
          <table:table-cell office:value-type="string">
            <text:p>trepanation</text:p>
          </table:table-cell>
          <table:table-cell office:value-type="string">
            <text:p>now crainotomies refers to the ancient practice of drilling holes in people's skulls</text:p>
          </table:table-cell>
          <table:table-cell table:number-columns-repeated="251"/>
        </table:table-row>
        <table:table-row table:style-name="ro2">
          <table:table-cell/>
          <table:table-cell office:value-type="string">
            <text:p>Vmware</text:p>
          </table:table-cell>
          <table:table-cell office:value-type="string">
            <text:p>the dominant virtualization software allowing multiple independent computer models to run on one single core ( if you serve this you will optimize your computer use over time )</text:p>
          </table:table-cell>
          <table:table-cell table:number-columns-repeated="251"/>
        </table:table-row>
        <table:table-row table:style-name="ro1">
          <table:table-cell/>
          <table:table-cell office:value-type="string">
            <text:p>FreeBSD jail</text:p>
          </table:table-cell>
          <table:table-cell office:value-type="string">
            <text:p>An open source alternative to implement virtualization</text:p>
          </table:table-cell>
          <table:table-cell table:number-columns-repeated="251"/>
        </table:table-row>
        <table:table-row table:style-name="ro2">
          <table:table-cell/>
          <table:table-cell office:value-type="string">
            <text:p>DCEMRI</text:p>
          </table:table-cell>
          <table:table-cell office:value-type="string">
            <text:p>Dynamic Contrast Enhanced MRI, looks at the rate of contrast agent uptake to help analyze the type of tissue</text:p>
          </table:table-cell>
          <table:table-cell table:number-columns-repeated="251"/>
        </table:table-row>
        <table:table-row table:style-name="ro2">
          <table:table-cell/>
          <table:table-cell office:value-type="string">
            <text:p>Relaxivity</text:p>
          </table:table-cell>
          <table:table-cell office:value-type="string">
            <text:p>The ability of magnetic compounds to increase the relaxation of proton spins in the surrounding water</text:p>
          </table:table-cell>
          <table:table-cell table:number-columns-repeated="251"/>
        </table:table-row>
        <table:table-row table:style-name="ro2">
          <table:table-cell/>
          <table:table-cell office:value-type="string">
            <text:p>Relaxation</text:p>
          </table:table-cell>
          <table:table-cell office:value-type="string">
            <text:p>The return to a normal molecular spin distribution (following extreme magnetization for instance)</text:p>
          </table:table-cell>
          <table:table-cell table:number-columns-repeated="251"/>
        </table:table-row>
        <table:table-row table:style-name="ro2">
          <table:table-cell/>
          <table:table-cell office:value-type="string">
            <text:p>DCIS</text:p>
          </table:table-cell>
          <table:table-cell office:value-type="string">
            <text:p>Ductal Carcinoma In Situ a precancerous stage in which cell proliferate unchecked withing the confines of milk ducts</text:p>
          </table:table-cell>
          <table:table-cell table:number-columns-repeated="251"/>
        </table:table-row>
        <table:table-row table:style-name="ro2">
          <table:table-cell/>
          <table:table-cell office:value-type="string">
            <text:p>DSA</text:p>
          </table:table-cell>
          <table:table-cell office:value-type="string">
            <text:p>Digital subtraction angiography visualizes blood vessels by subtracting a pre-contrast image from a post-contrast image</text:p>
          </table:table-cell>
          <table:table-cell table:number-columns-repeated="251"/>
        </table:table-row>
        <table:table-row table:style-name="ro2">
          <table:table-cell/>
          <table:table-cell office:value-type="string">
            <text:p>Chemoemobilization</text:p>
          </table:table-cell>
          <table:table-cell office:value-type="string">
            <text:p>The direct application of chemotheraputic agents to the site of a tumor, perhaps through catheters attatched to the tumor supplying blood vessels</text:p>
          </table:table-cell>
          <table:table-cell table:number-columns-repeated="251"/>
        </table:table-row>
        <table:table-row table:style-name="ro1">
          <table:table-cell/>
          <table:table-cell office:value-type="string">
            <text:p>Radioemobilization</text:p>
          </table:table-cell>
          <table:table-cell office:value-type="string">
            <text:p>Just like chemoemobilization, except that radioactive agents are used</text:p>
          </table:table-cell>
          <table:table-cell table:number-columns-repeated="251"/>
        </table:table-row>
        <table:table-row table:style-name="ro2">
          <table:table-cell/>
          <table:table-cell office:value-type="string">
            <text:p>Emobilization</text:p>
          </table:table-cell>
          <table:table-cell office:value-type="string">
            <text:p>An interventional technique which seeks to destroy tumors by targeting drugs to the supplying blood vessels</text:p>
          </table:table-cell>
          <table:table-cell table:number-columns-repeated="251"/>
        </table:table-row>
        <table:table-row table:style-name="ro1">
          <table:table-cell/>
          <table:table-cell office:value-type="string">
            <text:p>Translational research</text:p>
          </table:table-cell>
          <table:table-cell office:value-type="string">
            <text:p>That which is aimed towards developing clinical applications</text:p>
          </table:table-cell>
          <table:table-cell table:number-columns-repeated="251"/>
        </table:table-row>
        <table:table-row table:style-name="ro1">
          <table:table-cell/>
          <table:table-cell office:value-type="string">
            <text:p>Ablation</text:p>
          </table:table-cell>
          <table:table-cell office:value-type="string">
            <text:p>The removal of material by vaporization, chipping, or other errosive processes</text:p>
          </table:table-cell>
          <table:table-cell table:number-columns-repeated="251"/>
        </table:table-row>
        <table:table-row table:style-name="ro2">
          <table:table-cell/>
          <table:table-cell office:value-type="string">
            <text:p>Protein Kinase CK2</text:p>
          </table:table-cell>
          <table:table-cell office:value-type="string">
            <text:p>A ubiquitious kinase capable of phosphorulating serine/threonine and tyrosine using either ATP or GTP</text:p>
          </table:table-cell>
          <table:table-cell table:number-columns-repeated="251"/>
        </table:table-row>
        <table:table-row table:style-name="ro1">
          <table:table-cell/>
          <table:table-cell office:value-type="string">
            <text:p>Allosteric effects</text:p>
          </table:table-cell>
          <table:table-cell office:value-type="string">
            <text:p>Those which regulate a protein by affecting a site other than the active site</text:p>
          </table:table-cell>
          <table:table-cell table:number-columns-repeated="251"/>
        </table:table-row>
        <table:table-row table:style-name="ro2">
          <table:table-cell/>
          <table:table-cell office:value-type="string">
            <text:p>Nuclear receptors</text:p>
          </table:table-cell>
          <table:table-cell office:value-type="string">
            <text:p>Receptors on the nuclear membrane that regulate gene expression in response to signaling molecules even by acting directly as transcription factors</text:p>
          </table:table-cell>
          <table:table-cell table:number-columns-repeated="251"/>
        </table:table-row>
        <table:table-row table:style-name="ro2">
          <table:table-cell/>
          <table:table-cell office:value-type="string">
            <text:p>Tyramine</text:p>
          </table:table-cell>
          <table:table-cell office:value-type="string">
            <text:p>A monoamine compound derived from tyrosine and associated with the release of other monoamines like dopamine, norepinepherine and epinepherine</text:p>
          </table:table-cell>
          <table:table-cell table:number-columns-repeated="251"/>
        </table:table-row>
        <table:table-row table:style-name="ro1">
          <table:table-cell/>
          <table:table-cell office:value-type="string">
            <text:p>Auxin</text:p>
          </table:table-cell>
          <table:table-cell office:value-type="string">
            <text:p>A growth hormone in plants</text:p>
          </table:table-cell>
          <table:table-cell table:number-columns-repeated="251"/>
        </table:table-row>
        <table:table-row table:style-name="ro2">
          <table:table-cell/>
          <table:table-cell office:value-type="string">
            <text:p>NKG2D</text:p>
          </table:table-cell>
          <table:table-cell office:value-type="string">
            <text:p>A surface molecule constituatively expressed in natural killer cells of the immune system</text:p>
          </table:table-cell>
          <table:table-cell table:number-columns-repeated="251"/>
        </table:table-row>
        <table:table-row table:style-name="ro1">
          <table:table-cell/>
          <table:table-cell office:value-type="string">
            <text:p>Natural killer cells</text:p>
          </table:table-cell>
          <table:table-cell office:value-type="string">
            <text:p>Those which are capable of killing tumerous or infected cells</text:p>
          </table:table-cell>
          <table:table-cell table:number-columns-repeated="251"/>
        </table:table-row>
        <table:table-row table:style-name="ro1">
          <table:table-cell/>
          <table:table-cell office:value-type="string">
            <text:p>Focal contacts</text:p>
          </table:table-cell>
          <table:table-cell office:value-type="string">
            <text:p>Adhesive complexes which attatch cells to substrates</text:p>
          </table:table-cell>
          <table:table-cell table:number-columns-repeated="251"/>
        </table:table-row>
        <table:table-row table:style-name="ro2">
          <table:table-cell/>
          <table:table-cell office:value-type="string">
            <text:p>Rackmount server</text:p>
          </table:table-cell>
          <table:table-cell office:value-type="string">
            <text:p>Inferior to blade servers, these include power cords, network cables, and other components missing in a blade server</text:p>
          </table:table-cell>
          <table:table-cell table:number-columns-repeated="251"/>
        </table:table-row>
        <table:table-row table:style-name="ro1">
          <table:table-cell/>
          <table:table-cell office:value-type="string">
            <text:p>Blade server</text:p>
          </table:table-cell>
          <table:table-cell office:value-type="string">
            <text:p>The optimal space-saving server can be packed 3x closer than rack servers</text:p>
          </table:table-cell>
          <table:table-cell table:number-columns-repeated="251"/>
        </table:table-row>
        <table:table-row table:style-name="ro1">
          <table:table-cell/>
          <table:table-cell office:value-type="string">
            <text:p>Electrodecorticography</text:p>
          </table:table-cell>
          <table:table-cell office:value-type="string">
            <text:p>Sticking electrodes into the brain</text:p>
          </table:table-cell>
          <table:table-cell table:number-columns-repeated="251"/>
        </table:table-row>
        <table:table-row table:style-name="ro2">
          <table:table-cell/>
          <table:table-cell office:value-type="string">
            <text:p>aegis</text:p>
          </table:table-cell>
          <table:table-cell office:value-type="string">
            <text:p>Pronouced “egus” a shield or cloak symbolizing protection. <text:s/>In the modern use to work under someone's aegis is to work under their protection.</text:p>
          </table:table-cell>
          <table:table-cell table:number-columns-repeated="251"/>
        </table:table-row>
        <table:table-row table:style-name="ro1">
          <table:table-cell/>
          <table:table-cell office:value-type="string">
            <text:p>regularization</text:p>
          </table:table-cell>
          <table:table-cell office:value-type="string">
            <text:p>applies a penalty to models that are too complex ( this is an over simplification )</text:p>
          </table:table-cell>
          <table:table-cell table:number-columns-repeated="251"/>
        </table:table-row>
        <table:table-row table:style-name="ro2">
          <table:table-cell/>
          <table:table-cell office:value-type="string">
            <text:p>Tikhonov regulaizatoin</text:p>
          </table:table-cell>
          <table:table-cell office:value-type="string">
            <text:p>regulates a model by subtracting the Tikhonov penalty matrix from the square difference of the vector</text:p>
          </table:table-cell>
          <table:table-cell table:number-columns-repeated="251"/>
        </table:table-row>
        <table:table-row table:style-name="ro1">
          <table:table-cell/>
          <table:table-cell office:value-type="string">
            <text:p>Serology</text:p>
          </table:table-cell>
          <table:table-cell office:value-type="string">
            <text:p>the study of blood serum</text:p>
          </table:table-cell>
          <table:table-cell table:number-columns-repeated="251"/>
        </table:table-row>
        <table:table-row table:style-name="ro1">
          <table:table-cell/>
          <table:table-cell office:value-type="string">
            <text:p>Jamie Thomas</text:p>
          </table:table-cell>
          <table:table-cell office:value-type="string">
            <text:p>person sustaining ongoing litigation efforts from the RIAA</text:p>
          </table:table-cell>
          <table:table-cell table:number-columns-repeated="251"/>
        </table:table-row>
        <table:table-row table:style-name="ro1">
          <table:table-cell/>
          <table:table-cell office:value-type="string">
            <text:p>hidden markov model</text:p>
          </table:table-cell>
          <table:table-cell office:value-type="string">
            <text:p>one in which the states of the underlying processors are unknown</text:p>
          </table:table-cell>
          <table:table-cell table:number-columns-repeated="251"/>
        </table:table-row>
        <table:table-row table:style-name="ro1">
          <table:table-cell/>
          <table:table-cell office:value-type="string">
            <text:p>Kalman Filter</text:p>
          </table:table-cell>
          <table:table-cell office:value-type="string">
            <text:p>a recursive method for estimating the state of a hidden state system</text:p>
          </table:table-cell>
          <table:table-cell table:number-columns-repeated="251"/>
        </table:table-row>
        <table:table-row table:style-name="ro2">
          <table:table-cell/>
          <table:table-cell office:value-type="string">
            <text:p>Markov Property</text:p>
          </table:table-cell>
          <table:table-cell office:value-type="string">
            <text:p>The future state depends on the current state, no new information is derived from past states</text:p>
          </table:table-cell>
          <table:table-cell table:number-columns-repeated="251"/>
        </table:table-row>
        <table:table-row table:style-name="ro2">
          <table:table-cell/>
          <table:table-cell office:value-type="string">
            <text:p>Markov Chain</text:p>
          </table:table-cell>
          <table:table-cell office:value-type="string">
            <text:p>A series of points between which the state may change according to some random probability distribution</text:p>
          </table:table-cell>
          <table:table-cell table:number-columns-repeated="251"/>
        </table:table-row>
        <table:table-row table:style-name="ro1">
          <table:table-cell/>
          <table:table-cell office:value-type="string">
            <text:p>Linear Operator</text:p>
          </table:table-cell>
          <table:table-cell office:value-type="string">
            <text:p>Simply a vector multiplier which adds vectors that might be multiplied by scalar values</text:p>
          </table:table-cell>
          <table:table-cell table:number-columns-repeated="251"/>
        </table:table-row>
        <table:table-row table:style-name="ro1">
          <table:table-cell/>
          <table:table-cell office:value-type="string">
            <text:p>Particle Filter</text:p>
          </table:table-cell>
          <table:table-cell office:value-type="string">
            <text:p>A method of determining all the hidden state parameters in a baysian model</text:p>
          </table:table-cell>
          <table:table-cell table:number-columns-repeated="251"/>
        </table:table-row>
        <table:table-row table:style-name="ro1">
          <table:table-cell/>
          <table:table-cell office:value-type="string">
            <text:p>Graphical Model</text:p>
          </table:table-cell>
          <table:table-cell office:value-type="string">
            <text:p>A graph representation of the conditional independence of variables</text:p>
          </table:table-cell>
          <table:table-cell table:number-columns-repeated="251"/>
        </table:table-row>
        <table:table-row table:style-name="ro1">
          <table:table-cell/>
          <table:table-cell office:value-type="string">
            <text:p>SSD</text:p>
          </table:table-cell>
          <table:table-cell office:value-type="string">
            <text:p>A solid state drive</text:p>
          </table:table-cell>
          <table:table-cell table:number-columns-repeated="251"/>
        </table:table-row>
        <table:table-row table:style-name="ro2">
          <table:table-cell/>
          <table:table-cell office:value-type="string">
            <text:p>TRIM command</text:p>
          </table:table-cell>
          <table:table-cell office:value-type="string">
            <text:p>a driver command that informs a SSD of free space so that it can be pre-emptively defragmented</text:p>
          </table:table-cell>
          <table:table-cell table:number-columns-repeated="251"/>
        </table:table-row>
        <table:table-row table:style-name="ro2">
          <table:table-cell/>
          <table:table-cell office:value-type="string">
            <text:p>tethering</text:p>
          </table:table-cell>
          <table:table-cell office:value-type="string">
            <text:p>accessing the internet from one device to another, useful for getting wi-fi to your lap-top from a cell phone internet service</text:p>
          </table:table-cell>
          <table:table-cell table:number-columns-repeated="251"/>
        </table:table-row>
        <table:table-row table:style-name="ro2">
          <table:table-cell/>
          <table:table-cell office:value-type="string">
            <text:p>MMS</text:p>
          </table:table-cell>
          <table:table-cell office:value-type="string">
            <text:p>multimedia messaging service an extension to SMS provides a method to deliver rich content like photos and ringtones via 'text' messages</text:p>
          </table:table-cell>
          <table:table-cell table:number-columns-repeated="251"/>
        </table:table-row>
        <table:table-row table:style-name="ro2">
          <table:table-cell/>
          <table:table-cell office:value-type="string">
            <text:p>Argonaute Protein</text:p>
          </table:table-cell>
          <table:table-cell office:value-type="string">
            <text:p>The catalytic subunit of the siRNA complex responsible for binding siRNA and providing endonuclease activity against complementary mRNA</text:p>
          </table:table-cell>
          <table:table-cell table:number-columns-repeated="251"/>
        </table:table-row>
        <table:table-row table:style-name="ro2">
          <table:table-cell/>
          <table:table-cell office:value-type="string">
            <text:p>Guide Strand siRNA</text:p>
          </table:table-cell>
          <table:table-cell office:value-type="string">
            <text:p>that strand of the dsRNA which is bound by the siRNA complex to find complementary partners</text:p>
          </table:table-cell>
          <table:table-cell table:number-columns-repeated="251"/>
        </table:table-row>
        <table:table-row table:style-name="ro1">
          <table:table-cell/>
          <table:table-cell office:value-type="string">
            <text:p>Passenger Strand siRNA</text:p>
          </table:table-cell>
          <table:table-cell office:value-type="string">
            <text:p>that strand which is discarded in the formation of the Argonaute-RNA assembly</text:p>
          </table:table-cell>
          <table:table-cell table:number-columns-repeated="251"/>
        </table:table-row>
        <table:table-row table:style-name="ro2">
          <table:table-cell/>
          <table:table-cell office:value-type="string">
            <text:p>Symbolic dynamics</text:p>
          </table:table-cell>
          <table:table-cell office:value-type="string">
            <text:p>Describing continuous processes as a series of discrete states across small changes in time</text:p>
          </table:table-cell>
          <table:table-cell table:number-columns-repeated="251"/>
        </table:table-row>
        <table:table-row table:style-name="ro1">
          <table:table-cell/>
          <table:table-cell office:value-type="string">
            <text:p>Symbolic geometry</text:p>
          </table:table-cell>
          <table:table-cell office:value-type="string">
            <text:p>Describing continuous space as a series of discrete points</text:p>
          </table:table-cell>
          <table:table-cell table:number-columns-repeated="251"/>
        </table:table-row>
        <table:table-row table:style-name="ro1">
          <table:table-cell/>
          <table:table-cell office:value-type="string">
            <text:p>D </text:p>
          </table:table-cell>
          <table:table-cell office:value-type="string">
            <text:p>A programming language that seeks to be a more functional derivation of C</text:p>
          </table:table-cell>
          <table:table-cell table:number-columns-repeated="251"/>
        </table:table-row>
        <table:table-row table:style-name="ro2">
          <table:table-cell/>
          <table:table-cell office:value-type="string">
            <text:p>NetFPGA</text:p>
          </table:table-cell>
          <table:table-cell office:value-type="string">
            <text:p>A PCI card used in classrooms and in research to build highspeed networks with physical (rather than simulated) switches</text:p>
          </table:table-cell>
          <table:table-cell table:number-columns-repeated="251"/>
        </table:table-row>
        <table:table-row table:style-name="ro1">
          <table:table-cell/>
          <table:table-cell office:value-type="string">
            <text:p>Network Trace</text:p>
          </table:table-cell>
          <table:table-cell office:value-type="string">
            <text:p>The timestamped sequence of computers a packet visited</text:p>
          </table:table-cell>
          <table:table-cell table:number-columns-repeated="251"/>
        </table:table-row>
        <table:table-row table:style-name="ro1">
          <table:table-cell/>
          <table:table-cell office:value-type="string">
            <text:p>acene</text:p>
          </table:table-cell>
          <table:table-cell office:value-type="string">
            <text:p>a linear fusion of benzene rings</text:p>
          </table:table-cell>
          <table:table-cell table:number-columns-repeated="251"/>
        </table:table-row>
        <table:table-row table:style-name="ro1">
          <table:table-cell/>
          <table:table-cell office:value-type="string">
            <text:p>field affect transisors</text:p>
          </table:table-cell>
          <table:table-cell office:value-type="string">
            <text:p>are transistors whose shape and hence conductivity is affected by an electric current</text:p>
          </table:table-cell>
          <table:table-cell table:number-columns-repeated="251"/>
        </table:table-row>
        <table:table-row table:style-name="ro2">
          <table:table-cell/>
          <table:table-cell office:value-type="string">
            <text:p>electron mobility</text:p>
          </table:table-cell>
          <table:table-cell office:value-type="string">
            <text:p>the speed at which electrons move. <text:s/>For instance electron mobility determines the rate of action of a transistor</text:p>
          </table:table-cell>
          <table:table-cell table:number-columns-repeated="251"/>
        </table:table-row>
        <table:table-row table:style-name="ro2">
          <table:table-cell/>
          <table:table-cell office:value-type="string">
            <text:p>wurtzite structure</text:p>
          </table:table-cell>
          <table:table-cell office:value-type="string">
            <text:p>a chemical shape associated with zinc-iron-sulfite compounds that looks like a box with two connected tetrahedronal molecules bound to the corners of two faces</text:p>
          </table:table-cell>
          <table:table-cell table:number-columns-repeated="251"/>
        </table:table-row>
        <table:table-row table:style-name="ro1">
          <table:table-cell/>
          <table:table-cell office:value-type="string">
            <text:p>InAs</text:p>
          </table:table-cell>
          <table:table-cell office:value-type="string">
            <text:p>indium monoarsinide, a quantum dot material (amoung other things)</text:p>
          </table:table-cell>
          <table:table-cell table:number-columns-repeated="251"/>
        </table:table-row>
        <table:table-row table:style-name="ro2">
          <table:table-cell/>
          <table:table-cell office:value-type="string">
            <text:p>zincBlende</text:p>
          </table:table-cell>
          <table:table-cell office:value-type="string">
            <text:p>a zinc-iron-sulfter associated shape that forms a cube with four tetrahedrons touching four opposing corners and connected at all 6 faces</text:p>
          </table:table-cell>
          <table:table-cell table:number-columns-repeated="251"/>
        </table:table-row>
        <table:table-row table:style-name="ro2">
          <table:table-cell/>
          <table:table-cell office:value-type="string">
            <text:p>chaperone</text:p>
          </table:table-cell>
          <table:table-cell office:value-type="string">
            <text:p>these molecules aid in folding and unfolding proteins, but do not remain with the protein after construction (an excellent source of information processing)</text:p>
          </table:table-cell>
          <table:table-cell table:number-columns-repeated="251"/>
        </table:table-row>
        <table:table-row table:style-name="ro2">
          <table:table-cell/>
          <table:table-cell office:value-type="string">
            <text:p>TGF-beta</text:p>
          </table:table-cell>
          <table:table-cell office:value-type="string">
            <text:p>a crucial surface binding molecule that initiates signal cascades relevant to cancer, cell cycle, daxx, and the immune system</text:p>
          </table:table-cell>
          <table:table-cell table:number-columns-repeated="251"/>
        </table:table-row>
        <table:table-row table:style-name="ro1">
          <table:table-cell/>
          <table:table-cell office:value-type="string">
            <text:p>SBIR</text:p>
          </table:table-cell>
          <table:table-cell office:value-type="string">
            <text:p>small buisness inovative research grant</text:p>
          </table:table-cell>
          <table:table-cell table:number-columns-repeated="251"/>
        </table:table-row>
        <table:table-row table:style-name="ro1">
          <table:table-cell/>
          <table:table-cell office:value-type="string">
            <text:p>Sanofi-Aventis</text:p>
          </table:table-cell>
          <table:table-cell office:value-type="string">
            <text:p>the worlds 4<text:span text:style-name="T1">th</text:span> largest pharmaceutical company headquartered in Paris</text:p>
          </table:table-cell>
          <table:table-cell table:number-columns-repeated="251"/>
        </table:table-row>
        <table:table-row table:style-name="ro2">
          <table:table-cell/>
          <table:table-cell office:value-type="string">
            <text:p>Adverse Effect Reporting System</text:p>
          </table:table-cell>
          <table:table-cell office:value-type="string">
            <text:p>The FDA's system for gathering post approval feedback on the nasty side effects of drugs</text:p>
          </table:table-cell>
          <table:table-cell table:number-columns-repeated="251"/>
        </table:table-row>
        <table:table-row table:style-name="ro2">
          <table:table-cell/>
          <table:table-cell office:value-type="string">
            <text:p>Internation Union of Basic and Clinical Pharmacology</text:p>
          </table:table-cell>
          <table:table-cell office:value-type="string">
            <text:p>the IUAPHAR is a pharmacology group that works to standardize and ship information in pharmacology</text:p>
          </table:table-cell>
          <table:table-cell table:number-columns-repeated="251"/>
        </table:table-row>
        <table:table-row table:style-name="ro1">
          <table:table-cell office:value-type="string">
            <text:p>communication biology</text:p>
          </table:table-cell>
          <table:table-cell office:value-type="string">
            <text:p>lippopolysaccharide</text:p>
          </table:table-cell>
          <table:table-cell office:value-type="string">
            <text:p>a bacterial carbohydrate</text:p>
          </table:table-cell>
          <table:table-cell table:number-columns-repeated="251"/>
        </table:table-row>
        <table:table-row table:style-name="ro1">
          <table:table-cell office:value-type="string">
            <text:p>communication biology</text:p>
          </table:table-cell>
          <table:table-cell office:value-type="string">
            <text:p>mannose</text:p>
          </table:table-cell>
          <table:table-cell office:value-type="string">
            <text:p>a bacterial carbohydrate that is not digested in animals</text:p>
          </table:table-cell>
          <table:table-cell table:number-columns-repeated="251"/>
        </table:table-row>
        <table:table-row table:style-name="ro3">
          <table:table-cell office:value-type="string">
            <text:p>news</text:p>
          </table:table-cell>
          <table:table-cell office:value-type="string">
            <text:p>courgette</text:p>
          </table:table-cell>
          <table:table-cell office:value-type="string">
            <text:p>googles updating inovation which reduces the necessary size of executiable updates by converting the update into an assembly code update which reduces the complexity added by pointers (pointers cause changes everywhere so that even small changes to the source result in large changes to the machine code).</text:p>
          </table:table-cell>
          <table:table-cell table:number-columns-repeated="251"/>
        </table:table-row>
        <table:table-row table:style-name="ro1">
          <table:table-cell office:value-type="string">
            <text:p>news</text:p>
          </table:table-cell>
          <table:table-cell office:value-type="string">
            <text:p>bsdiff</text:p>
          </table:table-cell>
          <table:table-cell office:value-type="string">
            <text:p>the best public utility for updating executables which works by suffix arrays (somehow?)</text:p>
          </table:table-cell>
          <table:table-cell table:number-columns-repeated="251"/>
        </table:table-row>
        <table:table-row table:style-name="ro2">
          <table:table-cell office:value-type="string">
            <text:p>news</text:p>
          </table:table-cell>
          <table:table-cell office:value-type="string">
            <text:p>differential compression</text:p>
          </table:table-cell>
          <table:table-cell office:value-type="string">
            <text:p>a client server updating method that works on any version of a file by applying fingerprinting blocks to the source so that changed areas are recogniziable.</text:p>
          </table:table-cell>
          <table:table-cell table:number-columns-repeated="251"/>
        </table:table-row>
        <table:table-row table:style-name="ro4">
          <table:table-cell office:value-type="string">
            <text:p>news</text:p>
          </table:table-cell>
          <table:table-cell office:value-type="string">
            <text:p>suffix array</text:p>
          </table:table-cell>
          <table:table-cell office:value-type="string">
            <text:p>if all the suffix (end containing) substrings of a string are sorted into lexographical order you have a suffix sorting which can be used to efficiently find all of the substrings in a string</text:p>
          </table:table-cell>
          <table:table-cell table:number-columns-repeated="251"/>
        </table:table-row>
        <table:table-row table:style-name="ro1">
          <table:table-cell office:value-type="string">
            <text:p>communication biology</text:p>
          </table:table-cell>
          <table:table-cell office:value-type="string">
            <text:p>shoggath</text:p>
          </table:table-cell>
          <table:table-cell office:value-type="string">
            <text:p>a terrible mutating eyed blob described by H.P. Lovecraft</text:p>
          </table:table-cell>
          <table:table-cell table:number-columns-repeated="251"/>
        </table:table-row>
        <table:table-row table:style-name="ro1">
          <table:table-cell office:value-type="string">
            <text:p>communication biology</text:p>
          </table:table-cell>
          <table:table-cell table:style-name="ce7" office:value-type="string">
            <text:p>Ceramacide</text:p>
          </table:table-cell>
          <table:table-cell table:style-name="Default" office:value-type="string">
            <text:p>The functional subunity of all Sphingolipids, a fatty acide chain with an amide linker to sphingosine</text:p>
          </table:table-cell>
          <table:table-cell table:number-columns-repeated="251"/>
        </table:table-row>
        <table:table-row table:style-name="ro1">
          <table:table-cell office:value-type="string">
            <text:p>communication biology</text:p>
          </table:table-cell>
          <table:table-cell table:style-name="ce7" office:value-type="string">
            <text:p>Sphingolipids (3) </text:p>
          </table:table-cell>
          <table:table-cell table:style-name="Default" office:value-type="string">
            <text:p>lipids + sphingosine that include Sphingomylein, Glycosphingolipids, and Gangliosides</text:p>
          </table:table-cell>
          <table:table-cell table:number-columns-repeated="251"/>
        </table:table-row>
        <table:table-row table:style-name="ro1">
          <table:table-cell office:value-type="string">
            <text:p>communication biology</text:p>
          </table:table-cell>
          <table:table-cell table:style-name="ce7" office:value-type="string">
            <text:p>spingosine</text:p>
          </table:table-cell>
          <table:table-cell table:style-name="Default" office:value-type="string">
            <text:p>A 12 carbon alcohol amine with two phophorylation sites derived from palmitoyl CoA and serine</text:p>
          </table:table-cell>
          <table:table-cell table:number-columns-repeated="251"/>
        </table:table-row>
        <table:table-row table:style-name="ro1">
          <table:table-cell office:value-type="string">
            <text:p>communication biology</text:p>
          </table:table-cell>
          <table:table-cell table:style-name="ce7" office:value-type="string">
            <text:p>Sphingomyelins</text:p>
          </table:table-cell>
          <table:table-cell table:style-name="Default" office:value-type="string">
            <text:p>Ceramacides with phophorocholine or phosphoroethanolamine bound to the 1-hydroxyl group</text:p>
          </table:table-cell>
          <table:table-cell table:number-columns-repeated="251"/>
        </table:table-row>
        <table:table-row table:style-name="ro1">
          <table:table-cell office:value-type="string">
            <text:p>communication biology</text:p>
          </table:table-cell>
          <table:table-cell table:style-name="ce7" office:value-type="string">
            <text:p>Glycosphingolipids</text:p>
          </table:table-cell>
          <table:table-cell table:style-name="Default" office:value-type="string">
            <text:p>Ceramacides with sugar groups bound by a beta-Glycosidic linkage to the 1-hyrdroxyl group</text:p>
          </table:table-cell>
          <table:table-cell table:number-columns-repeated="251"/>
        </table:table-row>
        <table:table-row table:style-name="ro1">
          <table:table-cell office:value-type="string">
            <text:p>communication biology</text:p>
          </table:table-cell>
          <table:table-cell table:style-name="ce7" office:value-type="string">
            <text:p>Ganglosides</text:p>
          </table:table-cell>
          <table:table-cell table:style-name="Default" office:value-type="string">
            <text:p>Ceramacides bound to at least three sugars including salycilic acid</text:p>
          </table:table-cell>
          <table:table-cell table:number-columns-repeated="251"/>
        </table:table-row>
        <table:table-row table:style-name="ro1">
          <table:table-cell office:value-type="string">
            <text:p>communication biology</text:p>
          </table:table-cell>
          <table:table-cell table:style-name="ce7" office:value-type="string">
            <text:p>Anaphylaxis</text:p>
          </table:table-cell>
          <table:table-cell table:style-name="Default" office:value-type="string">
            <text:p>A severe allergic reaction that might result in death (anaphylactic shock)</text:p>
          </table:table-cell>
          <table:table-cell table:number-columns-repeated="251"/>
        </table:table-row>
        <table:table-row table:style-name="ro1">
          <table:table-cell office:value-type="string">
            <text:p>communication biology</text:p>
          </table:table-cell>
          <table:table-cell table:style-name="ce7" office:value-type="string">
            <text:p>thrombogenecity</text:p>
          </table:table-cell>
          <table:table-cell table:style-name="Default" office:value-type="string">
            <text:p>the tendency of materials in contact with the blood to clot</text:p>
          </table:table-cell>
          <table:table-cell table:number-columns-repeated="251"/>
        </table:table-row>
        <table:table-row table:style-name="ro1">
          <table:table-cell office:value-type="string">
            <text:p>communication biology</text:p>
          </table:table-cell>
          <table:table-cell table:style-name="ce7" office:value-type="string">
            <text:p>zwitterion</text:p>
          </table:table-cell>
          <table:table-cell table:style-name="Default" office:value-type="string">
            <text:p>A material with is net neutral but has polar ends</text:p>
          </table:table-cell>
          <table:table-cell table:number-columns-repeated="251"/>
        </table:table-row>
        <table:table-row table:style-name="ro1">
          <table:table-cell office:value-type="string">
            <text:p>communication biology</text:p>
          </table:table-cell>
          <table:table-cell table:style-name="ce7" office:value-type="string">
            <text:p>Phosphorochlorine</text:p>
          </table:table-cell>
          <table:table-cell table:style-name="Default" office:value-type="string">
            <text:p>A non-thrombagenic material used to coat metal stents</text:p>
          </table:table-cell>
          <table:table-cell table:number-columns-repeated="251"/>
        </table:table-row>
        <table:table-row table:style-name="ro1">
          <table:table-cell office:value-type="string">
            <text:p>communication biology</text:p>
          </table:table-cell>
          <table:table-cell table:style-name="ce7" office:value-type="string">
            <text:p>Ether</text:p>
          </table:table-cell>
          <table:table-cell table:style-name="Default" office:value-type="string">
            <text:p>A chemical with an oxygen linker</text:p>
          </table:table-cell>
          <table:table-cell table:number-columns-repeated="251"/>
        </table:table-row>
        <table:table-row table:style-name="ro2">
          <table:table-cell/>
          <table:table-cell office:value-type="string">
            <text:p>Consumer Product Safety Commission</text:p>
          </table:table-cell>
          <table:table-cell office:value-type="string">
            <text:p>the CPSC is a government agency established in the 1970's that oversees safety issues in 15,000 products not already overseen by the FDA, ATF, or NHSTA</text:p>
          </table:table-cell>
          <table:table-cell table:number-columns-repeated="251"/>
        </table:table-row>
        <table:table-row table:style-name="ro2">
          <table:table-cell/>
          <table:table-cell office:value-type="string">
            <text:p>Hadoop</text:p>
          </table:table-cell>
          <table:table-cell office:value-type="string">
            <text:p>A datamangement utility inspired by mapreduce that helps users to work with petabytes of data and is avaliable via open source and can run on amazon's computers</text:p>
          </table:table-cell>
          <table:table-cell table:number-columns-repeated="251"/>
        </table:table-row>
        <table:table-row table:style-name="ro1">
          <table:table-cell/>
          <table:table-cell office:value-type="float" office:value="802.11">
            <text:p>802.11</text:p>
          </table:table-cell>
          <table:table-cell office:value-type="string">
            <text:p>the wireless protocol prescribed by the IEEE which runs signals in the 2-5 ghz range</text:p>
          </table:table-cell>
          <table:table-cell table:number-columns-repeated="251"/>
        </table:table-row>
        <table:table-row table:style-name="ro2">
          <table:table-cell/>
          <table:table-cell office:value-type="string">
            <text:p>marketroid</text:p>
          </table:table-cell>
          <table:table-cell office:value-type="string">
            <text:p>a member of the marketing team who offers product features and makes product promises that will not come to fruition</text:p>
          </table:table-cell>
          <table:table-cell table:number-columns-repeated="251"/>
        </table:table-row>
        <table:table-row table:style-name="ro1">
          <table:table-cell/>
          <table:table-cell office:value-type="string">
            <text:p>etherpad</text:p>
          </table:table-cell>
          <table:table-cell office:value-type="string">
            <text:p>a lightweight online collaboration tool ala google desktop</text:p>
          </table:table-cell>
          <table:table-cell table:number-columns-repeated="251"/>
        </table:table-row>
        <table:table-row table:style-name="ro1">
          <table:table-cell/>
          <table:table-cell office:value-type="string">
            <text:p>Recto</text:p>
          </table:table-cell>
          <table:table-cell office:value-type="string">
            <text:p>The right side pages of a book</text:p>
          </table:table-cell>
          <table:table-cell table:number-columns-repeated="251"/>
        </table:table-row>
        <table:table-row table:style-name="ro1">
          <table:table-cell/>
          <table:table-cell office:value-type="string">
            <text:p>Vecto</text:p>
          </table:table-cell>
          <table:table-cell office:value-type="string">
            <text:p>The left side pages of a book</text:p>
          </table:table-cell>
          <table:table-cell table:number-columns-repeated="251"/>
        </table:table-row>
        <table:table-row table:style-name="ro2">
          <table:table-cell/>
          <table:table-cell office:value-type="string">
            <text:p>Practicum</text:p>
          </table:table-cell>
          <table:table-cell office:value-type="string">
            <text:p>Not invented Here is a pejorative phrase for a produce that was bought rather than developed by a corporation</text:p>
          </table:table-cell>
          <table:table-cell table:number-columns-repeated="251"/>
        </table:table-row>
        <table:table-row table:style-name="ro1">
          <table:table-cell/>
          <table:table-cell office:value-type="string">
            <text:p>tensegrity</text:p>
          </table:table-cell>
          <table:table-cell office:value-type="string">
            <text:p>a system which is supported by tension and compression forces</text:p>
          </table:table-cell>
          <table:table-cell table:number-columns-repeated="251"/>
        </table:table-row>
        <table:table-row table:style-name="ro2">
          <table:table-cell/>
          <table:table-cell office:value-type="string">
            <text:p>Data-driven model</text:p>
          </table:table-cell>
          <table:table-cell office:value-type="string">
            <text:p>like the ones I talk about where you look at the data free from its real-world connections to find patterns and then make real world associations</text:p>
          </table:table-cell>
          <table:table-cell table:number-columns-repeated="251"/>
        </table:table-row>
        <table:table-row table:style-name="ro2">
          <table:table-cell office:value-type="string">
            <text:p>communications biology</text:p>
          </table:table-cell>
          <table:table-cell office:value-type="string">
            <text:p>spike train</text:p>
          </table:table-cell>
          <table:table-cell office:value-type="string">
            <text:p>a series of discrete action potentials taken from a neuron which may be generated spontaneously or in a reaction to other neurons</text:p>
          </table:table-cell>
          <table:table-cell table:number-columns-repeated="251"/>
        </table:table-row>
        <table:table-row table:style-name="ro1">
          <table:table-cell/>
          <table:table-cell office:value-type="string">
            <text:p>neuronal coding</text:p>
          </table:table-cell>
          <table:table-cell office:value-type="string">
            <text:p>unsurprisingly this is the way that neurons encode inputs and outputs from an organism</text:p>
          </table:table-cell>
          <table:table-cell table:number-columns-repeated="251"/>
        </table:table-row>
        <table:table-row table:style-name="ro2">
          <table:table-cell/>
          <table:table-cell office:value-type="string">
            <text:p>rate coding</text:p>
          </table:table-cell>
          <table:table-cell office:value-type="string">
            <text:p>the rate of spiking encodes information which is a robust, but simple way to encode information and has been applied successfully to problems like muscle contraction</text:p>
          </table:table-cell>
          <table:table-cell table:number-columns-repeated="251"/>
        </table:table-row>
        <table:table-row table:style-name="ro1">
          <table:table-cell/>
          <table:table-cell office:value-type="string">
            <text:p>phase response curve</text:p>
          </table:table-cell>
          <table:table-cell office:value-type="string">
            <text:p>the effect of a pertubation on a single cycle of an ossilator.</text:p>
          </table:table-cell>
          <table:table-cell table:number-columns-repeated="251"/>
        </table:table-row>
        <table:table-row table:style-name="ro1">
          <table:table-cell/>
          <table:table-cell office:value-type="string">
            <text:p>Type 1 PRCs</text:p>
          </table:table-cell>
          <table:table-cell office:value-type="string">
            <text:p>advance the cycle (delay)</text:p>
          </table:table-cell>
          <table:table-cell table:number-columns-repeated="251"/>
        </table:table-row>
        <table:table-row table:style-name="ro1">
          <table:table-cell/>
          <table:table-cell office:value-type="string">
            <text:p>Type 2 PRCs</text:p>
          </table:table-cell>
          <table:table-cell office:value-type="string">
            <text:p>can advance or shorten the cycle depending upon the timing</text:p>
          </table:table-cell>
          <table:table-cell table:number-columns-repeated="251"/>
        </table:table-row>
        <table:table-row table:style-name="ro1">
          <table:table-cell table:number-columns-repeated="2"/>
          <table:table-cell office:value-type="string">
            <text:p>unsurprisingly this is the way that neurons encode inputs and outputs from an organism</text:p>
          </table:table-cell>
          <table:table-cell table:number-columns-repeated="251"/>
        </table:table-row>
        <table:table-row table:style-name="ro4">
          <table:table-cell/>
          <table:table-cell office:value-type="string">
            <text:p>Reification</text:p>
          </table:table-cell>
          <table:table-cell office:value-type="string">
            <text:p>Knowledge that must be manipulated to be compared, for example “mary reports that john is 6' tall” and “paul reports that john is 5' tall” must be reified against the accuracy of mary and john in order to be compared and found contradictory.</text:p>
          </table:table-cell>
          <table:table-cell table:number-columns-repeated="251"/>
        </table:table-row>
        <table:table-row table:style-name="ro1">
          <table:table-cell/>
          <table:table-cell office:value-type="string">
            <text:p>nvidia</text:p>
          </table:table-cell>
          <table:table-cell office:value-type="string">
            <text:p>a graphics processing chip manufacturer, n for many dimensional videa for video</text:p>
          </table:table-cell>
          <table:table-cell table:number-columns-repeated="251"/>
        </table:table-row>
        <table:table-row table:style-name="ro4">
          <table:table-cell/>
          <table:table-cell office:value-type="string">
            <text:p>DirectX</text:p>
          </table:table-cell>
          <table:table-cell office:value-type="string">
            <text:p>Microsoft's graphical API first instituted for windows95 so that it would be a better gaming platform than DOS which provided game designers with full access to video drivers and graphics cards</text:p>
          </table:table-cell>
          <table:table-cell table:number-columns-repeated="251"/>
        </table:table-row>
        <table:table-row table:style-name="ro1">
          <table:table-cell/>
          <table:table-cell office:value-type="string">
            <text:p>DMCA</text:p>
          </table:table-cell>
          <table:table-cell office:value-type="string">
            <text:p>Digital Millenium Copyright Act protects DRM protocted digital technology</text:p>
          </table:table-cell>
          <table:table-cell table:number-columns-repeated="251"/>
        </table:table-row>
        <table:table-row table:style-name="ro2">
          <table:table-cell/>
          <table:table-cell office:value-type="string">
            <text:p>Pen-Test</text:p>
          </table:table-cell>
          <table:table-cell office:value-type="string">
            <text:p>an abreviation for penetration tester, a hacker hired by a company to see if their security systems have holes</text:p>
          </table:table-cell>
          <table:table-cell table:number-columns-repeated="251"/>
        </table:table-row>
        <table:table-row table:style-name="ro4">
          <table:table-cell/>
          <table:table-cell office:value-type="string">
            <text:p>generic programming</text:p>
          </table:table-cell>
          <table:table-cell office:value-type="string">
            <text:p>employs templates to implement algorithms where the types to be used are filled in after buiding the code. <text:s/>This essentially turns statically typed languages into dynamically typed ones for these segments of code</text:p>
          </table:table-cell>
          <table:table-cell table:number-columns-repeated="251"/>
        </table:table-row>
        <table:table-row table:style-name="ro4">
          <table:table-cell/>
          <table:table-cell office:value-type="string">
            <text:p>tcpdump</text:p>
          </table:table-cell>
          <table:table-cell office:value-type="string">
            <text:p>A unix freeware utility for examining packet flow out of your network. <text:s/>A windows version called windump is also available. <text:s/>This utility is good for detecting unwanted traffic like that caused by a botnet or spyware.</text:p>
          </table:table-cell>
          <table:table-cell table:number-columns-repeated="251"/>
        </table:table-row>
        <table:table-row table:style-name="ro2">
          <table:table-cell/>
          <table:table-cell office:value-type="string">
            <text:p>wsgi</text:p>
          </table:table-cell>
          <table:table-cell office:value-type="string">
            <text:p>web standard gateway interface is python's standard way for servers to interact with python applications</text:p>
          </table:table-cell>
          <table:table-cell table:number-columns-repeated="251"/>
        </table:table-row>
        <table:table-row table:style-name="ro1">
          <table:table-cell/>
          <table:table-cell office:value-type="string">
            <text:p>middleware</text:p>
          </table:table-cell>
          <table:table-cell office:value-type="string">
            <text:p>a program that interfaces between applications... hence the name</text:p>
          </table:table-cell>
          <table:table-cell table:number-columns-repeated="251"/>
        </table:table-row>
        <table:table-row table:style-name="ro2">
          <table:table-cell/>
          <table:table-cell office:value-type="string">
            <text:p>rootkit</text:p>
          </table:table-cell>
          <table:table-cell office:value-type="string">
            <text:p>a rootkit is a utility which hides itself at the root of bootup by forging fake system files and obscuring its own presence </text:p>
          </table:table-cell>
          <table:table-cell table:number-columns-repeated="251"/>
        </table:table-row>
        <table:table-row table:style-name="ro1">
          <table:table-cell/>
          <table:table-cell office:value-type="string">
            <text:p>signal peptides</text:p>
          </table:table-cell>
          <table:table-cell office:value-type="string">
            <text:p>(generally) short peptides which bind and direct the movement of other peptides</text:p>
          </table:table-cell>
          <table:table-cell table:number-columns-repeated="251"/>
        </table:table-row>
        <table:table-row table:style-name="ro2">
          <table:table-cell/>
          <table:table-cell office:value-type="string">
            <text:p>long signal peptides</text:p>
          </table:table-cell>
          <table:table-cell office:value-type="string">
            <text:p>whereas most signal peptides are only 20 or so aa's long, long signal peptides may be hundreds of aa's long</text:p>
          </table:table-cell>
          <table:table-cell table:number-columns-repeated="251"/>
        </table:table-row>
        <table:table-row table:style-name="ro2">
          <table:table-cell/>
          <table:table-cell office:value-type="string">
            <text:p>moRNA</text:p>
          </table:table-cell>
          <table:table-cell office:value-type="string">
            <text:p>microRNA offsetRNA are additionaly 20nt RNA that are produced downstream and in conjunction with microRNA species (like there could be four hangers on)</text:p>
          </table:table-cell>
          <table:table-cell table:number-columns-repeated="251"/>
        </table:table-row>
        <table:table-row table:style-name="ro2">
          <table:table-cell/>
          <table:table-cell office:value-type="string">
            <text:p>tunicates</text:p>
          </table:table-cell>
          <table:table-cell office:value-type="string">
            <text:p>filterfeeders closely related to chordates despite their apperance as floating sacs, and because of their nodochord during development</text:p>
          </table:table-cell>
          <table:table-cell table:number-columns-repeated="251"/>
        </table:table-row>
        <table:table-row table:style-name="ro2">
          <table:table-cell/>
          <table:table-cell office:value-type="string">
            <text:p>mononuclosome</text:p>
          </table:table-cell>
          <table:table-cell office:value-type="string">
            <text:p>the smallest unit of chromatin is a mononucleosome which consists of 147 bp of dsDNA in 1 and ¾ loop around a histone octomer</text:p>
          </table:table-cell>
          <table:table-cell table:number-columns-repeated="251"/>
        </table:table-row>
        <table:table-row table:style-name="ro1">
          <table:table-cell/>
          <table:table-cell office:value-type="string">
            <text:p>neoplasm</text:p>
          </table:table-cell>
          <table:table-cell office:value-type="string">
            <text:p>related to neoplasia, neoplasm is the actual batch of cancerous cells</text:p>
          </table:table-cell>
          <table:table-cell table:number-columns-repeated="251"/>
        </table:table-row>
        <table:table-row table:style-name="ro10">
          <table:table-cell/>
          <table:table-cell office:value-type="string">
            <text:p>optical lattice</text:p>
          </table:table-cell>
          <table:table-cell office:value-type="string">
            <text:p>the interference between two laser beams creates a polarized lattice wherin supercooled atoms will tend towards the potential minimum in accordance with the stark effect. <text:s/>The angle between these laser can then be changed (at least in theory) to change the period of the lattice. <text:s/>The well depth which characterizes the difference in potential between points on the periodic space can be tuned by adjusting the power of the lasers usually accomplished through an AOM (accusto-optic-monitor)</text:p>
          </table:table-cell>
          <table:table-cell table:number-columns-repeated="251"/>
        </table:table-row>
        <table:table-row table:style-name="ro4">
          <table:table-cell/>
          <table:table-cell office:value-type="string">
            <text:p>Mott-insulators</text:p>
          </table:table-cell>
          <table:table-cell office:value-type="string">
            <text:p>(insufficient explanation) are conductive by the rules of gap theory, but become insulators when they are cooled to super-cold temperatures due to interactions between their electons that are unaccounted for in gap-theory.</text:p>
          </table:table-cell>
          <table:table-cell table:number-columns-repeated="251"/>
        </table:table-row>
        <table:table-row table:style-name="ro2">
          <table:table-cell/>
          <table:table-cell office:value-type="string">
            <text:p>Epestatic interactions</text:p>
          </table:table-cell>
          <table:table-cell office:value-type="string">
            <text:p>when one gene affect the phenotype produced by another it is said to have an epistatic interaction</text:p>
          </table:table-cell>
          <table:table-cell table:number-columns-repeated="251"/>
        </table:table-row>
        <table:table-row table:style-name="ro2">
          <table:table-cell/>
          <table:table-cell office:value-type="string">
            <text:p>locative technology</text:p>
          </table:table-cell>
          <table:table-cell office:value-type="string">
            <text:p>technology enabled by gps locating ability provided in most modern phone to provide services like 'where I've been'</text:p>
          </table:table-cell>
          <table:table-cell table:number-columns-repeated="251"/>
        </table:table-row>
        <table:table-row table:style-name="ro1">
          <table:table-cell/>
          <table:table-cell office:value-type="string">
            <text:p>web squared</text:p>
          </table:table-cell>
          <table:table-cell office:value-type="string">
            <text:p>an alternative name for web 2.0</text:p>
          </table:table-cell>
          <table:table-cell table:number-columns-repeated="251"/>
        </table:table-row>
        <table:table-row table:style-name="ro2">
          <table:table-cell/>
          <table:table-cell office:value-type="string">
            <text:p>internet of things</text:p>
          </table:table-cell>
          <table:table-cell office:value-type="string">
            <text:p>so that everything has a wi-fi signal and begins forming a network as it nears its neighbors</text:p>
          </table:table-cell>
          <table:table-cell table:number-columns-repeated="251"/>
        </table:table-row>
        <table:table-row table:style-name="ro1">
          <table:table-cell/>
          <table:table-cell office:value-type="string">
            <text:p>duckrolled</text:p>
          </table:table-cell>
          <table:table-cell office:value-type="string">
            <text:p>when you are tricked into being redirected to a picture of a duck on wheels</text:p>
          </table:table-cell>
          <table:table-cell table:number-columns-repeated="251"/>
        </table:table-row>
        <table:table-row table:style-name="ro2">
          <table:table-cell/>
          <table:table-cell office:value-type="string">
            <text:p>BIOS</text:p>
          </table:table-cell>
          <table:table-cell office:value-type="string">
            <text:p>basic input/output software is an IBM implementation on most machines that allows for control of drivers, load order and the like</text:p>
          </table:table-cell>
          <table:table-cell table:number-columns-repeated="251"/>
        </table:table-row>
        <table:table-row table:style-name="ro2">
          <table:table-cell/>
          <table:table-cell office:value-type="string">
            <text:p>scheduler</text:p>
          </table:table-cell>
          <table:table-cell office:value-type="string">
            <text:p>A key element of the OS responsible for diving up use of the CPU to maximize fairness, deadline completion, speed, and fault tollerance</text:p>
          </table:table-cell>
          <table:table-cell table:number-columns-repeated="251"/>
        </table:table-row>
        <table:table-row table:style-name="ro1">
          <table:table-cell/>
          <table:table-cell office:value-type="string">
            <text:p>hex editory</text:p>
          </table:table-cell>
          <table:table-cell office:value-type="string">
            <text:p>allows users to edit binary (usually represented in hex) computer code for files</text:p>
          </table:table-cell>
          <table:table-cell table:number-columns-repeated="251"/>
        </table:table-row>
        <table:table-row table:style-name="ro2">
          <table:table-cell/>
          <table:table-cell office:value-type="string">
            <text:p>jQuery</text:p>
          </table:table-cell>
          <table:table-cell office:value-type="string">
            <text:p>an important lightweight and standardized javascript library focused on the interaction between javascript and html</text:p>
          </table:table-cell>
          <table:table-cell table:number-columns-repeated="251"/>
        </table:table-row>
        <table:table-row table:style-name="ro5" table:number-rows-repeated="64827">
          <table:table-cell table:number-columns-repeated="254"/>
        </table:table-row>
        <table:table-row table:style-name="ro5">
          <table:table-cell table:number-columns-repeated="254"/>
        </table:table-row>
      </table:table>
      <table:table table:name="Sheet2" table:style-name="ta1" table:print="false">
        <table:table-column table:style-name="co5" table:default-cell-style-name="Default"/>
        <table:table-row table:style-name="ro5">
          <table:table-cell/>
        </table:table-row>
      </table:table>
      <table:table table:name="Sheet3" table:style-name="ta1" table:print="false">
        <table:table-column table:style-name="co5" table:default-cell-style-name="Default"/>
        <table:table-row table:style-name="ro5">
          <table:table-cell/>
        </table:table-row>
      </table:table>
      <table:database-ranges>
        <table:database-range table:target-range-address="Sheet1.A1:Sheet1.C89"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1">09/11/2009</text:date>, <text:time>15:36: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10-21T18:20:10</meta:creation-date>
    <dc:date>2009-09-11T15:36:37.46</dc:date>
    <dc:language>en-US</dc:language>
    <meta:editing-cycles>316</meta:editing-cycles>
    <meta:editing-duration>PT658H40M50S</meta:editing-duration>
    <dc:creator>Benjamin Haley</dc:creator>
    <meta:document-statistic meta:table-count="3" meta:cell-count="1505" meta:object-count="0"/>
    <meta:user-defined meta:name="Info 1"/>
    <meta:user-defined meta:name="Info 2"/>
    <meta:user-defined meta:name="Info 3"/>
    <meta:user-defined meta:name="Info 4"/>
  </office:meta>
</office:document-meta>
</file>